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9.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ummary</text:p>
          </table:table-cell>
          <table:table-cell office:value-type="string">
            <text:p>jvmopts</text:p>
          </table:table-cell>
          <table:table-cell office:value-type="string">
            <text:p>-XX:+UseCondCardMark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ame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9878750">
            <text:p>998787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46459">
            <text:p>1024464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503382">
            <text:p>1025033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813148">
            <text:p>1028131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129295">
            <text:p>1021292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134775">
            <text:p>1021347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68040">
            <text:p>1035680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010060">
            <text:p>1020100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6339455">
            <text:p>1063394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97777211">
            <text:p>977772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253598">
            <text:p>1022535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52876">
            <text:p>1024528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11886">
            <text:p>1034118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650904">
            <text:p>1026509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72848">
            <text:p>1024728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173775">
            <text:p>1031737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031420">
            <text:p>1030314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586055">
            <text:p>1035860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707907">
            <text:p>1027079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0440152">
            <text:p>1004401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83118">
            <text:p>1024831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542792">
            <text:p>1025427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385223">
            <text:p>1033852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00183">
            <text:p>1024001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666721">
            <text:p>1026667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575959">
            <text:p>1025759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723756">
            <text:p>1027237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448736">
            <text:p>1024487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3433717">
            <text:p>1034337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2203995">
            <text:p>1022039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213814">
            <text:p>892138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338665">
            <text:p>893386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596187">
            <text:p>905961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447238">
            <text:p>904472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111464">
            <text:p>901114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298053">
            <text:p>892980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289383">
            <text:p>892893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056869">
            <text:p>890568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638869">
            <text:p>896388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573325">
            <text:p>905733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484242">
            <text:p>894842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357420">
            <text:p>893574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8984907">
            <text:p>889849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817518">
            <text:p>898175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503216">
            <text:p>905032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826383">
            <text:p>898263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165659">
            <text:p>891656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491403">
            <text:p>904914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310369">
            <text:p>893103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548168">
            <text:p>895481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130697">
            <text:p>891306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202652">
            <text:p>892026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855182">
            <text:p>898551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7659350">
            <text:p>876593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220902">
            <text:p>892209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7363969">
            <text:p>873639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605139">
            <text:p>896051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789892">
            <text:p>897898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9774403">
            <text:p>897744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90458364">
            <text:p>904583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929660">
            <text:p>1139296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924583">
            <text:p>1139245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5047229">
            <text:p>1150472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6038303">
            <text:p>1060383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725106">
            <text:p>1137251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7550574">
            <text:p>1075505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943685">
            <text:p>1139436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1398213">
            <text:p>1113982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1323651">
            <text:p>1113236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4679215">
            <text:p>1146792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1314754">
            <text:p>1113147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1383663">
            <text:p>1113836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6391429">
            <text:p>1063914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322911">
            <text:p>1133229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1397823">
            <text:p>1113978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4570286">
            <text:p>1145702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246500">
            <text:p>1132465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1113850">
            <text:p>1111138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935060">
            <text:p>1139350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1363174">
            <text:p>1113631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4436215">
            <text:p>1144362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7497692">
            <text:p>1074976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208075">
            <text:p>1132080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957867">
            <text:p>1109578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873409">
            <text:p>1138734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1370045">
            <text:p>1113700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1343984">
            <text:p>1113439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306487">
            <text:p>1133064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1382370">
            <text:p>1113823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3276791">
            <text:p>1132767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547920">
            <text:p>915479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543356">
            <text:p>915433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3146433">
            <text:p>931464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622560">
            <text:p>916225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2811267">
            <text:p>928112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0472922">
            <text:p>904729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3885074">
            <text:p>938850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0461921">
            <text:p>904619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046789">
            <text:p>910467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013738">
            <text:p>910137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016014">
            <text:p>910160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0787417">
            <text:p>907874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566958">
            <text:p>915669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038397">
            <text:p>910383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524951">
            <text:p>915249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2993798">
            <text:p>929937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527581">
            <text:p>915275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642999">
            <text:p>916429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657313">
            <text:p>916573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2788456">
            <text:p>927884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093191">
            <text:p>910931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056587">
            <text:p>910565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057160">
            <text:p>910571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478433">
            <text:p>914784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2746701">
            <text:p>927467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014973">
            <text:p>910149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2302119">
            <text:p>923021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487102">
            <text:p>914871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1110301">
            <text:p>9111030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89930561">
            <text:p>899305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768131">
            <text:p>977681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06058">
            <text:p>982060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192998">
            <text:p>1001929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015059">
            <text:p>980150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007261">
            <text:p>980072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970516">
            <text:p>979705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595748">
            <text:p>975957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205350">
            <text:p>982053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822952">
            <text:p>978229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584709">
            <text:p>975847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464067">
            <text:p>984640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873627">
            <text:p>978736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017750">
            <text:p>980177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782571">
            <text:p>977825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052025">
            <text:p>1000520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892522">
            <text:p>978925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824340">
            <text:p>978243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329929">
            <text:p>983299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0140904">
            <text:p>1001409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599450">
            <text:p>9959945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485647">
            <text:p>974856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707062">
            <text:p>987070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180784">
            <text:p>981807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384187">
            <text:p>983841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8187874">
            <text:p>981878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325840">
            <text:p>1053258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597666">
            <text:p>975976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9938440">
            <text:p>999384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420384">
            <text:p>974203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7917452">
            <text:p>979174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335260">
            <text:p>1043352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436023">
            <text:p>1064360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289554">
            <text:p>1042895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904679">
            <text:p>1059046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936354">
            <text:p>1039363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691378">
            <text:p>1066913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562736">
            <text:p>1035627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426287">
            <text:p>1054262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061059">
            <text:p>1060610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44764">
            <text:p>1065447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003971">
            <text:p>1040039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4448762">
            <text:p>1044487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831632">
            <text:p>1058316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994407">
            <text:p>1069944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80175">
            <text:p>1065801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650822">
            <text:p>1036508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674873">
            <text:p>1056748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03451">
            <text:p>1065034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911242">
            <text:p>1039112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499029">
            <text:p>1064990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963767">
            <text:p>1039637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886074">
            <text:p>1058860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17376">
            <text:p>1065173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501320">
            <text:p>1065013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575592">
            <text:p>1055755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110218">
            <text:p>1061102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084682">
            <text:p>1060846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933171">
            <text:p>1039331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794589">
            <text:p>1037945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758630">
            <text:p>1037586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2379241">
            <text:p>923792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913228">
            <text:p>959132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825466">
            <text:p>958254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242316">
            <text:p>962423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360904">
            <text:p>963609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457995">
            <text:p>964579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509619">
            <text:p>965096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234664">
            <text:p>962346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192578">
            <text:p>961925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883786">
            <text:p>958837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627802">
            <text:p>956278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499170">
            <text:p>964991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192298">
            <text:p>961922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494541">
            <text:p>964945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306060">
            <text:p>963060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358013">
            <text:p>963580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812889">
            <text:p>968128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883253">
            <text:p>968832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167661">
            <text:p>961676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761269">
            <text:p>967612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368813">
            <text:p>963688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230219">
            <text:p>962302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580463">
            <text:p>965804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471929">
            <text:p>964719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384862">
            <text:p>963848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355310">
            <text:p>963553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649338">
            <text:p>966493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520732">
            <text:p>965207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011658">
            <text:p>960116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158545">
            <text:p>961585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Cross Core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670362">
            <text:p>1106703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55642920">
            <text:p>556429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9446148">
            <text:p>1194461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4664210">
            <text:p>1046642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0244270">
            <text:p>1102442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4834387">
            <text:p>648343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3150598">
            <text:p>1231505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8733574">
            <text:p>1087335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8830900">
            <text:p>1188309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1540061">
            <text:p>1315400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44341572">
            <text:p>1443415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3417117">
            <text:p>1234171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7046775">
            <text:p>1370467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53766403">
            <text:p>1537664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50142118">
            <text:p>1501421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52645148">
            <text:p>1526451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4260491">
            <text:p>1242604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60382255">
            <text:p>603822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0903133">
            <text:p>1209031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49501841">
            <text:p>1495018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3672487">
            <text:p>1236724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50817291">
            <text:p>1508172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17388691">
            <text:p>1173886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7194362">
            <text:p>1271943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46524692">
            <text:p>1465246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3010017">
            <text:p>1230100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07807217">
            <text:p>1078072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6776471">
            <text:p>1267764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7113124">
            <text:p>1271131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52201472">
            <text:p>1522014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1143297">
            <text:p>1311432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3211710">
            <text:p>1332117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86156685">
            <text:p>861566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4261604">
            <text:p>1242616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5977353">
            <text:p>1359773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1306975">
            <text:p>1313069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4010363">
            <text:p>1240103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1285697">
            <text:p>1312856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8125739">
            <text:p>1381257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59285402">
            <text:p>592854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9752419">
            <text:p>1297524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41552646">
            <text:p>1415526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57691910">
            <text:p>1576919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8166290">
            <text:p>1381662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60678764">
            <text:p>1606787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6072814">
            <text:p>1360728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43680866">
            <text:p>1436808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5064416">
            <text:p>1250644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58856325">
            <text:p>588563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58164048">
            <text:p>1581640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18746080">
            <text:p>1187460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57451468">
            <text:p>1574514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8475002">
            <text:p>1284750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1178418">
            <text:p>1311784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58375969">
            <text:p>1583759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5605748">
            <text:p>1256057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57789756">
            <text:p>577897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26866658">
            <text:p>1268666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43930254">
            <text:p>1439302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34319900">
            <text:p>1343199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82624784">
            <text:p>1826247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5373831">
            <text:p>1153738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4629517">
            <text:p>1246295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4958224">
            <text:p>1249582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2321044">
            <text:p>1223210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2772878">
            <text:p>1127728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74549634">
            <text:p>1745496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7593960">
            <text:p>1175939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0744764">
            <text:p>1207447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78669894">
            <text:p>1786698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80961525">
            <text:p>809615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2328930">
            <text:p>1223289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45640970">
            <text:p>1456409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1745603">
            <text:p>1217456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7620888">
            <text:p>1176208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42284800">
            <text:p>1422848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80477489">
            <text:p>1804774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3305714">
            <text:p>1233057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0952087">
            <text:p>1209520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45703668">
            <text:p>1457036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0751685">
            <text:p>1207516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2292719">
            <text:p>1222927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81975728">
            <text:p>1819757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5732074">
            <text:p>1157320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61791018">
            <text:p>617910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82474565">
            <text:p>1824745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4137104">
            <text:p>1241371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2368360">
            <text:p>1223683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3987379">
            <text:p>1239873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0819434">
            <text:p>1108194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4213294">
            <text:p>942132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9127179">
            <text:p>991271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50480472">
            <text:p>1504804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6988256">
            <text:p>1369882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8530246">
            <text:p>1285302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8918458">
            <text:p>1289184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0988085">
            <text:p>1309880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88361524">
            <text:p>883615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1700945">
            <text:p>1317009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6090394">
            <text:p>1260903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3879289">
            <text:p>1238792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8534296">
            <text:p>1385342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3448873">
            <text:p>12344887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4919169">
            <text:p>1049191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7427385">
            <text:p>11742738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8553962">
            <text:p>1285539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9418055">
            <text:p>1094180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6436481">
            <text:p>1364364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3959859">
            <text:p>939598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47349619">
            <text:p>14734961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1396547">
            <text:p>1013965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47907047">
            <text:p>1479070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6645702">
            <text:p>966457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8779511">
            <text:p>1287795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5436681">
            <text:p>1254366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58308513">
            <text:p>1583085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3593212">
            <text:p>935932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4577666">
            <text:p>1345776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95654569">
            <text:p>956545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69038565">
            <text:p>690385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167065">
            <text:p>1051670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4639455">
            <text:p>946394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280505">
            <text:p>952805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478103">
            <text:p>1234781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5868239">
            <text:p>1258682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100888">
            <text:p>1061008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237698">
            <text:p>1222376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2254365">
            <text:p>922543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6031255">
            <text:p>1260312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586245">
            <text:p>1035862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1377325">
            <text:p>1213773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7052443">
            <text:p>1270524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262170">
            <text:p>12326217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4275921">
            <text:p>1242759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6570816">
            <text:p>965708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7530831">
            <text:p>1175308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249198">
            <text:p>1222491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2683705">
            <text:p>926837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95593981">
            <text:p>955939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6976961">
            <text:p>1269769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3214990">
            <text:p>1032149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772583">
            <text:p>1227725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5469716">
            <text:p>1254697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5049413">
            <text:p>1050494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3337699">
            <text:p>12333769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17276936">
            <text:p>11727693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938333">
            <text:p>1029383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9149478">
            <text:p>1291494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2248538">
            <text:p>1022485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06203248">
            <text:p>1062032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9226922">
            <text:p>1392269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99641508">
            <text:p>9964150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0273283">
            <text:p>1102732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5258832">
            <text:p>1452588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5331335">
            <text:p>1453313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2725325">
            <text:p>1427253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404418">
            <text:p>1114044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179696">
            <text:p>1031796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7583591">
            <text:p>1075835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9960855">
            <text:p>10996085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2641853">
            <text:p>1126418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6876307">
            <text:p>1468763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6118526">
            <text:p>1461185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3945724">
            <text:p>1439457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5417940">
            <text:p>1054179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906444">
            <text:p>1069064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0898962">
            <text:p>1408989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764082">
            <text:p>1067640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1669487">
            <text:p>1416694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1903289">
            <text:p>1019032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1115481">
            <text:p>1111154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3986006">
            <text:p>1039860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8060134">
            <text:p>1380601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9902487">
            <text:p>1499024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8686483">
            <text:p>1186864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7460154">
            <text:p>1474601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7257151">
            <text:p>1372571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06067475">
            <text:p>1060674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1680378">
            <text:p>1516803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10242756">
            <text:p>1102427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9371464">
            <text:p>1193714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07637421">
            <text:p>1076374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2503633">
            <text:p>1125036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84142759">
            <text:p>841427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7004038">
            <text:p>970040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07408937">
            <text:p>1074089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443382">
            <text:p>1134433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1905233">
            <text:p>1119052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4700723">
            <text:p>9470072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8094865">
            <text:p>980948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809241">
            <text:p>1138092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666244">
            <text:p>956662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811384">
            <text:p>1138113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2408125">
            <text:p>1124081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7309104">
            <text:p>11730910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89387287">
            <text:p>893872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4458218">
            <text:p>1144582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6827641">
            <text:p>1168276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02175302">
            <text:p>1021753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0854129">
            <text:p>1108541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5097839">
            <text:p>1150978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20054534">
            <text:p>1200545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13875810">
            <text:p>1138758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6238998">
            <text:p>962389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86879076">
            <text:p>8687907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5727310">
            <text:p>957273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4188324">
            <text:p>941883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03421210">
            <text:p>1034212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91895694">
            <text:p>918956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04585260">
            <text:p>10458526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Cross Socket</text:p>
          </table:table-cell>
          <table:table-cell/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9708497">
            <text:p>397084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7043595">
            <text:p>270435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4579164">
            <text:p>2457916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7104432">
            <text:p>371044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0282389">
            <text:p>302823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7372629">
            <text:p>173726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4960486">
            <text:p>149604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8280079">
            <text:p>382800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1875292">
            <text:p>3187529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1214906">
            <text:p>212149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5569243">
            <text:p>155692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3196683">
            <text:p>431966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7818844">
            <text:p>178188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5227588">
            <text:p>252275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0010418">
            <text:p>400104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6960429">
            <text:p>369604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2133517">
            <text:p>1213351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4392103">
            <text:p>243921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8806911">
            <text:p>388069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4828884">
            <text:p>1482888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3179763">
            <text:p>131797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7564989">
            <text:p>175649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4950790">
            <text:p>249507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8017543">
            <text:p>180175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6436891">
            <text:p>264368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31748918">
            <text:p>317489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48629034">
            <text:p>486290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0816731">
            <text:p>208167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29764567">
            <text:p>297645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</text:p>
          </table:table-cell>
          <table:table-cell office:value-type="float" office:value="17170734">
            <text:p>1717073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8933979">
            <text:p>189339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3309896">
            <text:p>333098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0409688">
            <text:p>204096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6853774">
            <text:p>168537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1013830">
            <text:p>210138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8105974">
            <text:p>181059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8631444">
            <text:p>186314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0624224">
            <text:p>206242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1900689">
            <text:p>219006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6128780">
            <text:p>261287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9293074">
            <text:p>192930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7506471">
            <text:p>175064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0525668">
            <text:p>205256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0017291">
            <text:p>200172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0328521">
            <text:p>203285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6462980">
            <text:p>164629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7777511">
            <text:p>277775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7763997">
            <text:p>177639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2352132">
            <text:p>223521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4023562">
            <text:p>140235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7147169">
            <text:p>2714716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5501029">
            <text:p>255010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9009026">
            <text:p>190090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5828190">
            <text:p>158281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8106325">
            <text:p>181063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4939513">
            <text:p>249395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2583844">
            <text:p>2258384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39441339">
            <text:p>394413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17748293">
            <text:p>177482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P1C1QueueOriginal3PadData</text:p>
          </table:table-cell>
          <table:table-cell office:value-type="float" office:value="22510365">
            <text:p>2251036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3626683">
            <text:p>236266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43050667">
            <text:p>430506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2799726">
            <text:p>227997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2702941">
            <text:p>227029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1160177">
            <text:p>211601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3888320">
            <text:p>238883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547440">
            <text:p>1254744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3422686">
            <text:p>234226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30693875">
            <text:p>306938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2393394">
            <text:p>223933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9389432">
            <text:p>293894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3801905">
            <text:p>238019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7946758">
            <text:p>279467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146897">
            <text:p>1214689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1035305">
            <text:p>210353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32837689">
            <text:p>328376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2447778">
            <text:p>124477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9867272">
            <text:p>298672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7958781">
            <text:p>179587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5012858">
            <text:p>150128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0979951">
            <text:p>1097995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5019828">
            <text:p>250198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3153779">
            <text:p>231537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9022831">
            <text:p>2902283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4168911">
            <text:p>241689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3465205">
            <text:p>234652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8052013">
            <text:p>2805201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11583578">
            <text:p>1158357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6953239">
            <text:p>269532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1</text:p>
          </table:table-cell>
          <table:table-cell office:value-type="float" office:value="22800763">
            <text:p>228007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5240747">
            <text:p>252407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6521662">
            <text:p>2652166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8992680">
            <text:p>189926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4904348">
            <text:p>149043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4014857">
            <text:p>140148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2521824">
            <text:p>225218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2043587">
            <text:p>2204358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4476689">
            <text:p>2447668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1563853">
            <text:p>215638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0479048">
            <text:p>2047904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171494">
            <text:p>131714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5211957">
            <text:p>2521195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2351637">
            <text:p>223516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2576538">
            <text:p>225765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2876354">
            <text:p>228763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6143943">
            <text:p>161439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2941254">
            <text:p>1294125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2266032">
            <text:p>222660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1962267">
            <text:p>119622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9181433">
            <text:p>1918143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3784283">
            <text:p>237842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3559788">
            <text:p>1355978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1342627">
            <text:p>213426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0192656">
            <text:p>2019265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0427446">
            <text:p>104274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9177843">
            <text:p>191778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3033383">
            <text:p>2303338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21327838">
            <text:p>213278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4802798">
            <text:p>1480279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2</text:p>
          </table:table-cell>
          <table:table-cell office:value-type="float" office:value="19682218">
            <text:p>196822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8366266">
            <text:p>183662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450293">
            <text:p>1345029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4902337">
            <text:p>2490233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2855582">
            <text:p>228555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3792686">
            <text:p>2379268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4923990">
            <text:p>149239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6935667">
            <text:p>169356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3048858">
            <text:p>2304885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4685705">
            <text:p>1468570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9898167">
            <text:p>1989816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6205247">
            <text:p>1620524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4523994">
            <text:p>145239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8268942">
            <text:p>2826894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6226524">
            <text:p>162265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4089200">
            <text:p>1408920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0404243">
            <text:p>2040424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7171852">
            <text:p>1717185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6864122">
            <text:p>168641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459310">
            <text:p>1245931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6578239">
            <text:p>265782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5972022">
            <text:p>159720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2280928">
            <text:p>122809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3362553">
            <text:p>233625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6472453">
            <text:p>1647245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2275739">
            <text:p>2227573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7381190">
            <text:p>173811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8611615">
            <text:p>186116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3292846">
            <text:p>1329284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20367902">
            <text:p>203679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3</text:p>
          </table:table-cell>
          <table:table-cell office:value-type="float" office:value="17154180">
            <text:p>171541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32413011">
            <text:p>324130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759003">
            <text:p>1775900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653241">
            <text:p>1565324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9056290">
            <text:p>290562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480621">
            <text:p>1348062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7897820">
            <text:p>2789782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873318">
            <text:p>148733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7315907">
            <text:p>1731590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9656095">
            <text:p>2965609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893909">
            <text:p>1689390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657149">
            <text:p>1365714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5406871">
            <text:p>2540687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0063722">
            <text:p>2006372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1157045">
            <text:p>211570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32048225">
            <text:p>320482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895763">
            <text:p>15895763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956930">
            <text:p>1595693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9138745">
            <text:p>1913874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706661">
            <text:p>1270666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2494327">
            <text:p>1249432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4241718">
            <text:p>1424171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5128090">
            <text:p>151280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9732102">
            <text:p>297321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5262128">
            <text:p>2526212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4571974">
            <text:p>2457197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3934881">
            <text:p>2393488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539715">
            <text:p>1653971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6063596">
            <text:p>160635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21846882">
            <text:p>2184688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4</text:p>
          </table:table-cell>
          <table:table-cell office:value-type="float" office:value="13058359">
            <text:p>130583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5224638">
            <text:p>2522463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7810494">
            <text:p>2781049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2881896">
            <text:p>2288189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8326026">
            <text:p>2832602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9727812">
            <text:p>1972781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7473024">
            <text:p>2747302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4604629">
            <text:p>246046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1223716">
            <text:p>2122371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7738711">
            <text:p>2773871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2267259">
            <text:p>2226725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9307372">
            <text:p>293073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6420335">
            <text:p>164203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31816402">
            <text:p>3181640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8900566">
            <text:p>289005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5710375">
            <text:p>2571037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1264590">
            <text:p>2126459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1546872">
            <text:p>2154687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9661177">
            <text:p>19661177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4865279">
            <text:p>2486527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9657132">
            <text:p>29657132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31006380">
            <text:p>31006380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9430391">
            <text:p>19430391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2471168">
            <text:p>22471168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2294325">
            <text:p>2229432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19752406">
            <text:p>1975240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2131866">
            <text:p>22131866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4173714">
            <text:p>24173714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3444329">
            <text:p>23444329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2343835">
            <text:p>22343835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SPSCQueue5</text:p>
          </table:table-cell>
          <table:table-cell office:value-type="float" office:value="24436840">
            <text:p>24436840</text:p>
          </table:table-cell>
        </table:table-row>
      </table:table>
      <table:table table:name="CondCardMarkSC" table:style-name="ta1">
        <table:shapes>
          <draw:frame draw:z-index="0" draw:style-name="gr1" svg:width="28.148cm" svg:height="7.772cm" svg:x="0cm" svg:y="7.131cm">
            <draw:object draw:notify-on-update-of-ranges="CondCardMarkSC.A1:CondCardMarkSC.A1 CondCardMarkSC.A2:CondCardMarkSC.A31 CondCardMarkSC.B1:CondCardMarkSC.B1 CondCardMarkSC.B2:CondCardMarkSC.B31 CondCardMarkSC.C1:CondCardMarkSC.C1 CondCardMarkSC.C2:CondCardMarkSC.C31 CondCardMarkSC.D1:CondCardMarkSC.D1 CondCardMarkSC.D2:CondCardMarkSC.D31 CondCardMarkSC.E1:CondCardMarkSC.E1 CondCardMarkSC.E2:CondCardMarkSC.E31 CondCardMarkSC.F1:CondCardMarkSC.F1 CondCardMarkSC.F2:CondCardMarkSC.F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4" table:number-columns-repeated="3" table:default-cell-style-name="ce1"/>
        <table:table-column table:style-name="co4" table:number-columns-repeated="2" table:default-cell-style-name="ce2"/>
        <table:table-row table:style-name="ro1">
          <table:table-cell office:value-type="string">
            <text:p>O1</text:p>
          </table:table-cell>
          <table:table-cell office:value-type="string">
            <text:p>O2</text:p>
          </table:table-cell>
          <table:table-cell table:style-name="Default" office:value-type="string">
            <text:p>I1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3</text:p>
          </table:table-cell>
          <table:table-cell table:style-name="Default" office:value-type="string">
            <text:p>I4</text:p>
          </table:table-cell>
          <table:table-cell table:style-name="Default" office:value-type="string">
            <text:p>I5</text:p>
          </table:table-cell>
        </table:table-row>
        <table:table-row table:style-name="ro1">
          <table:table-cell table:formula="of:=[$Sheet1.$C12]" office:value-type="float" office:value="97777211">
            <text:p>97777211</text:p>
          </table:table-cell>
          <table:table-cell table:formula="of:=[$Sheet1.$C58]" office:value-type="float" office:value="87363969">
            <text:p>87363969</text:p>
          </table:table-cell>
          <table:table-cell table:formula="of:=[$Sheet1.$C66]" office:value-type="float" office:value="106038303">
            <text:p>106038303</text:p>
          </table:table-cell>
          <table:table-cell table:formula="of:=[$Sheet1.$C122]" office:value-type="float" office:value="89930561">
            <text:p>89930561</text:p>
          </table:table-cell>
          <table:table-cell table:formula="of:=[$Sheet1.$C151]" office:value-type="float" office:value="97420384">
            <text:p>97420384</text:p>
          </table:table-cell>
          <table:table-cell table:formula="of:=[$Sheet1.$C159]" office:value-type="float" office:value="103562736">
            <text:p>103562736</text:p>
          </table:table-cell>
          <table:table-cell table:formula="of:=[$Sheet1.$C183]" office:value-type="float" office:value="92379241">
            <text:p>92379241</text:p>
          </table:table-cell>
        </table:table-row>
        <table:table-row table:style-name="ro1">
          <table:table-cell table:formula="of:=[$Sheet1.$C3]" office:value-type="float" office:value="99878750">
            <text:p>99878750</text:p>
          </table:table-cell>
          <table:table-cell table:formula="of:=[$Sheet1.$C56]" office:value-type="float" office:value="87659350">
            <text:p>87659350</text:p>
          </table:table-cell>
          <table:table-cell table:formula="of:=[$Sheet1.$C75]" office:value-type="float" office:value="106391429">
            <text:p>106391429</text:p>
          </table:table-cell>
          <table:table-cell table:formula="of:=[$Sheet1.$C100]" office:value-type="float" office:value="90461921">
            <text:p>90461921</text:p>
          </table:table-cell>
          <table:table-cell table:formula="of:=[$Sheet1.$C143]" office:value-type="float" office:value="97485647">
            <text:p>97485647</text:p>
          </table:table-cell>
          <table:table-cell table:formula="of:=[$Sheet1.$C168]" office:value-type="float" office:value="103650822">
            <text:p>103650822</text:p>
          </table:table-cell>
          <table:table-cell table:formula="of:=[$Sheet1.$C193]" office:value-type="float" office:value="95627802">
            <text:p>95627802</text:p>
          </table:table-cell>
        </table:table-row>
        <table:table-row table:style-name="ro1">
          <table:table-cell table:formula="of:=[$Sheet1.$C22]" office:value-type="float" office:value="100440152">
            <text:p>100440152</text:p>
          </table:table-cell>
          <table:table-cell table:formula="of:=[$Sheet1.$C45]" office:value-type="float" office:value="88984907">
            <text:p>88984907</text:p>
          </table:table-cell>
          <table:table-cell table:formula="of:=[$Sheet1.$C84]" office:value-type="float" office:value="107497692">
            <text:p>107497692</text:p>
          </table:table-cell>
          <table:table-cell table:formula="of:=[$Sheet1.$C98]" office:value-type="float" office:value="90472922">
            <text:p>90472922</text:p>
          </table:table-cell>
          <table:table-cell table:formula="of:=[$Sheet1.$C132]" office:value-type="float" office:value="97584709">
            <text:p>97584709</text:p>
          </table:table-cell>
          <table:table-cell table:formula="of:=[$Sheet1.$C182]" office:value-type="float" office:value="103758630">
            <text:p>103758630</text:p>
          </table:table-cell>
          <table:table-cell table:formula="of:=[$Sheet1.$C185]" office:value-type="float" office:value="95825466">
            <text:p>95825466</text:p>
          </table:table-cell>
        </table:table-row>
        <table:table-row table:style-name="ro1">
          <table:table-cell table:formula="of:=[$Sheet1.$C10]" office:value-type="float" office:value="102010060">
            <text:p>102010060</text:p>
          </table:table-cell>
          <table:table-cell table:formula="of:=[$Sheet1.$C40]" office:value-type="float" office:value="89056869">
            <text:p>89056869</text:p>
          </table:table-cell>
          <table:table-cell table:formula="of:=[$Sheet1.$C68]" office:value-type="float" office:value="107550574">
            <text:p>107550574</text:p>
          </table:table-cell>
          <table:table-cell table:formula="of:=[$Sheet1.$C104]" office:value-type="float" office:value="90787417">
            <text:p>90787417</text:p>
          </table:table-cell>
          <table:table-cell table:formula="of:=[$Sheet1.$C129]" office:value-type="float" office:value="97595748">
            <text:p>97595748</text:p>
          </table:table-cell>
          <table:table-cell table:formula="of:=[$Sheet1.$C181]" office:value-type="float" office:value="103794589">
            <text:p>103794589</text:p>
          </table:table-cell>
          <table:table-cell table:formula="of:=[$Sheet1.$C192]" office:value-type="float" office:value="95883786">
            <text:p>95883786</text:p>
          </table:table-cell>
        </table:table-row>
        <table:table-row table:style-name="ro1">
          <table:table-cell table:formula="of:=[$Sheet1.$C7]" office:value-type="float" office:value="102129295">
            <text:p>102129295</text:p>
          </table:table-cell>
          <table:table-cell table:formula="of:=[$Sheet1.$C53]" office:value-type="float" office:value="89130697">
            <text:p>89130697</text:p>
          </table:table-cell>
          <table:table-cell table:formula="of:=[$Sheet1.$C86]" office:value-type="float" office:value="110957867">
            <text:p>110957867</text:p>
          </table:table-cell>
          <table:table-cell table:formula="of:=[$Sheet1.$C102]" office:value-type="float" office:value="91013738">
            <text:p>91013738</text:p>
          </table:table-cell>
          <table:table-cell table:formula="of:=[$Sheet1.$C149]" office:value-type="float" office:value="97597666">
            <text:p>97597666</text:p>
          </table:table-cell>
          <table:table-cell table:formula="of:=[$Sheet1.$C171]" office:value-type="float" office:value="103911242">
            <text:p>103911242</text:p>
          </table:table-cell>
          <table:table-cell table:formula="of:=[$Sheet1.$C184]" office:value-type="float" office:value="95913228">
            <text:p>95913228</text:p>
          </table:table-cell>
        </table:table-row>
        <table:table-row table:style-name="ro1">
          <table:table-cell table:formula="of:=[$Sheet1.$C8]" office:value-type="float" office:value="102134775">
            <text:p>102134775</text:p>
          </table:table-cell>
          <table:table-cell table:formula="of:=[$Sheet1.$C49]" office:value-type="float" office:value="89165659">
            <text:p>89165659</text:p>
          </table:table-cell>
          <table:table-cell table:formula="of:=[$Sheet1.$C80]" office:value-type="float" office:value="111113850">
            <text:p>111113850</text:p>
          </table:table-cell>
          <table:table-cell table:formula="of:=[$Sheet1.$C118]" office:value-type="float" office:value="91014973">
            <text:p>91014973</text:p>
          </table:table-cell>
          <table:table-cell table:formula="of:=[$Sheet1.$C123]" office:value-type="float" office:value="97768131">
            <text:p>97768131</text:p>
          </table:table-cell>
          <table:table-cell table:formula="of:=[$Sheet1.$C180]" office:value-type="float" office:value="103933171">
            <text:p>103933171</text:p>
          </table:table-cell>
          <table:table-cell table:formula="of:=[$Sheet1.$C211]" office:value-type="float" office:value="96011658">
            <text:p>96011658</text:p>
          </table:table-cell>
        </table:table-row>
        <table:table-row table:style-name="ro1">
          <table:table-cell table:formula="of:=[$Sheet1.$C32]" office:value-type="float" office:value="102203995">
            <text:p>102203995</text:p>
          </table:table-cell>
          <table:table-cell table:formula="of:=[$Sheet1.$C54]" office:value-type="float" office:value="89202652">
            <text:p>89202652</text:p>
          </table:table-cell>
          <table:table-cell table:formula="of:=[$Sheet1.$C73]" office:value-type="float" office:value="111314754">
            <text:p>111314754</text:p>
          </table:table-cell>
          <table:table-cell table:formula="of:=[$Sheet1.$C103]" office:value-type="float" office:value="91016014">
            <text:p>91016014</text:p>
          </table:table-cell>
          <table:table-cell table:formula="of:=[$Sheet1.$C136]" office:value-type="float" office:value="97782571">
            <text:p>97782571</text:p>
          </table:table-cell>
          <table:table-cell table:formula="of:=[$Sheet1.$C157]" office:value-type="float" office:value="103936354">
            <text:p>103936354</text:p>
          </table:table-cell>
          <table:table-cell table:formula="of:=[$Sheet1.$C212]" office:value-type="float" office:value="96158545">
            <text:p>96158545</text:p>
          </table:table-cell>
        </table:table-row>
        <table:table-row table:style-name="ro1">
          <table:table-cell table:formula="of:=[$Sheet1.$C13]" office:value-type="float" office:value="102253598">
            <text:p>102253598</text:p>
          </table:table-cell>
          <table:table-cell table:formula="of:=[$Sheet1.$C33]" office:value-type="float" office:value="89213814">
            <text:p>89213814</text:p>
          </table:table-cell>
          <table:table-cell table:formula="of:=[$Sheet1.$C71]" office:value-type="float" office:value="111323651">
            <text:p>111323651</text:p>
          </table:table-cell>
          <table:table-cell table:formula="of:=[$Sheet1.$C106]" office:value-type="float" office:value="91038397">
            <text:p>91038397</text:p>
          </table:table-cell>
          <table:table-cell table:formula="of:=[$Sheet1.$C131]" office:value-type="float" office:value="97822952">
            <text:p>97822952</text:p>
          </table:table-cell>
          <table:table-cell table:formula="of:=[$Sheet1.$C173]" office:value-type="float" office:value="103963767">
            <text:p>103963767</text:p>
          </table:table-cell>
          <table:table-cell table:formula="of:=[$Sheet1.$C201]" office:value-type="float" office:value="96167661">
            <text:p>96167661</text:p>
          </table:table-cell>
        </table:table-row>
        <table:table-row table:style-name="ro1">
          <table:table-cell table:formula="of:=[$Sheet1.$C26]" office:value-type="float" office:value="102400183">
            <text:p>102400183</text:p>
          </table:table-cell>
          <table:table-cell table:formula="of:=[$Sheet1.$C57]" office:value-type="float" office:value="89220902">
            <text:p>89220902</text:p>
          </table:table-cell>
          <table:table-cell table:formula="of:=[$Sheet1.$C89]" office:value-type="float" office:value="111343984">
            <text:p>111343984</text:p>
          </table:table-cell>
          <table:table-cell table:formula="of:=[$Sheet1.$C101]" office:value-type="float" office:value="91046789">
            <text:p>91046789</text:p>
          </table:table-cell>
          <table:table-cell table:formula="of:=[$Sheet1.$C139]" office:value-type="float" office:value="97824340">
            <text:p>97824340</text:p>
          </table:table-cell>
          <table:table-cell table:formula="of:=[$Sheet1.$C163]" office:value-type="float" office:value="104003971">
            <text:p>104003971</text:p>
          </table:table-cell>
          <table:table-cell table:formula="of:=[$Sheet1.$C195]" office:value-type="float" office:value="96192298">
            <text:p>96192298</text:p>
          </table:table-cell>
        </table:table-row>
        <table:table-row table:style-name="ro1">
          <table:table-cell table:formula="of:=[$Sheet1.$C4]" office:value-type="float" office:value="102446459">
            <text:p>102446459</text:p>
          </table:table-cell>
          <table:table-cell table:formula="of:=[$Sheet1.$C39]" office:value-type="float" office:value="89289383">
            <text:p>89289383</text:p>
          </table:table-cell>
          <table:table-cell table:formula="of:=[$Sheet1.$C82]" office:value-type="float" office:value="111363174">
            <text:p>111363174</text:p>
          </table:table-cell>
          <table:table-cell table:formula="of:=[$Sheet1.$C114]" office:value-type="float" office:value="91056587">
            <text:p>91056587</text:p>
          </table:table-cell>
          <table:table-cell table:formula="of:=[$Sheet1.$C134]" office:value-type="float" office:value="97873627">
            <text:p>97873627</text:p>
          </table:table-cell>
          <table:table-cell table:formula="of:=[$Sheet1.$C155]" office:value-type="float" office:value="104289554">
            <text:p>104289554</text:p>
          </table:table-cell>
          <table:table-cell table:formula="of:=[$Sheet1.$C191]" office:value-type="float" office:value="96192578">
            <text:p>96192578</text:p>
          </table:table-cell>
        </table:table-row>
        <table:table-row table:style-name="ro1">
          <table:table-cell table:formula="of:=[$Sheet1.$C30]" office:value-type="float" office:value="102448736">
            <text:p>102448736</text:p>
          </table:table-cell>
          <table:table-cell table:formula="of:=[$Sheet1.$C38]" office:value-type="float" office:value="89298053">
            <text:p>89298053</text:p>
          </table:table-cell>
          <table:table-cell table:formula="of:=[$Sheet1.$C88]" office:value-type="float" office:value="111370045">
            <text:p>111370045</text:p>
          </table:table-cell>
          <table:table-cell table:formula="of:=[$Sheet1.$C115]" office:value-type="float" office:value="91057160">
            <text:p>91057160</text:p>
          </table:table-cell>
          <table:table-cell table:formula="of:=[$Sheet1.$C138]" office:value-type="float" office:value="97892522">
            <text:p>97892522</text:p>
          </table:table-cell>
          <table:table-cell table:formula="of:=[$Sheet1.$C153]" office:value-type="float" office:value="104335260">
            <text:p>104335260</text:p>
          </table:table-cell>
          <table:table-cell table:formula="of:=[$Sheet1.$C204]" office:value-type="float" office:value="96230219">
            <text:p>96230219</text:p>
          </table:table-cell>
        </table:table-row>
        <table:table-row table:style-name="ro1">
          <table:table-cell table:formula="of:=[$Sheet1.$C14]" office:value-type="float" office:value="102452876">
            <text:p>102452876</text:p>
          </table:table-cell>
          <table:table-cell table:formula="of:=[$Sheet1.$C51]" office:value-type="float" office:value="89310369">
            <text:p>89310369</text:p>
          </table:table-cell>
          <table:table-cell table:formula="of:=[$Sheet1.$C91]" office:value-type="float" office:value="111382370">
            <text:p>111382370</text:p>
          </table:table-cell>
          <table:table-cell table:formula="of:=[$Sheet1.$C113]" office:value-type="float" office:value="91093191">
            <text:p>91093191</text:p>
          </table:table-cell>
          <table:table-cell table:formula="of:=[$Sheet1.$C152]" office:value-type="float" office:value="97917452">
            <text:p>97917452</text:p>
          </table:table-cell>
          <table:table-cell table:formula="of:=[$Sheet1.$C164]" office:value-type="float" office:value="104448762">
            <text:p>104448762</text:p>
          </table:table-cell>
          <table:table-cell table:formula="of:=[$Sheet1.$C190]" office:value-type="float" office:value="96234664">
            <text:p>96234664</text:p>
          </table:table-cell>
        </table:table-row>
        <table:table-row table:style-name="ro1">
          <table:table-cell table:formula="of:=[$Sheet1.$C17]" office:value-type="float" office:value="102472848">
            <text:p>102472848</text:p>
          </table:table-cell>
          <table:table-cell table:formula="of:=[$Sheet1.$C34]" office:value-type="float" office:value="89338665">
            <text:p>89338665</text:p>
          </table:table-cell>
          <table:table-cell table:formula="of:=[$Sheet1.$C74]" office:value-type="float" office:value="111383663">
            <text:p>111383663</text:p>
          </table:table-cell>
          <table:table-cell table:formula="of:=[$Sheet1.$C121]" office:value-type="float" office:value="91110301">
            <text:p>91110301</text:p>
          </table:table-cell>
          <table:table-cell table:formula="of:=[$Sheet1.$C128]" office:value-type="float" office:value="97970516">
            <text:p>97970516</text:p>
          </table:table-cell>
          <table:table-cell table:formula="of:=[$Sheet1.$C160]" office:value-type="float" office:value="105426287">
            <text:p>105426287</text:p>
          </table:table-cell>
          <table:table-cell table:formula="of:=[$Sheet1.$C186]" office:value-type="float" office:value="96242316">
            <text:p>96242316</text:p>
          </table:table-cell>
        </table:table-row>
        <table:table-row table:style-name="ro1">
          <table:table-cell table:formula="of:=[$Sheet1.$C23]" office:value-type="float" office:value="102483118">
            <text:p>102483118</text:p>
          </table:table-cell>
          <table:table-cell table:formula="of:=[$Sheet1.$C44]" office:value-type="float" office:value="89357420">
            <text:p>89357420</text:p>
          </table:table-cell>
          <table:table-cell table:formula="of:=[$Sheet1.$C77]" office:value-type="float" office:value="111397823">
            <text:p>111397823</text:p>
          </table:table-cell>
          <table:table-cell table:formula="of:=[$Sheet1.$C116]" office:value-type="float" office:value="91478433">
            <text:p>91478433</text:p>
          </table:table-cell>
          <table:table-cell table:formula="of:=[$Sheet1.$C127]" office:value-type="float" office:value="98007261">
            <text:p>98007261</text:p>
          </table:table-cell>
          <table:table-cell table:formula="of:=[$Sheet1.$C177]" office:value-type="float" office:value="105575592">
            <text:p>105575592</text:p>
          </table:table-cell>
          <table:table-cell table:formula="of:=[$Sheet1.$C197]" office:value-type="float" office:value="96306060">
            <text:p>96306060</text:p>
          </table:table-cell>
        </table:table-row>
        <table:table-row table:style-name="ro1">
          <table:table-cell table:formula="of:=[$Sheet1.$C5]" office:value-type="float" office:value="102503382">
            <text:p>102503382</text:p>
          </table:table-cell>
          <table:table-cell table:formula="of:=[$Sheet1.$C43]" office:value-type="float" office:value="89484242">
            <text:p>89484242</text:p>
          </table:table-cell>
          <table:table-cell table:formula="of:=[$Sheet1.$C70]" office:value-type="float" office:value="111398213">
            <text:p>111398213</text:p>
          </table:table-cell>
          <table:table-cell table:formula="of:=[$Sheet1.$C120]" office:value-type="float" office:value="91487102">
            <text:p>91487102</text:p>
          </table:table-cell>
          <table:table-cell table:formula="of:=[$Sheet1.$C126]" office:value-type="float" office:value="98015059">
            <text:p>98015059</text:p>
          </table:table-cell>
          <table:table-cell table:formula="of:=[$Sheet1.$C169]" office:value-type="float" office:value="105674873">
            <text:p>105674873</text:p>
          </table:table-cell>
          <table:table-cell table:formula="of:=[$Sheet1.$C208]" office:value-type="float" office:value="96355310">
            <text:p>96355310</text:p>
          </table:table-cell>
        </table:table-row>
        <table:table-row table:style-name="ro1">
          <table:table-cell table:formula="of:=[$Sheet1.$C24]" office:value-type="float" office:value="102542792">
            <text:p>102542792</text:p>
          </table:table-cell>
          <table:table-cell table:formula="of:=[$Sheet1.$C52]" office:value-type="float" office:value="89548168">
            <text:p>89548168</text:p>
          </table:table-cell>
          <table:table-cell table:formula="of:=[$Sheet1.$C85]" office:value-type="float" office:value="113208075">
            <text:p>113208075</text:p>
          </table:table-cell>
          <table:table-cell table:formula="of:=[$Sheet1.$C107]" office:value-type="float" office:value="91524951">
            <text:p>91524951</text:p>
          </table:table-cell>
          <table:table-cell table:formula="of:=[$Sheet1.$C135]" office:value-type="float" office:value="98017750">
            <text:p>98017750</text:p>
          </table:table-cell>
          <table:table-cell table:formula="of:=[$Sheet1.$C165]" office:value-type="float" office:value="105831632">
            <text:p>105831632</text:p>
          </table:table-cell>
          <table:table-cell table:formula="of:=[$Sheet1.$C198]" office:value-type="float" office:value="96358013">
            <text:p>96358013</text:p>
          </table:table-cell>
        </table:table-row>
        <table:table-row table:style-name="ro1">
          <table:table-cell table:formula="of:=[$Sheet1.$C28]" office:value-type="float" office:value="102575959">
            <text:p>102575959</text:p>
          </table:table-cell>
          <table:table-cell table:formula="of:=[$Sheet1.$C59]" office:value-type="float" office:value="89605139">
            <text:p>89605139</text:p>
          </table:table-cell>
          <table:table-cell table:formula="of:=[$Sheet1.$C79]" office:value-type="float" office:value="113246500">
            <text:p>113246500</text:p>
          </table:table-cell>
          <table:table-cell table:formula="of:=[$Sheet1.$C109]" office:value-type="float" office:value="91527581">
            <text:p>91527581</text:p>
          </table:table-cell>
          <table:table-cell table:formula="of:=[$Sheet1.$C145]" office:value-type="float" office:value="98180784">
            <text:p>98180784</text:p>
          </table:table-cell>
          <table:table-cell table:formula="of:=[$Sheet1.$C174]" office:value-type="float" office:value="105886074">
            <text:p>105886074</text:p>
          </table:table-cell>
          <table:table-cell table:formula="of:=[$Sheet1.$C187]" office:value-type="float" office:value="96360904">
            <text:p>96360904</text:p>
          </table:table-cell>
        </table:table-row>
        <table:table-row table:style-name="ro1">
          <table:table-cell table:formula="of:=[$Sheet1.$C16]" office:value-type="float" office:value="102650904">
            <text:p>102650904</text:p>
          </table:table-cell>
          <table:table-cell table:formula="of:=[$Sheet1.$C41]" office:value-type="float" office:value="89638869">
            <text:p>89638869</text:p>
          </table:table-cell>
          <table:table-cell table:formula="of:=[$Sheet1.$C92]" office:value-type="float" office:value="113276791">
            <text:p>113276791</text:p>
          </table:table-cell>
          <table:table-cell table:formula="of:=[$Sheet1.$C94]" office:value-type="float" office:value="91543356">
            <text:p>91543356</text:p>
          </table:table-cell>
          <table:table-cell table:formula="of:=[$Sheet1.$C147]" office:value-type="float" office:value="98187874">
            <text:p>98187874</text:p>
          </table:table-cell>
          <table:table-cell table:formula="of:=[$Sheet1.$C156]" office:value-type="float" office:value="105904679">
            <text:p>105904679</text:p>
          </table:table-cell>
          <table:table-cell table:formula="of:=[$Sheet1.$C203]" office:value-type="float" office:value="96368813">
            <text:p>96368813</text:p>
          </table:table-cell>
        </table:table-row>
        <table:table-row table:style-name="ro1">
          <table:table-cell table:formula="of:=[$Sheet1.$C27]" office:value-type="float" office:value="102666721">
            <text:p>102666721</text:p>
          </table:table-cell>
          <table:table-cell table:formula="of:=[$Sheet1.$C61]" office:value-type="float" office:value="89774403">
            <text:p>89774403</text:p>
          </table:table-cell>
          <table:table-cell table:formula="of:=[$Sheet1.$C90]" office:value-type="float" office:value="113306487">
            <text:p>113306487</text:p>
          </table:table-cell>
          <table:table-cell table:formula="of:=[$Sheet1.$C93]" office:value-type="float" office:value="91547920">
            <text:p>91547920</text:p>
          </table:table-cell>
          <table:table-cell table:formula="of:=[$Sheet1.$C130]" office:value-type="float" office:value="98205350">
            <text:p>98205350</text:p>
          </table:table-cell>
          <table:table-cell table:formula="of:=[$Sheet1.$C161]" office:value-type="float" office:value="106061059">
            <text:p>106061059</text:p>
          </table:table-cell>
          <table:table-cell table:formula="of:=[$Sheet1.$C207]" office:value-type="float" office:value="96384862">
            <text:p>96384862</text:p>
          </table:table-cell>
        </table:table-row>
        <table:table-row table:style-name="ro1">
          <table:table-cell table:formula="of:=[$Sheet1.$C21]" office:value-type="float" office:value="102707907">
            <text:p>102707907</text:p>
          </table:table-cell>
          <table:table-cell table:formula="of:=[$Sheet1.$C60]" office:value-type="float" office:value="89789892">
            <text:p>89789892</text:p>
          </table:table-cell>
          <table:table-cell table:formula="of:=[$Sheet1.$C76]" office:value-type="float" office:value="113322911">
            <text:p>113322911</text:p>
          </table:table-cell>
          <table:table-cell table:formula="of:=[$Sheet1.$C105]" office:value-type="float" office:value="91566958">
            <text:p>91566958</text:p>
          </table:table-cell>
          <table:table-cell table:formula="of:=[$Sheet1.$C124]" office:value-type="float" office:value="98206058">
            <text:p>98206058</text:p>
          </table:table-cell>
          <table:table-cell table:formula="of:=[$Sheet1.$C179]" office:value-type="float" office:value="106084682">
            <text:p>106084682</text:p>
          </table:table-cell>
          <table:table-cell table:formula="of:=[$Sheet1.$C188]" office:value-type="float" office:value="96457995">
            <text:p>96457995</text:p>
          </table:table-cell>
        </table:table-row>
        <table:table-row table:style-name="ro1">
          <table:table-cell table:formula="of:=[$Sheet1.$C29]" office:value-type="float" office:value="102723756">
            <text:p>102723756</text:p>
          </table:table-cell>
          <table:table-cell table:formula="of:=[$Sheet1.$C46]" office:value-type="float" office:value="89817518">
            <text:p>89817518</text:p>
          </table:table-cell>
          <table:table-cell table:formula="of:=[$Sheet1.$C67]" office:value-type="float" office:value="113725106">
            <text:p>113725106</text:p>
          </table:table-cell>
          <table:table-cell table:formula="of:=[$Sheet1.$C96]" office:value-type="float" office:value="91622560">
            <text:p>91622560</text:p>
          </table:table-cell>
          <table:table-cell table:formula="of:=[$Sheet1.$C140]" office:value-type="float" office:value="98329929">
            <text:p>98329929</text:p>
          </table:table-cell>
          <table:table-cell table:formula="of:=[$Sheet1.$C178]" office:value-type="float" office:value="106110218">
            <text:p>106110218</text:p>
          </table:table-cell>
          <table:table-cell table:formula="of:=[$Sheet1.$C206]" office:value-type="float" office:value="96471929">
            <text:p>96471929</text:p>
          </table:table-cell>
        </table:table-row>
        <table:table-row table:style-name="ro1">
          <table:table-cell table:formula="of:=[$Sheet1.$C6]" office:value-type="float" office:value="102813148">
            <text:p>102813148</text:p>
          </table:table-cell>
          <table:table-cell table:formula="of:=[$Sheet1.$C48]" office:value-type="float" office:value="89826383">
            <text:p>89826383</text:p>
          </table:table-cell>
          <table:table-cell table:formula="of:=[$Sheet1.$C87]" office:value-type="float" office:value="113873409">
            <text:p>113873409</text:p>
          </table:table-cell>
          <table:table-cell table:formula="of:=[$Sheet1.$C110]" office:value-type="float" office:value="91642999">
            <text:p>91642999</text:p>
          </table:table-cell>
          <table:table-cell table:formula="of:=[$Sheet1.$C146]" office:value-type="float" office:value="98384187">
            <text:p>98384187</text:p>
          </table:table-cell>
          <table:table-cell table:formula="of:=[$Sheet1.$C154]" office:value-type="float" office:value="106436023">
            <text:p>106436023</text:p>
          </table:table-cell>
          <table:table-cell table:formula="of:=[$Sheet1.$C196]" office:value-type="float" office:value="96494541">
            <text:p>96494541</text:p>
          </table:table-cell>
        </table:table-row>
        <table:table-row table:style-name="ro1">
          <table:table-cell table:formula="of:=[$Sheet1.$C19]" office:value-type="float" office:value="103031420">
            <text:p>103031420</text:p>
          </table:table-cell>
          <table:table-cell table:formula="of:=[$Sheet1.$C55]" office:value-type="float" office:value="89855182">
            <text:p>89855182</text:p>
          </table:table-cell>
          <table:table-cell table:formula="of:=[$Sheet1.$C64]" office:value-type="float" office:value="113924583">
            <text:p>113924583</text:p>
          </table:table-cell>
          <table:table-cell table:formula="of:=[$Sheet1.$C111]" office:value-type="float" office:value="91657313">
            <text:p>91657313</text:p>
          </table:table-cell>
          <table:table-cell table:formula="of:=[$Sheet1.$C133]" office:value-type="float" office:value="98464067">
            <text:p>98464067</text:p>
          </table:table-cell>
          <table:table-cell table:formula="of:=[$Sheet1.$C172]" office:value-type="float" office:value="106499029">
            <text:p>106499029</text:p>
          </table:table-cell>
          <table:table-cell table:formula="of:=[$Sheet1.$C194]" office:value-type="float" office:value="96499170">
            <text:p>96499170</text:p>
          </table:table-cell>
        </table:table-row>
        <table:table-row table:style-name="ro1">
          <table:table-cell table:formula="of:=[$Sheet1.$C18]" office:value-type="float" office:value="103173775">
            <text:p>103173775</text:p>
          </table:table-cell>
          <table:table-cell table:formula="of:=[$Sheet1.$C37]" office:value-type="float" office:value="90111464">
            <text:p>90111464</text:p>
          </table:table-cell>
          <table:table-cell table:formula="of:=[$Sheet1.$C63]" office:value-type="float" office:value="113929660">
            <text:p>113929660</text:p>
          </table:table-cell>
          <table:table-cell table:formula="of:=[$Sheet1.$C119]" office:value-type="float" office:value="92302119">
            <text:p>92302119</text:p>
          </table:table-cell>
          <table:table-cell table:formula="of:=[$Sheet1.$C144]" office:value-type="float" office:value="98707062">
            <text:p>98707062</text:p>
          </table:table-cell>
          <table:table-cell table:formula="of:=[$Sheet1.$C176]" office:value-type="float" office:value="106501320">
            <text:p>106501320</text:p>
          </table:table-cell>
          <table:table-cell table:formula="of:=[$Sheet1.$C189]" office:value-type="float" office:value="96509619">
            <text:p>96509619</text:p>
          </table:table-cell>
        </table:table-row>
        <table:table-row table:style-name="ro1">
          <table:table-cell table:formula="of:=[$Sheet1.$C25]" office:value-type="float" office:value="103385223">
            <text:p>103385223</text:p>
          </table:table-cell>
          <table:table-cell table:formula="of:=[$Sheet1.$C36]" office:value-type="float" office:value="90447238">
            <text:p>90447238</text:p>
          </table:table-cell>
          <table:table-cell table:formula="of:=[$Sheet1.$C81]" office:value-type="float" office:value="113935060">
            <text:p>113935060</text:p>
          </table:table-cell>
          <table:table-cell table:formula="of:=[$Sheet1.$C117]" office:value-type="float" office:value="92746701">
            <text:p>92746701</text:p>
          </table:table-cell>
          <table:table-cell table:formula="of:=[$Sheet1.$C142]" office:value-type="float" office:value="99599450">
            <text:p>99599450</text:p>
          </table:table-cell>
          <table:table-cell table:formula="of:=[$Sheet1.$C170]" office:value-type="float" office:value="106503451">
            <text:p>106503451</text:p>
          </table:table-cell>
          <table:table-cell table:formula="of:=[$Sheet1.$C210]" office:value-type="float" office:value="96520732">
            <text:p>96520732</text:p>
          </table:table-cell>
        </table:table-row>
        <table:table-row table:style-name="ro1">
          <table:table-cell table:formula="of:=[$Sheet1.$C15]" office:value-type="float" office:value="103411886">
            <text:p>103411886</text:p>
          </table:table-cell>
          <table:table-cell table:formula="of:=[$Sheet1.$C62]" office:value-type="float" office:value="90458364">
            <text:p>90458364</text:p>
          </table:table-cell>
          <table:table-cell table:formula="of:=[$Sheet1.$C69]" office:value-type="float" office:value="113943685">
            <text:p>113943685</text:p>
          </table:table-cell>
          <table:table-cell table:formula="of:=[$Sheet1.$C112]" office:value-type="float" office:value="92788456">
            <text:p>92788456</text:p>
          </table:table-cell>
          <table:table-cell table:formula="of:=[$Sheet1.$C150]" office:value-type="float" office:value="99938440">
            <text:p>99938440</text:p>
          </table:table-cell>
          <table:table-cell table:formula="of:=[$Sheet1.$C175]" office:value-type="float" office:value="106517376">
            <text:p>106517376</text:p>
          </table:table-cell>
          <table:table-cell table:formula="of:=[$Sheet1.$C205]" office:value-type="float" office:value="96580463">
            <text:p>96580463</text:p>
          </table:table-cell>
        </table:table-row>
        <table:table-row table:style-name="ro1">
          <table:table-cell table:formula="of:=[$Sheet1.$C31]" office:value-type="float" office:value="103433717">
            <text:p>103433717</text:p>
          </table:table-cell>
          <table:table-cell table:formula="of:=[$Sheet1.$C50]" office:value-type="float" office:value="90491403">
            <text:p>90491403</text:p>
          </table:table-cell>
          <table:table-cell table:formula="of:=[$Sheet1.$C83]" office:value-type="float" office:value="114436215">
            <text:p>114436215</text:p>
          </table:table-cell>
          <table:table-cell table:formula="of:=[$Sheet1.$C97]" office:value-type="float" office:value="92811267">
            <text:p>92811267</text:p>
          </table:table-cell>
          <table:table-cell table:formula="of:=[$Sheet1.$C137]" office:value-type="float" office:value="100052025">
            <text:p>100052025</text:p>
          </table:table-cell>
          <table:table-cell table:formula="of:=[$Sheet1.$C162]" office:value-type="float" office:value="106544764">
            <text:p>106544764</text:p>
          </table:table-cell>
          <table:table-cell table:formula="of:=[$Sheet1.$C209]" office:value-type="float" office:value="96649338">
            <text:p>96649338</text:p>
          </table:table-cell>
        </table:table-row>
        <table:table-row table:style-name="ro1">
          <table:table-cell table:formula="of:=[$Sheet1.$C9]" office:value-type="float" office:value="103568040">
            <text:p>103568040</text:p>
          </table:table-cell>
          <table:table-cell table:formula="of:=[$Sheet1.$C47]" office:value-type="float" office:value="90503216">
            <text:p>90503216</text:p>
          </table:table-cell>
          <table:table-cell table:formula="of:=[$Sheet1.$C78]" office:value-type="float" office:value="114570286">
            <text:p>114570286</text:p>
          </table:table-cell>
          <table:table-cell table:formula="of:=[$Sheet1.$C108]" office:value-type="float" office:value="92993798">
            <text:p>92993798</text:p>
          </table:table-cell>
          <table:table-cell table:formula="of:=[$Sheet1.$C141]" office:value-type="float" office:value="100140904">
            <text:p>100140904</text:p>
          </table:table-cell>
          <table:table-cell table:formula="of:=[$Sheet1.$C167]" office:value-type="float" office:value="106580175">
            <text:p>106580175</text:p>
          </table:table-cell>
          <table:table-cell table:formula="of:=[$Sheet1.$C202]" office:value-type="float" office:value="96761269">
            <text:p>96761269</text:p>
          </table:table-cell>
        </table:table-row>
        <table:table-row table:style-name="ro1">
          <table:table-cell table:formula="of:=[$Sheet1.$C20]" office:value-type="float" office:value="103586055">
            <text:p>103586055</text:p>
          </table:table-cell>
          <table:table-cell table:formula="of:=[$Sheet1.$C42]" office:value-type="float" office:value="90573325">
            <text:p>90573325</text:p>
          </table:table-cell>
          <table:table-cell table:formula="of:=[$Sheet1.$C72]" office:value-type="float" office:value="114679215">
            <text:p>114679215</text:p>
          </table:table-cell>
          <table:table-cell table:formula="of:=[$Sheet1.$C95]" office:value-type="float" office:value="93146433">
            <text:p>93146433</text:p>
          </table:table-cell>
          <table:table-cell table:formula="of:=[$Sheet1.$C125]" office:value-type="float" office:value="100192998">
            <text:p>100192998</text:p>
          </table:table-cell>
          <table:table-cell table:formula="of:=[$Sheet1.$C158]" office:value-type="float" office:value="106691378">
            <text:p>106691378</text:p>
          </table:table-cell>
          <table:table-cell table:formula="of:=[$Sheet1.$C199]" office:value-type="float" office:value="96812889">
            <text:p>96812889</text:p>
          </table:table-cell>
        </table:table-row>
        <table:table-row table:style-name="ro1">
          <table:table-cell table:formula="of:=[$Sheet1.$C11]" office:value-type="float" office:value="106339455">
            <text:p>106339455</text:p>
          </table:table-cell>
          <table:table-cell table:formula="of:=[$Sheet1.$C35]" office:value-type="float" office:value="90596187">
            <text:p>90596187</text:p>
          </table:table-cell>
          <table:table-cell table:formula="of:=[$Sheet1.$C65]" office:value-type="float" office:value="115047229">
            <text:p>115047229</text:p>
          </table:table-cell>
          <table:table-cell table:formula="of:=[$Sheet1.$C99]" office:value-type="float" office:value="93885074">
            <text:p>93885074</text:p>
          </table:table-cell>
          <table:table-cell table:formula="of:=[$Sheet1.$C148]" office:value-type="float" office:value="105325840">
            <text:p>105325840</text:p>
          </table:table-cell>
          <table:table-cell table:formula="of:=[$Sheet1.$C166]" office:value-type="float" office:value="106994407">
            <text:p>106994407</text:p>
          </table:table-cell>
          <table:table-cell table:formula="of:=[$Sheet1.$C200]" office:value-type="float" office:value="96883253">
            <text:p>96883253</text:p>
          </table:table-cell>
        </table:table-row>
      </table:table>
      <table:table table:name="CondCardMarkCC" table:style-name="ta1">
        <table:shapes>
          <draw:frame draw:z-index="0" draw:style-name="gr1" svg:width="28.135cm" svg:height="7.684cm" svg:x="1.662cm" svg:y="3.942cm">
            <draw:object draw:notify-on-update-of-ranges="CondCardMarkCC.A1:CondCardMarkCC.A1 CondCardMarkCC.A2:CondCardMarkCC.A31 CondCardMarkCC.B1:CondCardMarkCC.B1 CondCardMarkCC.B2:CondCardMarkCC.B31 CondCardMarkCC.C1:CondCardMarkCC.C1 CondCardMarkCC.C2:CondCardMarkCC.C31 CondCardMarkCC.D1:CondCardMarkCC.D1 CondCardMarkCC.D2:CondCardMarkCC.D31 CondCardMarkCC.E1:CondCardMarkCC.E1 CondCardMarkCC.E2:CondCardMarkCC.E31 CondCardMarkCC.F1:CondCardMarkCC.F1 CondCardMarkCC.F2:CondCardMarkCC.F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24" table:default-cell-style-name="ce3"/>
        <table:table-row table:style-name="ro1"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  <table:table-cell table:number-columns-repeated="1017"/>
        </table:table-row>
        <table:table-row table:style-name="ro1">
          <table:table-cell table:style-name="ce4" table:formula="of:=[$Sheet1.$C215]" office:value-type="float" office:value="55642920">
            <text:p>55642920</text:p>
          </table:table-cell>
          <table:table-cell table:style-name="ce4" table:formula="of:=[$Sheet1.$C270]" office:value-type="float" office:value="57789756">
            <text:p>57789756</text:p>
          </table:table-cell>
          <table:table-cell table:style-name="ce4" table:formula="of:=[$Sheet1.$C298]" office:value-type="float" office:value="61791018">
            <text:p>61791018</text:p>
          </table:table-cell>
          <table:table-cell table:style-name="ce4" table:formula="of:=[$Sheet1.$C333]" office:value-type="float" office:value="69038565">
            <text:p>69038565</text:p>
          </table:table-cell>
          <table:table-cell table:style-name="ce4" table:formula="of:=[$Sheet1.$C341]" office:value-type="float" office:value="92254365">
            <text:p>92254365</text:p>
          </table:table-cell>
          <table:table-cell table:style-name="ce4" table:formula="of:=[$Sheet1.$C365]" office:value-type="float" office:value="99641508">
            <text:p>99641508</text:p>
          </table:table-cell>
          <table:table-cell table:style-name="ce4" table:formula="of:=[$Sheet1.$C397]" office:value-type="float" office:value="84142759">
            <text:p>84142759</text:p>
          </table:table-cell>
          <table:table-cell table:number-columns-repeated="1017"/>
        </table:table-row>
        <table:table-row table:style-name="ro1">
          <table:table-cell table:style-name="ce4" table:formula="of:=[$Sheet1.$C231]" office:value-type="float" office:value="60382255">
            <text:p>60382255</text:p>
          </table:table-cell>
          <table:table-cell table:style-name="ce4" table:formula="of:=[$Sheet1.$C262]" office:value-type="float" office:value="58856325">
            <text:p>58856325</text:p>
          </table:table-cell>
          <table:table-cell table:style-name="ce4" table:formula="of:=[$Sheet1.$C284]" office:value-type="float" office:value="80961525">
            <text:p>80961525</text:p>
          </table:table-cell>
          <table:table-cell table:style-name="ce4" table:formula="of:=[$Sheet1.$C311]" office:value-type="float" office:value="88361524">
            <text:p>88361524</text:p>
          </table:table-cell>
          <table:table-cell table:style-name="ce4" table:formula="of:=[$Sheet1.$C351]" office:value-type="float" office:value="92683705">
            <text:p>92683705</text:p>
          </table:table-cell>
          <table:table-cell table:style-name="ce4" table:formula="of:=[$Sheet1.$C383]" office:value-type="float" office:value="101903289">
            <text:p>101903289</text:p>
          </table:table-cell>
          <table:table-cell table:style-name="ce4" table:formula="of:=[$Sheet1.$C418]" office:value-type="float" office:value="86879076">
            <text:p>86879076</text:p>
          </table:table-cell>
          <table:table-cell table:number-columns-repeated="1017"/>
        </table:table-row>
        <table:table-row table:style-name="ro1">
          <table:table-cell table:style-name="ce4" table:formula="of:=[$Sheet1.$C219]" office:value-type="float" office:value="64834387">
            <text:p>64834387</text:p>
          </table:table-cell>
          <table:table-cell table:style-name="ce4" table:formula="of:=[$Sheet1.$C253]" office:value-type="float" office:value="59285402">
            <text:p>59285402</text:p>
          </table:table-cell>
          <table:table-cell table:style-name="ce4" table:formula="of:=[$Sheet1.$C303]" office:value-type="float" office:value="110819434">
            <text:p>110819434</text:p>
          </table:table-cell>
          <table:table-cell table:style-name="ce4" table:formula="of:=[$Sheet1.$C330]" office:value-type="float" office:value="93593212">
            <text:p>93593212</text:p>
          </table:table-cell>
          <table:table-cell table:style-name="ce4" table:formula="of:=[$Sheet1.$C335]" office:value-type="float" office:value="94639455">
            <text:p>94639455</text:p>
          </table:table-cell>
          <table:table-cell table:style-name="ce4" table:formula="of:=[$Sheet1.$C371]" office:value-type="float" office:value="103179696">
            <text:p>103179696</text:p>
          </table:table-cell>
          <table:table-cell table:style-name="ce4" table:formula="of:=[$Sheet1.$C409]" office:value-type="float" office:value="89387287">
            <text:p>89387287</text:p>
          </table:table-cell>
          <table:table-cell table:number-columns-repeated="1017"/>
        </table:table-row>
        <table:table-row table:style-name="ro1">
          <table:table-cell table:style-name="ce4" table:formula="of:=[$Sheet1.$C217]" office:value-type="float" office:value="104664210">
            <text:p>104664210</text:p>
          </table:table-cell>
          <table:table-cell table:style-name="ce4" table:formula="of:=[$Sheet1.$C246]" office:value-type="float" office:value="86156685">
            <text:p>86156685</text:p>
          </table:table-cell>
          <table:table-cell table:style-name="ce4" table:formula="of:=[$Sheet1.$C279]" office:value-type="float" office:value="112772878">
            <text:p>112772878</text:p>
          </table:table-cell>
          <table:table-cell table:style-name="ce4" table:formula="of:=[$Sheet1.$C322]" office:value-type="float" office:value="93959859">
            <text:p>93959859</text:p>
          </table:table-cell>
          <table:table-cell table:style-name="ce4" table:formula="of:=[$Sheet1.$C336]" office:value-type="float" office:value="95280505">
            <text:p>95280505</text:p>
          </table:table-cell>
          <table:table-cell table:style-name="ce4" table:formula="of:=[$Sheet1.$C385]" office:value-type="float" office:value="103986006">
            <text:p>103986006</text:p>
          </table:table-cell>
          <table:table-cell table:style-name="ce4" table:formula="of:=[$Sheet1.$C422]" office:value-type="float" office:value="91895694">
            <text:p>91895694</text:p>
          </table:table-cell>
          <table:table-cell table:number-columns-repeated="1017"/>
        </table:table-row>
        <table:table-row table:style-name="ro1">
          <table:table-cell table:style-name="ce4" table:formula="of:=[$Sheet1.$C240]" office:value-type="float" office:value="107807217">
            <text:p>107807217</text:p>
          </table:table-cell>
          <table:table-cell table:style-name="ce4" table:formula="of:=[$Sheet1.$C264]" office:value-type="float" office:value="118746080">
            <text:p>118746080</text:p>
          </table:table-cell>
          <table:table-cell table:style-name="ce4" table:formula="of:=[$Sheet1.$C275]" office:value-type="float" office:value="115373831">
            <text:p>115373831</text:p>
          </table:table-cell>
          <table:table-cell table:style-name="ce4" table:formula="of:=[$Sheet1.$C304]" office:value-type="float" office:value="94213294">
            <text:p>94213294</text:p>
          </table:table-cell>
          <table:table-cell table:style-name="ce4" table:formula="of:=[$Sheet1.$C352]" office:value-type="float" office:value="95593981">
            <text:p>95593981</text:p>
          </table:table-cell>
          <table:table-cell table:style-name="ce4" table:formula="of:=[$Sheet1.$C378]" office:value-type="float" office:value="105417940">
            <text:p>105417940</text:p>
          </table:table-cell>
          <table:table-cell table:style-name="ce4" table:formula="of:=[$Sheet1.$C420]" office:value-type="float" office:value="94188324">
            <text:p>94188324</text:p>
          </table:table-cell>
          <table:table-cell table:number-columns-repeated="1017"/>
        </table:table-row>
        <table:table-row table:style-name="ro1">
          <table:table-cell table:style-name="ce4" table:formula="of:=[$Sheet1.$C221]" office:value-type="float" office:value="108733574">
            <text:p>108733574</text:p>
          </table:table-cell>
          <table:table-cell table:style-name="ce4" table:formula="of:=[$Sheet1.$C250]" office:value-type="float" office:value="124010363">
            <text:p>124010363</text:p>
          </table:table-cell>
          <table:table-cell table:style-name="ce4" table:formula="of:=[$Sheet1.$C297]" office:value-type="float" office:value="115732074">
            <text:p>115732074</text:p>
          </table:table-cell>
          <table:table-cell table:style-name="ce4" table:formula="of:=[$Sheet1.$C332]" office:value-type="float" office:value="95654569">
            <text:p>95654569</text:p>
          </table:table-cell>
          <table:table-cell table:style-name="ce4" table:formula="of:=[$Sheet1.$C348]" office:value-type="float" office:value="96570816">
            <text:p>96570816</text:p>
          </table:table-cell>
          <table:table-cell table:style-name="ce4" table:formula="of:=[$Sheet1.$C391]" office:value-type="float" office:value="106067475">
            <text:p>106067475</text:p>
          </table:table-cell>
          <table:table-cell table:style-name="ce4" table:formula="of:=[$Sheet1.$C402]" office:value-type="float" office:value="94700723">
            <text:p>94700723</text:p>
          </table:table-cell>
          <table:table-cell table:number-columns-repeated="1017"/>
        </table:table-row>
        <table:table-row table:style-name="ro1">
          <table:table-cell table:style-name="ce4" table:formula="of:=[$Sheet1.$C218]" office:value-type="float" office:value="110244270">
            <text:p>110244270</text:p>
          </table:table-cell>
          <table:table-cell table:style-name="ce4" table:formula="of:=[$Sheet1.$C247]" office:value-type="float" office:value="124261604">
            <text:p>124261604</text:p>
          </table:table-cell>
          <table:table-cell table:style-name="ce4" table:formula="of:=[$Sheet1.$C281]" office:value-type="float" office:value="117593960">
            <text:p>117593960</text:p>
          </table:table-cell>
          <table:table-cell table:style-name="ce4" table:formula="of:=[$Sheet1.$C326]" office:value-type="float" office:value="96645702">
            <text:p>96645702</text:p>
          </table:table-cell>
          <table:table-cell table:style-name="ce4" table:formula="of:=[$Sheet1.$C362]" office:value-type="float" office:value="102248538">
            <text:p>102248538</text:p>
          </table:table-cell>
          <table:table-cell table:style-name="ce4" table:formula="of:=[$Sheet1.$C381]" office:value-type="float" office:value="106764082">
            <text:p>106764082</text:p>
          </table:table-cell>
          <table:table-cell table:style-name="ce4" table:formula="of:=[$Sheet1.$C405]" office:value-type="float" office:value="95666244">
            <text:p>95666244</text:p>
          </table:table-cell>
          <table:table-cell table:number-columns-repeated="1017"/>
        </table:table-row>
        <table:table-row table:style-name="ro1">
          <table:table-cell table:style-name="ce4" table:formula="of:=[$Sheet1.$C214]" office:value-type="float" office:value="110670362">
            <text:p>110670362</text:p>
          </table:table-cell>
          <table:table-cell table:style-name="ce4" table:formula="of:=[$Sheet1.$C261]" office:value-type="float" office:value="125064416">
            <text:p>125064416</text:p>
          </table:table-cell>
          <table:table-cell table:style-name="ce4" table:formula="of:=[$Sheet1.$C288]" office:value-type="float" office:value="117620888">
            <text:p>117620888</text:p>
          </table:table-cell>
          <table:table-cell table:style-name="ce4" table:formula="of:=[$Sheet1.$C305]" office:value-type="float" office:value="99127179">
            <text:p>99127179</text:p>
          </table:table-cell>
          <table:table-cell table:style-name="ce4" table:formula="of:=[$Sheet1.$C360]" office:value-type="float" office:value="102938333">
            <text:p>102938333</text:p>
          </table:table-cell>
          <table:table-cell table:style-name="ce4" table:formula="of:=[$Sheet1.$C379]" office:value-type="float" office:value="106906444">
            <text:p>106906444</text:p>
          </table:table-cell>
          <table:table-cell table:style-name="ce4" table:formula="of:=[$Sheet1.$C419]" office:value-type="float" office:value="95727310">
            <text:p>95727310</text:p>
          </table:table-cell>
          <table:table-cell table:number-columns-repeated="1017"/>
        </table:table-row>
        <table:table-row table:style-name="ro1">
          <table:table-cell table:style-name="ce4" table:formula="of:=[$Sheet1.$C236]" office:value-type="float" office:value="117388691">
            <text:p>117388691</text:p>
          </table:table-cell>
          <table:table-cell table:style-name="ce4" table:formula="of:=[$Sheet1.$C269]" office:value-type="float" office:value="125605748">
            <text:p>125605748</text:p>
          </table:table-cell>
          <table:table-cell table:style-name="ce4" table:formula="of:=[$Sheet1.$C282]" office:value-type="float" office:value="120744764">
            <text:p>120744764</text:p>
          </table:table-cell>
          <table:table-cell table:style-name="ce4" table:formula="of:=[$Sheet1.$C324]" office:value-type="float" office:value="101396547">
            <text:p>101396547</text:p>
          </table:table-cell>
          <table:table-cell table:style-name="ce4" table:formula="of:=[$Sheet1.$C354]" office:value-type="float" office:value="103214990">
            <text:p>103214990</text:p>
          </table:table-cell>
          <table:table-cell table:style-name="ce4" table:formula="of:=[$Sheet1.$C372]" office:value-type="float" office:value="107583591">
            <text:p>107583591</text:p>
          </table:table-cell>
          <table:table-cell table:style-name="ce4" table:formula="of:=[$Sheet1.$C417]" office:value-type="float" office:value="96238998">
            <text:p>96238998</text:p>
          </table:table-cell>
          <table:table-cell table:number-columns-repeated="1017"/>
        </table:table-row>
        <table:table-row table:style-name="ro1">
          <table:table-cell table:style-name="ce4" table:formula="of:=[$Sheet1.$C222]" office:value-type="float" office:value="118830900">
            <text:p>118830900</text:p>
          </table:table-cell>
          <table:table-cell table:style-name="ce4" table:formula="of:=[$Sheet1.$C271]" office:value-type="float" office:value="126866658">
            <text:p>126866658</text:p>
          </table:table-cell>
          <table:table-cell table:style-name="ce4" table:formula="of:=[$Sheet1.$C294]" office:value-type="float" office:value="120751685">
            <text:p>120751685</text:p>
          </table:table-cell>
          <table:table-cell table:style-name="ce4" table:formula="of:=[$Sheet1.$C317]" office:value-type="float" office:value="104919169">
            <text:p>104919169</text:p>
          </table:table-cell>
          <table:table-cell table:style-name="ce4" table:formula="of:=[$Sheet1.$C343]" office:value-type="float" office:value="103586245">
            <text:p>103586245</text:p>
          </table:table-cell>
          <table:table-cell table:style-name="ce4" table:formula="of:=[$Sheet1.$C373]" office:value-type="float" office:value="109960855">
            <text:p>109960855</text:p>
          </table:table-cell>
          <table:table-cell table:style-name="ce4" table:formula="of:=[$Sheet1.$C398]" office:value-type="float" office:value="97004038">
            <text:p>97004038</text:p>
          </table:table-cell>
          <table:table-cell table:number-columns-repeated="1017"/>
        </table:table-row>
        <table:table-row table:style-name="ro1">
          <table:table-cell table:style-name="ce4" table:formula="of:=[$Sheet1.$C216]" office:value-type="float" office:value="119446148">
            <text:p>119446148</text:p>
          </table:table-cell>
          <table:table-cell table:style-name="ce4" table:formula="of:=[$Sheet1.$C266]" office:value-type="float" office:value="128475002">
            <text:p>128475002</text:p>
          </table:table-cell>
          <table:table-cell table:style-name="ce4" table:formula="of:=[$Sheet1.$C292]" office:value-type="float" office:value="120952087">
            <text:p>120952087</text:p>
          </table:table-cell>
          <table:table-cell table:style-name="ce4" table:formula="of:=[$Sheet1.$C320]" office:value-type="float" office:value="109418055">
            <text:p>109418055</text:p>
          </table:table-cell>
          <table:table-cell table:style-name="ce4" table:formula="of:=[$Sheet1.$C357]" office:value-type="float" office:value="105049413">
            <text:p>105049413</text:p>
          </table:table-cell>
          <table:table-cell table:style-name="ce4" table:formula="of:=[$Sheet1.$C393]" office:value-type="float" office:value="110242756">
            <text:p>110242756</text:p>
          </table:table-cell>
          <table:table-cell table:style-name="ce4" table:formula="of:=[$Sheet1.$C403]" office:value-type="float" office:value="98094865">
            <text:p>98094865</text:p>
          </table:table-cell>
          <table:table-cell table:number-columns-repeated="1017"/>
        </table:table-row>
        <table:table-row table:style-name="ro1">
          <table:table-cell table:style-name="ce4" table:formula="of:=[$Sheet1.$C232]" office:value-type="float" office:value="120903133">
            <text:p>120903133</text:p>
          </table:table-cell>
          <table:table-cell table:style-name="ce4" table:formula="of:=[$Sheet1.$C254]" office:value-type="float" office:value="129752419">
            <text:p>129752419</text:p>
          </table:table-cell>
          <table:table-cell table:style-name="ce4" table:formula="of:=[$Sheet1.$C287]" office:value-type="float" office:value="121745603">
            <text:p>121745603</text:p>
          </table:table-cell>
          <table:table-cell table:style-name="ce4" table:formula="of:=[$Sheet1.$C318]" office:value-type="float" office:value="117427385">
            <text:p>117427385</text:p>
          </table:table-cell>
          <table:table-cell table:style-name="ce4" table:formula="of:=[$Sheet1.$C334]" office:value-type="float" office:value="105167065">
            <text:p>105167065</text:p>
          </table:table-cell>
          <table:table-cell table:style-name="ce4" table:formula="of:=[$Sheet1.$C366]" office:value-type="float" office:value="110273283">
            <text:p>110273283</text:p>
          </table:table-cell>
          <table:table-cell table:style-name="ce4" table:formula="of:=[$Sheet1.$C412]" office:value-type="float" office:value="102175302">
            <text:p>102175302</text:p>
          </table:table-cell>
          <table:table-cell table:number-columns-repeated="1017"/>
        </table:table-row>
        <table:table-row table:style-name="ro1">
          <table:table-cell table:style-name="ce4" table:formula="of:=[$Sheet1.$C239]" office:value-type="float" office:value="123010017">
            <text:p>123010017</text:p>
          </table:table-cell>
          <table:table-cell table:style-name="ce4" table:formula="of:=[$Sheet1.$C244]" office:value-type="float" office:value="131143297">
            <text:p>131143297</text:p>
          </table:table-cell>
          <table:table-cell table:style-name="ce4" table:formula="of:=[$Sheet1.$C295]" office:value-type="float" office:value="122292719">
            <text:p>122292719</text:p>
          </table:table-cell>
          <table:table-cell table:style-name="ce4" table:formula="of:=[$Sheet1.$C316]" office:value-type="float" office:value="123448873">
            <text:p>123448873</text:p>
          </table:table-cell>
          <table:table-cell table:style-name="ce4" table:formula="of:=[$Sheet1.$C339]" office:value-type="float" office:value="106100888">
            <text:p>106100888</text:p>
          </table:table-cell>
          <table:table-cell table:style-name="ce4" table:formula="of:=[$Sheet1.$C384]" office:value-type="float" office:value="111115481">
            <text:p>111115481</text:p>
          </table:table-cell>
          <table:table-cell table:style-name="ce4" table:formula="of:=[$Sheet1.$C421]" office:value-type="float" office:value="103421210">
            <text:p>103421210</text:p>
          </table:table-cell>
          <table:table-cell table:number-columns-repeated="1017"/>
        </table:table-row>
        <table:table-row table:style-name="ro1">
          <table:table-cell table:style-name="ce4" table:formula="of:=[$Sheet1.$C220]" office:value-type="float" office:value="123150598">
            <text:p>123150598</text:p>
          </table:table-cell>
          <table:table-cell table:style-name="ce4" table:formula="of:=[$Sheet1.$C267]" office:value-type="float" office:value="131178418">
            <text:p>131178418</text:p>
          </table:table-cell>
          <table:table-cell table:style-name="ce4" table:formula="of:=[$Sheet1.$C278]" office:value-type="float" office:value="122321044">
            <text:p>122321044</text:p>
          </table:table-cell>
          <table:table-cell table:style-name="ce4" table:formula="of:=[$Sheet1.$C314]" office:value-type="float" office:value="123879289">
            <text:p>123879289</text:p>
          </table:table-cell>
          <table:table-cell table:style-name="ce4" table:formula="of:=[$Sheet1.$C363]" office:value-type="float" office:value="106203248">
            <text:p>106203248</text:p>
          </table:table-cell>
          <table:table-cell table:style-name="ce4" table:formula="of:=[$Sheet1.$C370]" office:value-type="float" office:value="111404418">
            <text:p>111404418</text:p>
          </table:table-cell>
          <table:table-cell table:style-name="ce4" table:formula="of:=[$Sheet1.$C423]" office:value-type="float" office:value="104585260">
            <text:p>104585260</text:p>
          </table:table-cell>
          <table:table-cell table:number-columns-repeated="1017"/>
        </table:table-row>
        <table:table-row table:style-name="ro1">
          <table:table-cell table:style-name="ce4" table:formula="of:=[$Sheet1.$C225]" office:value-type="float" office:value="123417117">
            <text:p>123417117</text:p>
          </table:table-cell>
          <table:table-cell table:style-name="ce4" table:formula="of:=[$Sheet1.$C251]" office:value-type="float" office:value="131285697">
            <text:p>131285697</text:p>
          </table:table-cell>
          <table:table-cell table:style-name="ce4" table:formula="of:=[$Sheet1.$C285]" office:value-type="float" office:value="122328930">
            <text:p>122328930</text:p>
          </table:table-cell>
          <table:table-cell table:style-name="ce4" table:formula="of:=[$Sheet1.$C328]" office:value-type="float" office:value="125436681">
            <text:p>125436681</text:p>
          </table:table-cell>
          <table:table-cell table:style-name="ce4" table:formula="of:=[$Sheet1.$C359]" office:value-type="float" office:value="117276936">
            <text:p>117276936</text:p>
          </table:table-cell>
          <table:table-cell table:style-name="ce4" table:formula="of:=[$Sheet1.$C374]" office:value-type="float" office:value="112641853">
            <text:p>112641853</text:p>
          </table:table-cell>
          <table:table-cell table:style-name="ce4" table:formula="of:=[$Sheet1.$C399]" office:value-type="float" office:value="107408937">
            <text:p>107408937</text:p>
          </table:table-cell>
          <table:table-cell table:number-columns-repeated="1017"/>
        </table:table-row>
        <table:table-row table:style-name="ro1">
          <table:table-cell table:style-name="ce4" table:formula="of:=[$Sheet1.$C234]" office:value-type="float" office:value="123672487">
            <text:p>123672487</text:p>
          </table:table-cell>
          <table:table-cell table:style-name="ce4" table:formula="of:=[$Sheet1.$C249]" office:value-type="float" office:value="131306975">
            <text:p>131306975</text:p>
          </table:table-cell>
          <table:table-cell table:style-name="ce4" table:formula="of:=[$Sheet1.$C301]" office:value-type="float" office:value="122368360">
            <text:p>122368360</text:p>
          </table:table-cell>
          <table:table-cell table:style-name="ce4" table:formula="of:=[$Sheet1.$C313]" office:value-type="float" office:value="126090394">
            <text:p>126090394</text:p>
          </table:table-cell>
          <table:table-cell table:style-name="ce4" table:formula="of:=[$Sheet1.$C349]" office:value-type="float" office:value="117530831">
            <text:p>117530831</text:p>
          </table:table-cell>
          <table:table-cell table:style-name="ce4" table:formula="of:=[$Sheet1.$C388]" office:value-type="float" office:value="118686483">
            <text:p>118686483</text:p>
          </table:table-cell>
          <table:table-cell table:style-name="ce4" table:formula="of:=[$Sheet1.$C395]" office:value-type="float" office:value="107637421">
            <text:p>107637421</text:p>
          </table:table-cell>
          <table:table-cell table:number-columns-repeated="1017"/>
        </table:table-row>
        <table:table-row table:style-name="ro1">
          <table:table-cell table:style-name="ce4" table:formula="of:=[$Sheet1.$C230]" office:value-type="float" office:value="124260491">
            <text:p>124260491</text:p>
          </table:table-cell>
          <table:table-cell table:style-name="ce4" table:formula="of:=[$Sheet1.$C245]" office:value-type="float" office:value="133211710">
            <text:p>133211710</text:p>
          </table:table-cell>
          <table:table-cell table:style-name="ce4" table:formula="of:=[$Sheet1.$C291]" office:value-type="float" office:value="123305714">
            <text:p>123305714</text:p>
          </table:table-cell>
          <table:table-cell table:style-name="ce4" table:formula="of:=[$Sheet1.$C308]" office:value-type="float" office:value="128530246">
            <text:p>128530246</text:p>
          </table:table-cell>
          <table:table-cell table:style-name="ce4" table:formula="of:=[$Sheet1.$C344]" office:value-type="float" office:value="121377325">
            <text:p>121377325</text:p>
          </table:table-cell>
          <table:table-cell table:style-name="ce4" table:formula="of:=[$Sheet1.$C390]" office:value-type="float" office:value="137257151">
            <text:p>137257151</text:p>
          </table:table-cell>
          <table:table-cell table:style-name="ce4" table:formula="of:=[$Sheet1.$C413]" office:value-type="float" office:value="110854129">
            <text:p>110854129</text:p>
          </table:table-cell>
          <table:table-cell table:number-columns-repeated="1017"/>
        </table:table-row>
        <table:table-row table:style-name="ro1">
          <table:table-cell table:style-name="ce4" table:formula="of:=[$Sheet1.$C241]" office:value-type="float" office:value="126776471">
            <text:p>126776471</text:p>
          </table:table-cell>
          <table:table-cell table:style-name="ce4" table:formula="of:=[$Sheet1.$C273]" office:value-type="float" office:value="134319900">
            <text:p>134319900</text:p>
          </table:table-cell>
          <table:table-cell table:style-name="ce4" table:formula="of:=[$Sheet1.$C302]" office:value-type="float" office:value="123987379">
            <text:p>123987379</text:p>
          </table:table-cell>
          <table:table-cell table:style-name="ce4" table:formula="of:=[$Sheet1.$C319]" office:value-type="float" office:value="128553962">
            <text:p>128553962</text:p>
          </table:table-cell>
          <table:table-cell table:style-name="ce4" table:formula="of:=[$Sheet1.$C340]" office:value-type="float" office:value="122237698">
            <text:p>122237698</text:p>
          </table:table-cell>
          <table:table-cell table:style-name="ce4" table:formula="of:=[$Sheet1.$C386]" office:value-type="float" office:value="138060134">
            <text:p>138060134</text:p>
          </table:table-cell>
          <table:table-cell table:style-name="ce4" table:formula="of:=[$Sheet1.$C401]" office:value-type="float" office:value="111905233">
            <text:p>111905233</text:p>
          </table:table-cell>
          <table:table-cell table:number-columns-repeated="1017"/>
        </table:table-row>
        <table:table-row table:style-name="ro1">
          <table:table-cell table:style-name="ce4" table:formula="of:=[$Sheet1.$C242]" office:value-type="float" office:value="127113124">
            <text:p>127113124</text:p>
          </table:table-cell>
          <table:table-cell table:style-name="ce4" table:formula="of:=[$Sheet1.$C248]" office:value-type="float" office:value="135977353">
            <text:p>135977353</text:p>
          </table:table-cell>
          <table:table-cell table:style-name="ce4" table:formula="of:=[$Sheet1.$C300]" office:value-type="float" office:value="124137104">
            <text:p>124137104</text:p>
          </table:table-cell>
          <table:table-cell table:style-name="ce4" table:formula="of:=[$Sheet1.$C327]" office:value-type="float" office:value="128779511">
            <text:p>128779511</text:p>
          </table:table-cell>
          <table:table-cell table:style-name="ce4" table:formula="of:=[$Sheet1.$C350]" office:value-type="float" office:value="122249198">
            <text:p>122249198</text:p>
          </table:table-cell>
          <table:table-cell table:style-name="ce4" table:formula="of:=[$Sheet1.$C364]" office:value-type="float" office:value="139226922">
            <text:p>139226922</text:p>
          </table:table-cell>
          <table:table-cell table:style-name="ce4" table:formula="of:=[$Sheet1.$C407]" office:value-type="float" office:value="112408125">
            <text:p>112408125</text:p>
          </table:table-cell>
          <table:table-cell table:number-columns-repeated="1017"/>
        </table:table-row>
        <table:table-row table:style-name="ro1">
          <table:table-cell table:style-name="ce4" table:formula="of:=[$Sheet1.$C237]" office:value-type="float" office:value="127194362">
            <text:p>127194362</text:p>
          </table:table-cell>
          <table:table-cell table:style-name="ce4" table:formula="of:=[$Sheet1.$C259]" office:value-type="float" office:value="136072814">
            <text:p>136072814</text:p>
          </table:table-cell>
          <table:table-cell table:style-name="ce4" table:formula="of:=[$Sheet1.$C276]" office:value-type="float" office:value="124629517">
            <text:p>124629517</text:p>
          </table:table-cell>
          <table:table-cell table:style-name="ce4" table:formula="of:=[$Sheet1.$C309]" office:value-type="float" office:value="128918458">
            <text:p>128918458</text:p>
          </table:table-cell>
          <table:table-cell table:style-name="ce4" table:formula="of:=[$Sheet1.$C355]" office:value-type="float" office:value="122772583">
            <text:p>122772583</text:p>
          </table:table-cell>
          <table:table-cell table:style-name="ce4" table:formula="of:=[$Sheet1.$C380]" office:value-type="float" office:value="140898962">
            <text:p>140898962</text:p>
          </table:table-cell>
          <table:table-cell table:style-name="ce4" table:formula="of:=[$Sheet1.$C396]" office:value-type="float" office:value="112503633">
            <text:p>112503633</text:p>
          </table:table-cell>
          <table:table-cell table:number-columns-repeated="1017"/>
        </table:table-row>
        <table:table-row table:style-name="ro1">
          <table:table-cell table:style-name="ce4" table:formula="of:=[$Sheet1.$C223]" office:value-type="float" office:value="131540061">
            <text:p>131540061</text:p>
          </table:table-cell>
          <table:table-cell table:style-name="ce4" table:formula="of:=[$Sheet1.$C252]" office:value-type="float" office:value="138125739">
            <text:p>138125739</text:p>
          </table:table-cell>
          <table:table-cell table:style-name="ce4" table:formula="of:=[$Sheet1.$C277]" office:value-type="float" office:value="124958224">
            <text:p>124958224</text:p>
          </table:table-cell>
          <table:table-cell table:style-name="ce4" table:formula="of:=[$Sheet1.$C310]" office:value-type="float" office:value="130988085">
            <text:p>130988085</text:p>
          </table:table-cell>
          <table:table-cell table:style-name="ce4" table:formula="of:=[$Sheet1.$C346]" office:value-type="float" office:value="123262170">
            <text:p>123262170</text:p>
          </table:table-cell>
          <table:table-cell table:style-name="ce4" table:formula="of:=[$Sheet1.$C382]" office:value-type="float" office:value="141669487">
            <text:p>141669487</text:p>
          </table:table-cell>
          <table:table-cell table:style-name="ce4" table:formula="of:=[$Sheet1.$C400]" office:value-type="float" office:value="113443382">
            <text:p>113443382</text:p>
          </table:table-cell>
          <table:table-cell table:number-columns-repeated="1017"/>
        </table:table-row>
        <table:table-row table:style-name="ro1">
          <table:table-cell table:style-name="ce4" table:formula="of:=[$Sheet1.$C226]" office:value-type="float" office:value="137046775">
            <text:p>137046775</text:p>
          </table:table-cell>
          <table:table-cell table:style-name="ce4" table:formula="of:=[$Sheet1.$C257]" office:value-type="float" office:value="138166290">
            <text:p>138166290</text:p>
          </table:table-cell>
          <table:table-cell table:style-name="ce4" table:formula="of:=[$Sheet1.$C289]" office:value-type="float" office:value="142284800">
            <text:p>142284800</text:p>
          </table:table-cell>
          <table:table-cell table:style-name="ce4" table:formula="of:=[$Sheet1.$C312]" office:value-type="float" office:value="131700945">
            <text:p>131700945</text:p>
          </table:table-cell>
          <table:table-cell table:style-name="ce4" table:formula="of:=[$Sheet1.$C358]" office:value-type="float" office:value="123337699">
            <text:p>123337699</text:p>
          </table:table-cell>
          <table:table-cell table:style-name="ce4" table:formula="of:=[$Sheet1.$C369]" office:value-type="float" office:value="142725325">
            <text:p>142725325</text:p>
          </table:table-cell>
          <table:table-cell table:style-name="ce4" table:formula="of:=[$Sheet1.$C404]" office:value-type="float" office:value="113809241">
            <text:p>113809241</text:p>
          </table:table-cell>
          <table:table-cell table:number-columns-repeated="1017"/>
        </table:table-row>
        <table:table-row table:style-name="ro1">
          <table:table-cell table:style-name="ce4" table:formula="of:=[$Sheet1.$C224]" office:value-type="float" office:value="144341572">
            <text:p>144341572</text:p>
          </table:table-cell>
          <table:table-cell table:style-name="ce4" table:formula="of:=[$Sheet1.$C255]" office:value-type="float" office:value="141552646">
            <text:p>141552646</text:p>
          </table:table-cell>
          <table:table-cell table:style-name="ce4" table:formula="of:=[$Sheet1.$C286]" office:value-type="float" office:value="145640970">
            <text:p>145640970</text:p>
          </table:table-cell>
          <table:table-cell table:style-name="ce4" table:formula="of:=[$Sheet1.$C331]" office:value-type="float" office:value="134577666">
            <text:p>134577666</text:p>
          </table:table-cell>
          <table:table-cell table:style-name="ce4" table:formula="of:=[$Sheet1.$C337]" office:value-type="float" office:value="123478103">
            <text:p>123478103</text:p>
          </table:table-cell>
          <table:table-cell table:style-name="ce4" table:formula="of:=[$Sheet1.$C377]" office:value-type="float" office:value="143945724">
            <text:p>143945724</text:p>
          </table:table-cell>
          <table:table-cell table:style-name="ce4" table:formula="of:=[$Sheet1.$C406]" office:value-type="float" office:value="113811384">
            <text:p>113811384</text:p>
          </table:table-cell>
          <table:table-cell table:number-columns-repeated="1017"/>
        </table:table-row>
        <table:table-row table:style-name="ro1">
          <table:table-cell table:style-name="ce4" table:formula="of:=[$Sheet1.$C238]" office:value-type="float" office:value="146524692">
            <text:p>146524692</text:p>
          </table:table-cell>
          <table:table-cell table:style-name="ce4" table:formula="of:=[$Sheet1.$C260]" office:value-type="float" office:value="143680866">
            <text:p>143680866</text:p>
          </table:table-cell>
          <table:table-cell table:style-name="ce4" table:formula="of:=[$Sheet1.$C293]" office:value-type="float" office:value="145703668">
            <text:p>145703668</text:p>
          </table:table-cell>
          <table:table-cell table:style-name="ce4" table:formula="of:=[$Sheet1.$C321]" office:value-type="float" office:value="136436481">
            <text:p>136436481</text:p>
          </table:table-cell>
          <table:table-cell table:style-name="ce4" table:formula="of:=[$Sheet1.$C347]" office:value-type="float" office:value="124275921">
            <text:p>124275921</text:p>
          </table:table-cell>
          <table:table-cell table:style-name="ce4" table:formula="of:=[$Sheet1.$C367]" office:value-type="float" office:value="145258832">
            <text:p>145258832</text:p>
          </table:table-cell>
          <table:table-cell table:style-name="ce4" table:formula="of:=[$Sheet1.$C416]" office:value-type="float" office:value="113875810">
            <text:p>113875810</text:p>
          </table:table-cell>
          <table:table-cell table:number-columns-repeated="1017"/>
        </table:table-row>
        <table:table-row table:style-name="ro1">
          <table:table-cell table:style-name="ce4" table:formula="of:=[$Sheet1.$C233]" office:value-type="float" office:value="149501841">
            <text:p>149501841</text:p>
          </table:table-cell>
          <table:table-cell table:style-name="ce4" table:formula="of:=[$Sheet1.$C272]" office:value-type="float" office:value="143930254">
            <text:p>143930254</text:p>
          </table:table-cell>
          <table:table-cell table:style-name="ce4" table:formula="of:=[$Sheet1.$C280]" office:value-type="float" office:value="174549634">
            <text:p>174549634</text:p>
          </table:table-cell>
          <table:table-cell table:style-name="ce4" table:formula="of:=[$Sheet1.$C307]" office:value-type="float" office:value="136988256">
            <text:p>136988256</text:p>
          </table:table-cell>
          <table:table-cell table:style-name="ce4" table:formula="of:=[$Sheet1.$C356]" office:value-type="float" office:value="125469716">
            <text:p>125469716</text:p>
          </table:table-cell>
          <table:table-cell table:style-name="ce4" table:formula="of:=[$Sheet1.$C368]" office:value-type="float" office:value="145331335">
            <text:p>145331335</text:p>
          </table:table-cell>
          <table:table-cell table:style-name="ce4" table:formula="of:=[$Sheet1.$C410]" office:value-type="float" office:value="114458218">
            <text:p>114458218</text:p>
          </table:table-cell>
          <table:table-cell table:number-columns-repeated="1017"/>
        </table:table-row>
        <table:table-row table:style-name="ro1">
          <table:table-cell table:style-name="ce4" table:formula="of:=[$Sheet1.$C228]" office:value-type="float" office:value="150142118">
            <text:p>150142118</text:p>
          </table:table-cell>
          <table:table-cell table:style-name="ce4" table:formula="of:=[$Sheet1.$C265]" office:value-type="float" office:value="157451468">
            <text:p>157451468</text:p>
          </table:table-cell>
          <table:table-cell table:style-name="ce4" table:formula="of:=[$Sheet1.$C283]" office:value-type="float" office:value="178669894">
            <text:p>178669894</text:p>
          </table:table-cell>
          <table:table-cell table:style-name="ce4" table:formula="of:=[$Sheet1.$C315]" office:value-type="float" office:value="138534296">
            <text:p>138534296</text:p>
          </table:table-cell>
          <table:table-cell table:style-name="ce4" table:formula="of:=[$Sheet1.$C338]" office:value-type="float" office:value="125868239">
            <text:p>125868239</text:p>
          </table:table-cell>
          <table:table-cell table:style-name="ce4" table:formula="of:=[$Sheet1.$C376]" office:value-type="float" office:value="146118526">
            <text:p>146118526</text:p>
          </table:table-cell>
          <table:table-cell table:style-name="ce4" table:formula="of:=[$Sheet1.$C414]" office:value-type="float" office:value="115097839">
            <text:p>115097839</text:p>
          </table:table-cell>
          <table:table-cell table:number-columns-repeated="1017"/>
        </table:table-row>
        <table:table-row table:style-name="ro1">
          <table:table-cell table:style-name="ce4" table:formula="of:=[$Sheet1.$C235]" office:value-type="float" office:value="150817291">
            <text:p>150817291</text:p>
          </table:table-cell>
          <table:table-cell table:style-name="ce4" table:formula="of:=[$Sheet1.$C256]" office:value-type="float" office:value="157691910">
            <text:p>157691910</text:p>
          </table:table-cell>
          <table:table-cell table:style-name="ce4" table:formula="of:=[$Sheet1.$C290]" office:value-type="float" office:value="180477489">
            <text:p>180477489</text:p>
          </table:table-cell>
          <table:table-cell table:style-name="ce4" table:formula="of:=[$Sheet1.$C323]" office:value-type="float" office:value="147349619">
            <text:p>147349619</text:p>
          </table:table-cell>
          <table:table-cell table:style-name="ce4" table:formula="of:=[$Sheet1.$C342]" office:value-type="float" office:value="126031255">
            <text:p>126031255</text:p>
          </table:table-cell>
          <table:table-cell table:style-name="ce4" table:formula="of:=[$Sheet1.$C375]" office:value-type="float" office:value="146876307">
            <text:p>146876307</text:p>
          </table:table-cell>
          <table:table-cell table:style-name="ce4" table:formula="of:=[$Sheet1.$C411]" office:value-type="float" office:value="116827641">
            <text:p>116827641</text:p>
          </table:table-cell>
          <table:table-cell table:number-columns-repeated="1017"/>
        </table:table-row>
        <table:table-row table:style-name="ro1">
          <table:table-cell table:style-name="ce4" table:formula="of:=[$Sheet1.$C243]" office:value-type="float" office:value="152201472">
            <text:p>152201472</text:p>
          </table:table-cell>
          <table:table-cell table:style-name="ce4" table:formula="of:=[$Sheet1.$C263]" office:value-type="float" office:value="158164048">
            <text:p>158164048</text:p>
          </table:table-cell>
          <table:table-cell table:style-name="ce4" table:formula="of:=[$Sheet1.$C296]" office:value-type="float" office:value="181975728">
            <text:p>181975728</text:p>
          </table:table-cell>
          <table:table-cell table:style-name="ce4" table:formula="of:=[$Sheet1.$C325]" office:value-type="float" office:value="147907047">
            <text:p>147907047</text:p>
          </table:table-cell>
          <table:table-cell table:style-name="ce4" table:formula="of:=[$Sheet1.$C353]" office:value-type="float" office:value="126976961">
            <text:p>126976961</text:p>
          </table:table-cell>
          <table:table-cell table:style-name="ce4" table:formula="of:=[$Sheet1.$C389]" office:value-type="float" office:value="147460154">
            <text:p>147460154</text:p>
          </table:table-cell>
          <table:table-cell table:style-name="ce4" table:formula="of:=[$Sheet1.$C408]" office:value-type="float" office:value="117309104">
            <text:p>117309104</text:p>
          </table:table-cell>
          <table:table-cell table:number-columns-repeated="1017"/>
        </table:table-row>
        <table:table-row table:style-name="ro1">
          <table:table-cell table:style-name="ce4" table:formula="of:=[$Sheet1.$C229]" office:value-type="float" office:value="152645148">
            <text:p>152645148</text:p>
          </table:table-cell>
          <table:table-cell table:style-name="ce4" table:formula="of:=[$Sheet1.$C268]" office:value-type="float" office:value="158375969">
            <text:p>158375969</text:p>
          </table:table-cell>
          <table:table-cell table:style-name="ce4" table:formula="of:=[$Sheet1.$C299]" office:value-type="float" office:value="182474565">
            <text:p>182474565</text:p>
          </table:table-cell>
          <table:table-cell table:style-name="ce4" table:formula="of:=[$Sheet1.$C306]" office:value-type="float" office:value="150480472">
            <text:p>150480472</text:p>
          </table:table-cell>
          <table:table-cell table:style-name="ce4" table:formula="of:=[$Sheet1.$C345]" office:value-type="float" office:value="127052443">
            <text:p>127052443</text:p>
          </table:table-cell>
          <table:table-cell table:style-name="ce4" table:formula="of:=[$Sheet1.$C387]" office:value-type="float" office:value="149902487">
            <text:p>149902487</text:p>
          </table:table-cell>
          <table:table-cell table:style-name="ce4" table:formula="of:=[$Sheet1.$C394]" office:value-type="float" office:value="119371464">
            <text:p>119371464</text:p>
          </table:table-cell>
          <table:table-cell table:number-columns-repeated="1017"/>
        </table:table-row>
        <table:table-row table:style-name="ro1">
          <table:table-cell table:style-name="ce4" table:formula="of:=[$Sheet1.$C227]" office:value-type="float" office:value="153766403">
            <text:p>153766403</text:p>
          </table:table-cell>
          <table:table-cell table:style-name="ce4" table:formula="of:=[$Sheet1.$C258]" office:value-type="float" office:value="160678764">
            <text:p>160678764</text:p>
          </table:table-cell>
          <table:table-cell table:style-name="ce4" table:formula="of:=[$Sheet1.$C274]" office:value-type="float" office:value="182624784">
            <text:p>182624784</text:p>
          </table:table-cell>
          <table:table-cell table:style-name="ce4" table:formula="of:=[$Sheet1.$C329]" office:value-type="float" office:value="158308513">
            <text:p>158308513</text:p>
          </table:table-cell>
          <table:table-cell table:style-name="ce4" table:formula="of:=[$Sheet1.$C361]" office:value-type="float" office:value="129149478">
            <text:p>129149478</text:p>
          </table:table-cell>
          <table:table-cell table:style-name="ce4" table:formula="of:=[$Sheet1.$C392]" office:value-type="float" office:value="151680378">
            <text:p>151680378</text:p>
          </table:table-cell>
          <table:table-cell table:style-name="ce4" table:formula="of:=[$Sheet1.$C415]" office:value-type="float" office:value="120054534">
            <text:p>120054534</text:p>
          </table:table-cell>
          <table:table-cell table:number-columns-repeated="1017"/>
        </table:table-row>
        <table:table-row table:style-name="ro1">
          <table:table-cell table:formula="of:=AVERAGE([.A2:.A31])" office:value-type="float" office:value="122222336.9">
            <text:p>122222336.9</text:p>
          </table:table-cell>
          <table:table-cell table:formula="of:=AVERAGE([.B2:.B31])" office:value-type="float" office:value="127572819.2">
            <text:p>127572819.2</text:p>
          </table:table-cell>
          <table:table-cell table:formula="of:=AVERAGE([.C2:.C31])" office:value-type="float" office:value="131386342.333333">
            <text:p>131386342.333333</text:p>
          </table:table-cell>
          <table:table-cell table:formula="of:=AVERAGE([.D2:.D31])" office:value-type="float" office:value="119688795.133333">
            <text:p>119688795.133333</text:p>
          </table:table-cell>
          <table:table-cell table:formula="of:=AVERAGE([.E2:.E31])" office:value-type="float" office:value="112662603.433333">
            <text:p>112662603.433333</text:p>
          </table:table-cell>
          <table:table-cell table:formula="of:=AVERAGE([.F2:.F31])" office:value-type="float" office:value="124739562.8">
            <text:p>124739562.8</text:p>
          </table:table-cell>
          <table:table-cell table:formula="of:=AVERAGE([.G2:.G31])" office:value-type="float" office:value="105162772.833333">
            <text:p>105162772.833333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CardMarkCS" table:style-name="ta1">
        <table:shapes>
          <draw:frame draw:z-index="0" draw:style-name="gr1" svg:width="28.148cm" svg:height="14.651cm" svg:x="0.098cm" svg:y="0.803cm">
            <draw:object draw:notify-on-update-of-ranges="CondCardMarkCS.A1:CondCardMarkCS.A1 CondCardMarkCS.A2:CondCardMarkCS.A31 CondCardMarkCS.B1:CondCardMarkCS.B1 CondCardMarkCS.B2:CondCardMarkCS.B31 CondCardMarkCS.C1:CondCardMarkCS.C1 CondCardMarkCS.C2:CondCardMarkCS.C31 CondCardMarkCS.D1:CondCardMarkCS.D1 CondCardMarkCS.D2:CondCardMarkCS.D31 CondCardMarkCS.E1:CondCardMarkCS.E1 CondCardMarkCS.E2:CondCardMarkCS.E31 CondCardMarkCS.F1:CondCardMarkCS.F1 CondCardMarkCS.F2:CondCardMarkCS.F31 CondCardMarkCS.G1:CondCardMarkCS.G1 CondCardMarkCS.G2:CondCardMarkCS.G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4"/>
        <table:table-row table:style-name="ro1">
          <table:table-cell table:style-name="ce3" office:value-type="string">
            <text:p>O1</text:p>
          </table:table-cell>
          <table:table-cell table:style-name="ce3" office:value-type="string">
            <text:p>O2</text:p>
          </table:table-cell>
          <table:table-cell table:style-name="ce3" office:value-type="string">
            <text:p>I1</text:p>
          </table:table-cell>
          <table:table-cell table:style-name="ce3" office:value-type="string">
            <text:p>I2</text:p>
          </table:table-cell>
          <table:table-cell table:style-name="ce3" office:value-type="string">
            <text:p>I3</text:p>
          </table:table-cell>
          <table:table-cell table:style-name="ce3" office:value-type="string">
            <text:p>I4</text:p>
          </table:table-cell>
          <table:table-cell table:style-name="ce3" office:value-type="string">
            <text:p>I5</text:p>
          </table:table-cell>
        </table:table-row>
        <table:table-row table:style-name="ro1">
          <table:table-cell table:formula="of:=[$Sheet1.$C441]" office:value-type="float" office:value="12133517">
            <text:p>12133517</text:p>
          </table:table-cell>
          <table:table-cell table:formula="of:=[$Sheet1.$C474]" office:value-type="float" office:value="14023562">
            <text:p>14023562</text:p>
          </table:table-cell>
          <table:table-cell table:formula="of:=[$Sheet1.$C505]" office:value-type="float" office:value="10979951">
            <text:p>10979951</text:p>
          </table:table-cell>
          <table:table-cell table:formula="of:=[$Sheet1.$C539]" office:value-type="float" office:value="10427446">
            <text:p>10427446</text:p>
          </table:table-cell>
          <table:table-cell table:formula="of:=[$Sheet1.$C566]" office:value-type="float" office:value="12280928">
            <text:p>12280928</text:p>
          </table:table-cell>
          <table:table-cell table:formula="of:=[$Sheet1.$C594]" office:value-type="float" office:value="12494327">
            <text:p>12494327</text:p>
          </table:table-cell>
          <table:table-cell table:formula="of:=[$Sheet1.$C616]" office:value-type="float" office:value="16420335">
            <text:p>16420335</text:p>
          </table:table-cell>
        </table:table-row>
        <table:table-row table:style-name="ro1">
          <table:table-cell table:formula="of:=[$Sheet1.$C445]" office:value-type="float" office:value="13179763">
            <text:p>13179763</text:p>
          </table:table-cell>
          <table:table-cell table:formula="of:=[$Sheet1.$C478]" office:value-type="float" office:value="15828190">
            <text:p>15828190</text:p>
          </table:table-cell>
          <table:table-cell table:formula="of:=[$Sheet1.$C512]" office:value-type="float" office:value="11583578">
            <text:p>11583578</text:p>
          </table:table-cell>
          <table:table-cell table:formula="of:=[$Sheet1.$C533]" office:value-type="float" office:value="11962267">
            <text:p>11962267</text:p>
          </table:table-cell>
          <table:table-cell table:formula="of:=[$Sheet1.$C563]" office:value-type="float" office:value="12459310">
            <text:p>12459310</text:p>
          </table:table-cell>
          <table:table-cell table:formula="of:=[$Sheet1.$C593]" office:value-type="float" office:value="12706661">
            <text:p>12706661</text:p>
          </table:table-cell>
          <table:table-cell table:formula="of:=[$Sheet1.$C626]" office:value-type="float" office:value="19430391">
            <text:p>19430391</text:p>
          </table:table-cell>
        </table:table-row>
        <table:table-row table:style-name="ro1">
          <table:table-cell table:formula="of:=[$Sheet1.$C444]" office:value-type="float" office:value="14828884">
            <text:p>14828884</text:p>
          </table:table-cell>
          <table:table-cell table:formula="of:=[$Sheet1.$C470]" office:value-type="float" office:value="16462980">
            <text:p>16462980</text:p>
          </table:table-cell>
          <table:table-cell table:formula="of:=[$Sheet1.$C498]" office:value-type="float" office:value="12146897">
            <text:p>12146897</text:p>
          </table:table-cell>
          <table:table-cell table:formula="of:=[$Sheet1.$C531]" office:value-type="float" office:value="12941254">
            <text:p>12941254</text:p>
          </table:table-cell>
          <table:table-cell table:formula="of:=[$Sheet1.$C572]" office:value-type="float" office:value="13292846">
            <text:p>13292846</text:p>
          </table:table-cell>
          <table:table-cell table:formula="of:=[$Sheet1.$C604]" office:value-type="float" office:value="13058359">
            <text:p>13058359</text:p>
          </table:table-cell>
          <table:table-cell table:formula="of:=[$Sheet1.$C622]" office:value-type="float" office:value="19661177">
            <text:p>19661177</text:p>
          </table:table-cell>
        </table:table-row>
        <table:table-row table:style-name="ro1">
          <table:table-cell table:formula="of:=[$Sheet1.$C431]" office:value-type="float" office:value="14960486">
            <text:p>14960486</text:p>
          </table:table-cell>
          <table:table-cell table:formula="of:=[$Sheet1.$C458]" office:value-type="float" office:value="16853774">
            <text:p>16853774</text:p>
          </table:table-cell>
          <table:table-cell table:formula="of:=[$Sheet1.$C501]" office:value-type="float" office:value="12447778">
            <text:p>12447778</text:p>
          </table:table-cell>
          <table:table-cell table:formula="of:=[$Sheet1.$C525]" office:value-type="float" office:value="13171494">
            <text:p>13171494</text:p>
          </table:table-cell>
          <table:table-cell table:formula="of:=[$Sheet1.$C546]" office:value-type="float" office:value="13450293">
            <text:p>13450293</text:p>
          </table:table-cell>
          <table:table-cell table:formula="of:=[$Sheet1.$C579]" office:value-type="float" office:value="13480621">
            <text:p>13480621</text:p>
          </table:table-cell>
          <table:table-cell table:formula="of:=[$Sheet1.$C609]" office:value-type="float" office:value="19727812">
            <text:p>19727812</text:p>
          </table:table-cell>
        </table:table-row>
        <table:table-row table:style-name="ro1">
          <table:table-cell table:formula="of:=[$Sheet1.$C435]" office:value-type="float" office:value="15569243">
            <text:p>15569243</text:p>
          </table:table-cell>
          <table:table-cell table:formula="of:=[$Sheet1.$C466]" office:value-type="float" office:value="17506471">
            <text:p>17506471</text:p>
          </table:table-cell>
          <table:table-cell table:formula="of:=[$Sheet1.$C491]" office:value-type="float" office:value="12547440">
            <text:p>12547440</text:p>
          </table:table-cell>
          <table:table-cell table:formula="of:=[$Sheet1.$C536]" office:value-type="float" office:value="13559788">
            <text:p>13559788</text:p>
          </table:table-cell>
          <table:table-cell table:formula="of:=[$Sheet1.$C559]" office:value-type="float" office:value="14089200">
            <text:p>14089200</text:p>
          </table:table-cell>
          <table:table-cell table:formula="of:=[$Sheet1.$C585]" office:value-type="float" office:value="13657149">
            <text:p>13657149</text:p>
          </table:table-cell>
          <table:table-cell table:formula="of:=[$Sheet1.$C629]" office:value-type="float" office:value="19752406">
            <text:p>19752406</text:p>
          </table:table-cell>
        </table:table-row>
        <table:table-row table:style-name="ro1">
          <table:table-cell table:formula="of:=[$Sheet1.$C454]" office:value-type="float" office:value="17170734">
            <text:p>17170734</text:p>
          </table:table-cell>
          <table:table-cell table:formula="of:=[$Sheet1.$C483]" office:value-type="float" office:value="17748293">
            <text:p>17748293</text:p>
          </table:table-cell>
          <table:table-cell table:formula="of:=[$Sheet1.$C504]" office:value-type="float" office:value="15012858">
            <text:p>15012858</text:p>
          </table:table-cell>
          <table:table-cell table:formula="of:=[$Sheet1.$C519]" office:value-type="float" office:value="14014857">
            <text:p>14014857</text:p>
          </table:table-cell>
          <table:table-cell table:formula="of:=[$Sheet1.$C556]" office:value-type="float" office:value="14523994">
            <text:p>14523994</text:p>
          </table:table-cell>
          <table:table-cell table:formula="of:=[$Sheet1.$C595]" office:value-type="float" office:value="14241718">
            <text:p>14241718</text:p>
          </table:table-cell>
          <table:table-cell table:formula="of:=[$Sheet1.$C612]" office:value-type="float" office:value="21223716">
            <text:p>21223716</text:p>
          </table:table-cell>
        </table:table-row>
        <table:table-row table:style-name="ro1">
          <table:table-cell table:formula="of:=[$Sheet1.$C430]" office:value-type="float" office:value="17372629">
            <text:p>17372629</text:p>
          </table:table-cell>
          <table:table-cell table:formula="of:=[$Sheet1.$C472]" office:value-type="float" office:value="17763997">
            <text:p>17763997</text:p>
          </table:table-cell>
          <table:table-cell table:formula="of:=[$Sheet1.$C503]" office:value-type="float" office:value="17958781">
            <text:p>17958781</text:p>
          </table:table-cell>
          <table:table-cell table:formula="of:=[$Sheet1.$C543]" office:value-type="float" office:value="14802798">
            <text:p>14802798</text:p>
          </table:table-cell>
          <table:table-cell table:formula="of:=[$Sheet1.$C553]" office:value-type="float" office:value="14685705">
            <text:p>14685705</text:p>
          </table:table-cell>
          <table:table-cell table:formula="of:=[$Sheet1.$C581]" office:value-type="float" office:value="14873318">
            <text:p>14873318</text:p>
          </table:table-cell>
          <table:table-cell table:formula="of:=[$Sheet1.$C620]" office:value-type="float" office:value="21264590">
            <text:p>21264590</text:p>
          </table:table-cell>
        </table:table-row>
        <table:table-row table:style-name="ro1">
          <table:table-cell table:formula="of:=[$Sheet1.$C446]" office:value-type="float" office:value="17564989">
            <text:p>17564989</text:p>
          </table:table-cell>
          <table:table-cell table:formula="of:=[$Sheet1.$C460]" office:value-type="float" office:value="18105974">
            <text:p>18105974</text:p>
          </table:table-cell>
          <table:table-cell table:formula="of:=[$Sheet1.$C499]" office:value-type="float" office:value="21035305">
            <text:p>21035305</text:p>
          </table:table-cell>
          <table:table-cell table:formula="of:=[$Sheet1.$C518]" office:value-type="float" office:value="14904348">
            <text:p>14904348</text:p>
          </table:table-cell>
          <table:table-cell table:formula="of:=[$Sheet1.$C550]" office:value-type="float" office:value="14923990">
            <text:p>14923990</text:p>
          </table:table-cell>
          <table:table-cell table:formula="of:=[$Sheet1.$C596]" office:value-type="float" office:value="15128090">
            <text:p>15128090</text:p>
          </table:table-cell>
          <table:table-cell table:formula="of:=[$Sheet1.$C621]" office:value-type="float" office:value="21546872">
            <text:p>21546872</text:p>
          </table:table-cell>
        </table:table-row>
        <table:table-row table:style-name="ro1">
          <table:table-cell table:formula="of:=[$Sheet1.$C437]" office:value-type="float" office:value="17818844">
            <text:p>17818844</text:p>
          </table:table-cell>
          <table:table-cell table:formula="of:=[$Sheet1.$C479]" office:value-type="float" office:value="18106325">
            <text:p>18106325</text:p>
          </table:table-cell>
          <table:table-cell table:formula="of:=[$Sheet1.$C489]" office:value-type="float" office:value="21160177">
            <text:p>21160177</text:p>
          </table:table-cell>
          <table:table-cell table:formula="of:=[$Sheet1.$C530]" office:value-type="float" office:value="16143943">
            <text:p>16143943</text:p>
          </table:table-cell>
          <table:table-cell table:formula="of:=[$Sheet1.$C565]" office:value-type="float" office:value="15972022">
            <text:p>15972022</text:p>
          </table:table-cell>
          <table:table-cell table:formula="of:=[$Sheet1.$C577]" office:value-type="float" office:value="15653241">
            <text:p>15653241</text:p>
          </table:table-cell>
          <table:table-cell table:formula="of:=[$Sheet1.$C630]" office:value-type="float" office:value="22131866">
            <text:p>22131866</text:p>
          </table:table-cell>
        </table:table-row>
        <table:table-row table:style-name="ro1">
          <table:table-cell table:formula="of:=[$Sheet1.$C448]" office:value-type="float" office:value="18017543">
            <text:p>18017543</text:p>
          </table:table-cell>
          <table:table-cell table:formula="of:=[$Sheet1.$C461]" office:value-type="float" office:value="18631444">
            <text:p>18631444</text:p>
          </table:table-cell>
          <table:table-cell table:formula="of:=[$Sheet1.$C494]" office:value-type="float" office:value="22393394">
            <text:p>22393394</text:p>
          </table:table-cell>
          <table:table-cell table:formula="of:=[$Sheet1.$C517]" office:value-type="float" office:value="18992680">
            <text:p>18992680</text:p>
          </table:table-cell>
          <table:table-cell table:formula="of:=[$Sheet1.$C555]" office:value-type="float" office:value="16205247">
            <text:p>16205247</text:p>
          </table:table-cell>
          <table:table-cell table:formula="of:=[$Sheet1.$C590]" office:value-type="float" office:value="15895763">
            <text:p>15895763</text:p>
          </table:table-cell>
          <table:table-cell table:formula="of:=[$Sheet1.$C614]" office:value-type="float" office:value="22267259">
            <text:p>22267259</text:p>
          </table:table-cell>
        </table:table-row>
        <table:table-row table:style-name="ro1">
          <table:table-cell table:formula="of:=[$Sheet1.$C452]" office:value-type="float" office:value="20816731">
            <text:p>20816731</text:p>
          </table:table-cell>
          <table:table-cell table:formula="of:=[$Sheet1.$C455]" office:value-type="float" office:value="18933979">
            <text:p>18933979</text:p>
          </table:table-cell>
          <table:table-cell table:formula="of:=[$Sheet1.$C488]" office:value-type="float" office:value="22702941">
            <text:p>22702941</text:p>
          </table:table-cell>
          <table:table-cell table:formula="of:=[$Sheet1.$C540]" office:value-type="float" office:value="19177843">
            <text:p>19177843</text:p>
          </table:table-cell>
          <table:table-cell table:formula="of:=[$Sheet1.$C558]" office:value-type="float" office:value="16226524">
            <text:p>16226524</text:p>
          </table:table-cell>
          <table:table-cell table:formula="of:=[$Sheet1.$C591]" office:value-type="float" office:value="15956930">
            <text:p>15956930</text:p>
          </table:table-cell>
          <table:table-cell table:formula="of:=[$Sheet1.$C628]" office:value-type="float" office:value="22294325">
            <text:p>22294325</text:p>
          </table:table-cell>
        </table:table-row>
        <table:table-row table:style-name="ro1">
          <table:table-cell table:formula="of:=[$Sheet1.$C434]" office:value-type="float" office:value="21214906">
            <text:p>21214906</text:p>
          </table:table-cell>
          <table:table-cell table:formula="of:=[$Sheet1.$C477]" office:value-type="float" office:value="19009026">
            <text:p>19009026</text:p>
          </table:table-cell>
          <table:table-cell table:formula="of:=[$Sheet1.$C487]" office:value-type="float" office:value="22799726">
            <text:p>22799726</text:p>
          </table:table-cell>
          <table:table-cell table:formula="of:=[$Sheet1.$C534]" office:value-type="float" office:value="19181433">
            <text:p>19181433</text:p>
          </table:table-cell>
          <table:table-cell table:formula="of:=[$Sheet1.$C568]" office:value-type="float" office:value="16472453">
            <text:p>16472453</text:p>
          </table:table-cell>
          <table:table-cell table:formula="of:=[$Sheet1.$C602]" office:value-type="float" office:value="16063596">
            <text:p>16063596</text:p>
          </table:table-cell>
          <table:table-cell table:formula="of:=[$Sheet1.$C633]" office:value-type="float" office:value="22343835">
            <text:p>22343835</text:p>
          </table:table-cell>
        </table:table-row>
        <table:table-row table:style-name="ro1">
          <table:table-cell table:formula="of:=[$Sheet1.$C442]" office:value-type="float" office:value="24392103">
            <text:p>24392103</text:p>
          </table:table-cell>
          <table:table-cell table:formula="of:=[$Sheet1.$C465]" office:value-type="float" office:value="19293074">
            <text:p>19293074</text:p>
          </table:table-cell>
          <table:table-cell table:formula="of:=[$Sheet1.$C514]" office:value-type="float" office:value="22800763">
            <text:p>22800763</text:p>
          </table:table-cell>
          <table:table-cell table:formula="of:=[$Sheet1.$C544]" office:value-type="float" office:value="19682218">
            <text:p>19682218</text:p>
          </table:table-cell>
          <table:table-cell table:formula="of:=[$Sheet1.$C562]" office:value-type="float" office:value="16864122">
            <text:p>16864122</text:p>
          </table:table-cell>
          <table:table-cell table:formula="of:=[$Sheet1.$C601]" office:value-type="float" office:value="16539715">
            <text:p>16539715</text:p>
          </table:table-cell>
          <table:table-cell table:formula="of:=[$Sheet1.$C627]" office:value-type="float" office:value="22471168">
            <text:p>22471168</text:p>
          </table:table-cell>
        </table:table-row>
        <table:table-row table:style-name="ro1">
          <table:table-cell table:formula="of:=[$Sheet1.$C427]" office:value-type="float" office:value="24579164">
            <text:p>24579164</text:p>
          </table:table-cell>
          <table:table-cell table:formula="of:=[$Sheet1.$C468]" office:value-type="float" office:value="20017291">
            <text:p>20017291</text:p>
          </table:table-cell>
          <table:table-cell table:formula="of:=[$Sheet1.$C507]" office:value-type="float" office:value="23153779">
            <text:p>23153779</text:p>
          </table:table-cell>
          <table:table-cell table:formula="of:=[$Sheet1.$C538]" office:value-type="float" office:value="20192656">
            <text:p>20192656</text:p>
          </table:table-cell>
          <table:table-cell table:formula="of:=[$Sheet1.$C551]" office:value-type="float" office:value="16935667">
            <text:p>16935667</text:p>
          </table:table-cell>
          <table:table-cell table:formula="of:=[$Sheet1.$C584]" office:value-type="float" office:value="16893909">
            <text:p>16893909</text:p>
          </table:table-cell>
          <table:table-cell table:formula="of:=[$Sheet1.$C607]" office:value-type="float" office:value="22881896">
            <text:p>22881896</text:p>
          </table:table-cell>
        </table:table-row>
        <table:table-row table:style-name="ro1">
          <table:table-cell table:formula="of:=[$Sheet1.$C447]" office:value-type="float" office:value="24950790">
            <text:p>24950790</text:p>
          </table:table-cell>
          <table:table-cell table:formula="of:=[$Sheet1.$C469]" office:value-type="float" office:value="20328521">
            <text:p>20328521</text:p>
          </table:table-cell>
          <table:table-cell table:formula="of:=[$Sheet1.$C492]" office:value-type="float" office:value="23422686">
            <text:p>23422686</text:p>
          </table:table-cell>
          <table:table-cell table:formula="of:=[$Sheet1.$C524]" office:value-type="float" office:value="20479048">
            <text:p>20479048</text:p>
          </table:table-cell>
          <table:table-cell table:formula="of:=[$Sheet1.$C574]" office:value-type="float" office:value="17154180">
            <text:p>17154180</text:p>
          </table:table-cell>
          <table:table-cell table:formula="of:=[$Sheet1.$C582]" office:value-type="float" office:value="17315907">
            <text:p>17315907</text:p>
          </table:table-cell>
          <table:table-cell table:formula="of:=[$Sheet1.$C632]" office:value-type="float" office:value="23444329">
            <text:p>23444329</text:p>
          </table:table-cell>
        </table:table-row>
        <table:table-row table:style-name="ro1">
          <table:table-cell table:formula="of:=[$Sheet1.$C438]" office:value-type="float" office:value="25227588">
            <text:p>25227588</text:p>
          </table:table-cell>
          <table:table-cell table:formula="of:=[$Sheet1.$C457]" office:value-type="float" office:value="20409688">
            <text:p>20409688</text:p>
          </table:table-cell>
          <table:table-cell table:formula="of:=[$Sheet1.$C510]" office:value-type="float" office:value="23465205">
            <text:p>23465205</text:p>
          </table:table-cell>
          <table:table-cell table:formula="of:=[$Sheet1.$C542]" office:value-type="float" office:value="21327838">
            <text:p>21327838</text:p>
          </table:table-cell>
          <table:table-cell table:formula="of:=[$Sheet1.$C561]" office:value-type="float" office:value="17171852">
            <text:p>17171852</text:p>
          </table:table-cell>
          <table:table-cell table:formula="of:=[$Sheet1.$C576]" office:value-type="float" office:value="17759003">
            <text:p>17759003</text:p>
          </table:table-cell>
          <table:table-cell table:formula="of:=[$Sheet1.$C631]" office:value-type="float" office:value="24173714">
            <text:p>24173714</text:p>
          </table:table-cell>
        </table:table-row>
        <table:table-row table:style-name="ro1">
          <table:table-cell table:formula="of:=[$Sheet1.$C449]" office:value-type="float" office:value="26436891">
            <text:p>26436891</text:p>
          </table:table-cell>
          <table:table-cell table:formula="of:=[$Sheet1.$C467]" office:value-type="float" office:value="20525668">
            <text:p>20525668</text:p>
          </table:table-cell>
          <table:table-cell table:formula="of:=[$Sheet1.$C485]" office:value-type="float" office:value="23626683">
            <text:p>23626683</text:p>
          </table:table-cell>
          <table:table-cell table:formula="of:=[$Sheet1.$C537]" office:value-type="float" office:value="21342627">
            <text:p>21342627</text:p>
          </table:table-cell>
          <table:table-cell table:formula="of:=[$Sheet1.$C570]" office:value-type="float" office:value="17381190">
            <text:p>17381190</text:p>
          </table:table-cell>
          <table:table-cell table:formula="of:=[$Sheet1.$C592]" office:value-type="float" office:value="19138745">
            <text:p>19138745</text:p>
          </table:table-cell>
          <table:table-cell table:formula="of:=[$Sheet1.$C634]" office:value-type="float" office:value="24436840">
            <text:p>24436840</text:p>
          </table:table-cell>
        </table:table-row>
        <table:table-row table:style-name="ro1">
          <table:table-cell table:formula="of:=[$Sheet1.$C426]" office:value-type="float" office:value="27043595">
            <text:p>27043595</text:p>
          </table:table-cell>
          <table:table-cell table:formula="of:=[$Sheet1.$C462]" office:value-type="float" office:value="20624224">
            <text:p>20624224</text:p>
          </table:table-cell>
          <table:table-cell table:formula="of:=[$Sheet1.$C496]" office:value-type="float" office:value="23801905">
            <text:p>23801905</text:p>
          </table:table-cell>
          <table:table-cell table:formula="of:=[$Sheet1.$C523]" office:value-type="float" office:value="21563853">
            <text:p>21563853</text:p>
          </table:table-cell>
          <table:table-cell table:formula="of:=[$Sheet1.$C545]" office:value-type="float" office:value="18366266">
            <text:p>18366266</text:p>
          </table:table-cell>
          <table:table-cell table:formula="of:=[$Sheet1.$C587]" office:value-type="float" office:value="20063722">
            <text:p>20063722</text:p>
          </table:table-cell>
          <table:table-cell table:formula="of:=[$Sheet1.$C611]" office:value-type="float" office:value="24604629">
            <text:p>24604629</text:p>
          </table:table-cell>
        </table:table-row>
        <table:table-row table:style-name="ro1">
          <table:table-cell table:formula="of:=[$Sheet1.$C453]" office:value-type="float" office:value="29764567">
            <text:p>29764567</text:p>
          </table:table-cell>
          <table:table-cell table:formula="of:=[$Sheet1.$C459]" office:value-type="float" office:value="21013830">
            <text:p>21013830</text:p>
          </table:table-cell>
          <table:table-cell table:formula="of:=[$Sheet1.$C490]" office:value-type="float" office:value="23888320">
            <text:p>23888320</text:p>
          </table:table-cell>
          <table:table-cell table:formula="of:=[$Sheet1.$C521]" office:value-type="float" office:value="22043587">
            <text:p>22043587</text:p>
          </table:table-cell>
          <table:table-cell table:formula="of:=[$Sheet1.$C571]" office:value-type="float" office:value="18611615">
            <text:p>18611615</text:p>
          </table:table-cell>
          <table:table-cell table:formula="of:=[$Sheet1.$C588]" office:value-type="float" office:value="21157045">
            <text:p>21157045</text:p>
          </table:table-cell>
          <table:table-cell table:formula="of:=[$Sheet1.$C623]" office:value-type="float" office:value="24865279">
            <text:p>24865279</text:p>
          </table:table-cell>
        </table:table-row>
        <table:table-row table:style-name="ro1">
          <table:table-cell table:formula="of:=[$Sheet1.$C429]" office:value-type="float" office:value="30282389">
            <text:p>30282389</text:p>
          </table:table-cell>
          <table:table-cell table:formula="of:=[$Sheet1.$C463]" office:value-type="float" office:value="21900689">
            <text:p>21900689</text:p>
          </table:table-cell>
          <table:table-cell table:formula="of:=[$Sheet1.$C509]" office:value-type="float" office:value="24168911">
            <text:p>24168911</text:p>
          </table:table-cell>
          <table:table-cell table:formula="of:=[$Sheet1.$C532]" office:value-type="float" office:value="22266032">
            <text:p>22266032</text:p>
          </table:table-cell>
          <table:table-cell table:formula="of:=[$Sheet1.$C554]" office:value-type="float" office:value="19898167">
            <text:p>19898167</text:p>
          </table:table-cell>
          <table:table-cell table:formula="of:=[$Sheet1.$C603]" office:value-type="float" office:value="21846882">
            <text:p>21846882</text:p>
          </table:table-cell>
          <table:table-cell table:formula="of:=[$Sheet1.$C605]" office:value-type="float" office:value="25224638">
            <text:p>25224638</text:p>
          </table:table-cell>
        </table:table-row>
        <table:table-row table:style-name="ro1">
          <table:table-cell table:formula="of:=[$Sheet1.$C450]" office:value-type="float" office:value="31748918">
            <text:p>31748918</text:p>
          </table:table-cell>
          <table:table-cell table:formula="of:=[$Sheet1.$C473]" office:value-type="float" office:value="22352132">
            <text:p>22352132</text:p>
          </table:table-cell>
          <table:table-cell table:formula="of:=[$Sheet1.$C506]" office:value-type="float" office:value="25019828">
            <text:p>25019828</text:p>
          </table:table-cell>
          <table:table-cell table:formula="of:=[$Sheet1.$C527]" office:value-type="float" office:value="22351637">
            <text:p>22351637</text:p>
          </table:table-cell>
          <table:table-cell table:formula="of:=[$Sheet1.$C573]" office:value-type="float" office:value="20367902">
            <text:p>20367902</text:p>
          </table:table-cell>
          <table:table-cell table:formula="of:=[$Sheet1.$C600]" office:value-type="float" office:value="23934881">
            <text:p>23934881</text:p>
          </table:table-cell>
          <table:table-cell table:formula="of:=[$Sheet1.$C619]" office:value-type="float" office:value="25710375">
            <text:p>25710375</text:p>
          </table:table-cell>
        </table:table-row>
        <table:table-row table:style-name="ro1">
          <table:table-cell table:formula="of:=[$Sheet1.$C433]" office:value-type="float" office:value="31875292">
            <text:p>31875292</text:p>
          </table:table-cell>
          <table:table-cell table:formula="of:=[$Sheet1.$C484]" office:value-type="float" office:value="22510365">
            <text:p>22510365</text:p>
          </table:table-cell>
          <table:table-cell table:formula="of:=[$Sheet1.$C513]" office:value-type="float" office:value="26953239">
            <text:p>26953239</text:p>
          </table:table-cell>
          <table:table-cell table:formula="of:=[$Sheet1.$C520]" office:value-type="float" office:value="22521824">
            <text:p>22521824</text:p>
          </table:table-cell>
          <table:table-cell table:formula="of:=[$Sheet1.$C560]" office:value-type="float" office:value="20404243">
            <text:p>20404243</text:p>
          </table:table-cell>
          <table:table-cell table:formula="of:=[$Sheet1.$C599]" office:value-type="float" office:value="24571974">
            <text:p>24571974</text:p>
          </table:table-cell>
          <table:table-cell table:formula="of:=[$Sheet1.$C610]" office:value-type="float" office:value="27473024">
            <text:p>27473024</text:p>
          </table:table-cell>
        </table:table-row>
        <table:table-row table:style-name="ro1">
          <table:table-cell table:formula="of:=[$Sheet1.$C440]" office:value-type="float" office:value="36960429">
            <text:p>36960429</text:p>
          </table:table-cell>
          <table:table-cell table:formula="of:=[$Sheet1.$C481]" office:value-type="float" office:value="22583844">
            <text:p>22583844</text:p>
          </table:table-cell>
          <table:table-cell table:formula="of:=[$Sheet1.$C497]" office:value-type="float" office:value="27946758">
            <text:p>27946758</text:p>
          </table:table-cell>
          <table:table-cell table:formula="of:=[$Sheet1.$C528]" office:value-type="float" office:value="22576538">
            <text:p>22576538</text:p>
          </table:table-cell>
          <table:table-cell table:formula="of:=[$Sheet1.$C569]" office:value-type="float" office:value="22275739">
            <text:p>22275739</text:p>
          </table:table-cell>
          <table:table-cell table:formula="of:=[$Sheet1.$C598]" office:value-type="float" office:value="25262128">
            <text:p>25262128</text:p>
          </table:table-cell>
          <table:table-cell table:formula="of:=[$Sheet1.$C613]" office:value-type="float" office:value="27738711">
            <text:p>27738711</text:p>
          </table:table-cell>
        </table:table-row>
        <table:table-row table:style-name="ro1">
          <table:table-cell table:formula="of:=[$Sheet1.$C428]" office:value-type="float" office:value="37104432">
            <text:p>37104432</text:p>
          </table:table-cell>
          <table:table-cell table:formula="of:=[$Sheet1.$C480]" office:value-type="float" office:value="24939513">
            <text:p>24939513</text:p>
          </table:table-cell>
          <table:table-cell table:formula="of:=[$Sheet1.$C511]" office:value-type="float" office:value="28052013">
            <text:p>28052013</text:p>
          </table:table-cell>
          <table:table-cell table:formula="of:=[$Sheet1.$C529]" office:value-type="float" office:value="22876354">
            <text:p>22876354</text:p>
          </table:table-cell>
          <table:table-cell table:formula="of:=[$Sheet1.$C548]" office:value-type="float" office:value="22855582">
            <text:p>22855582</text:p>
          </table:table-cell>
          <table:table-cell table:formula="of:=[$Sheet1.$C586]" office:value-type="float" office:value="25406871">
            <text:p>25406871</text:p>
          </table:table-cell>
          <table:table-cell table:formula="of:=[$Sheet1.$C606]" office:value-type="float" office:value="27810494">
            <text:p>27810494</text:p>
          </table:table-cell>
        </table:table-row>
        <table:table-row table:style-name="ro1">
          <table:table-cell table:formula="of:=[$Sheet1.$C432]" office:value-type="float" office:value="38280079">
            <text:p>38280079</text:p>
          </table:table-cell>
          <table:table-cell table:formula="of:=[$Sheet1.$C476]" office:value-type="float" office:value="25501029">
            <text:p>25501029</text:p>
          </table:table-cell>
          <table:table-cell table:formula="of:=[$Sheet1.$C508]" office:value-type="float" office:value="29022831">
            <text:p>29022831</text:p>
          </table:table-cell>
          <table:table-cell table:formula="of:=[$Sheet1.$C541]" office:value-type="float" office:value="23033383">
            <text:p>23033383</text:p>
          </table:table-cell>
          <table:table-cell table:formula="of:=[$Sheet1.$C552]" office:value-type="float" office:value="23048858">
            <text:p>23048858</text:p>
          </table:table-cell>
          <table:table-cell table:formula="of:=[$Sheet1.$C580]" office:value-type="float" office:value="27897820">
            <text:p>27897820</text:p>
          </table:table-cell>
          <table:table-cell table:formula="of:=[$Sheet1.$C608]" office:value-type="float" office:value="28326026">
            <text:p>28326026</text:p>
          </table:table-cell>
        </table:table-row>
        <table:table-row table:style-name="ro1">
          <table:table-cell table:formula="of:=[$Sheet1.$C443]" office:value-type="float" office:value="38806911">
            <text:p>38806911</text:p>
          </table:table-cell>
          <table:table-cell table:formula="of:=[$Sheet1.$C464]" office:value-type="float" office:value="26128780">
            <text:p>26128780</text:p>
          </table:table-cell>
          <table:table-cell table:formula="of:=[$Sheet1.$C495]" office:value-type="float" office:value="29389432">
            <text:p>29389432</text:p>
          </table:table-cell>
          <table:table-cell table:formula="of:=[$Sheet1.$C535]" office:value-type="float" office:value="23784283">
            <text:p>23784283</text:p>
          </table:table-cell>
          <table:table-cell table:formula="of:=[$Sheet1.$C567]" office:value-type="float" office:value="23362553">
            <text:p>23362553</text:p>
          </table:table-cell>
          <table:table-cell table:formula="of:=[$Sheet1.$C578]" office:value-type="float" office:value="29056290">
            <text:p>29056290</text:p>
          </table:table-cell>
          <table:table-cell table:formula="of:=[$Sheet1.$C618]" office:value-type="float" office:value="28900566">
            <text:p>28900566</text:p>
          </table:table-cell>
        </table:table-row>
        <table:table-row table:style-name="ro1">
          <table:table-cell table:formula="of:=[$Sheet1.$C425]" office:value-type="float" office:value="39708497">
            <text:p>39708497</text:p>
          </table:table-cell>
          <table:table-cell table:formula="of:=[$Sheet1.$C475]" office:value-type="float" office:value="27147169">
            <text:p>27147169</text:p>
          </table:table-cell>
          <table:table-cell table:formula="of:=[$Sheet1.$C502]" office:value-type="float" office:value="29867272">
            <text:p>29867272</text:p>
          </table:table-cell>
          <table:table-cell table:formula="of:=[$Sheet1.$C522]" office:value-type="float" office:value="24476689">
            <text:p>24476689</text:p>
          </table:table-cell>
          <table:table-cell table:formula="of:=[$Sheet1.$C549]" office:value-type="float" office:value="23792686">
            <text:p>23792686</text:p>
          </table:table-cell>
          <table:table-cell table:formula="of:=[$Sheet1.$C583]" office:value-type="float" office:value="29656095">
            <text:p>29656095</text:p>
          </table:table-cell>
          <table:table-cell table:formula="of:=[$Sheet1.$C615]" office:value-type="float" office:value="29307372">
            <text:p>29307372</text:p>
          </table:table-cell>
        </table:table-row>
        <table:table-row table:style-name="ro1">
          <table:table-cell table:formula="of:=[$Sheet1.$C439]" office:value-type="float" office:value="40010418">
            <text:p>40010418</text:p>
          </table:table-cell>
          <table:table-cell table:formula="of:=[$Sheet1.$C471]" office:value-type="float" office:value="27777511">
            <text:p>27777511</text:p>
          </table:table-cell>
          <table:table-cell table:formula="of:=[$Sheet1.$C493]" office:value-type="float" office:value="30693875">
            <text:p>30693875</text:p>
          </table:table-cell>
          <table:table-cell table:formula="of:=[$Sheet1.$C526]" office:value-type="float" office:value="25211957">
            <text:p>25211957</text:p>
          </table:table-cell>
          <table:table-cell table:formula="of:=[$Sheet1.$C547]" office:value-type="float" office:value="24902337">
            <text:p>24902337</text:p>
          </table:table-cell>
          <table:table-cell table:formula="of:=[$Sheet1.$C597]" office:value-type="float" office:value="29732102">
            <text:p>29732102</text:p>
          </table:table-cell>
          <table:table-cell table:formula="of:=[$Sheet1.$C624]" office:value-type="float" office:value="29657132">
            <text:p>29657132</text:p>
          </table:table-cell>
        </table:table-row>
        <table:table-row table:style-name="ro1">
          <table:table-cell table:formula="of:=[$Sheet1.$C436]" office:value-type="float" office:value="43196683">
            <text:p>43196683</text:p>
          </table:table-cell>
          <table:table-cell table:formula="of:=[$Sheet1.$C456]" office:value-type="float" office:value="33309896">
            <text:p>33309896</text:p>
          </table:table-cell>
          <table:table-cell table:formula="of:=[$Sheet1.$C500]" office:value-type="float" office:value="32837689">
            <text:p>32837689</text:p>
          </table:table-cell>
          <table:table-cell table:formula="of:=[$Sheet1.$C515]" office:value-type="float" office:value="25240747">
            <text:p>25240747</text:p>
          </table:table-cell>
          <table:table-cell table:formula="of:=[$Sheet1.$C564]" office:value-type="float" office:value="26578239">
            <text:p>26578239</text:p>
          </table:table-cell>
          <table:table-cell table:formula="of:=[$Sheet1.$C589]" office:value-type="float" office:value="32048225">
            <text:p>32048225</text:p>
          </table:table-cell>
          <table:table-cell table:formula="of:=[$Sheet1.$C625]" office:value-type="float" office:value="31006380">
            <text:p>31006380</text:p>
          </table:table-cell>
        </table:table-row>
        <table:table-row table:style-name="ro1">
          <table:table-cell table:formula="of:=[$Sheet1.$C451]" office:value-type="float" office:value="48629034">
            <text:p>48629034</text:p>
          </table:table-cell>
          <table:table-cell table:formula="of:=[$Sheet1.$C482]" office:value-type="float" office:value="39441339">
            <text:p>39441339</text:p>
          </table:table-cell>
          <table:table-cell table:formula="of:=[$Sheet1.$C486]" office:value-type="float" office:value="43050667">
            <text:p>43050667</text:p>
          </table:table-cell>
          <table:table-cell table:formula="of:=[$Sheet1.$C516]" office:value-type="float" office:value="26521662">
            <text:p>26521662</text:p>
          </table:table-cell>
          <table:table-cell table:formula="of:=[$Sheet1.$C557]" office:value-type="float" office:value="28268942">
            <text:p>28268942</text:p>
          </table:table-cell>
          <table:table-cell table:formula="of:=[$Sheet1.$C575]" office:value-type="float" office:value="32413011">
            <text:p>32413011</text:p>
          </table:table-cell>
          <table:table-cell table:formula="of:=[$Sheet1.$C617]" office:value-type="float" office:value="31816402">
            <text:p>31816402</text:p>
          </table:table-cell>
        </table:table-row>
      </table:table>
      <table:named-expressions/>
      <table:database-ranges>
        <table:database-range table:name="__Anonymous_Sheet_DB__1" table:target-range-address="CondCardMarkSC.G2:CondCardMarkSC.G3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ondCardMarkCC.D2:CondCardMarkCC.D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CondCardMarkSC.A2:CondCardMarkSC.A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1T18:24:53</dc:date>
    <meta:generator>LibreOffice/3.5$MacOSX_x86 LibreOffice_project/7122e39-92ed229-498d286-15e43b4-d70da21</meta:generator>
    <meta:editing-duration>PT8M31S</meta:editing-duration>
    <meta:editing-cycles>3</meta:editing-cycles>
    <meta:document-statistic meta:table-count="4" meta:cell-count="25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49cm" svg:height="14.652cm" xlink:href=".." xlink:type="simple" chart:class="chart:line" chart:style-name="ch1">
        <chart:legend chart:legend-position="end" svg:x="26.329cm" svg:y="5.533cm" style:legend-expansion="high" chart:style-name="ch2"/>
        <chart:plot-area chart:style-name="ch3" table:cell-range-address="CondCardMarkCS.A1:CondCardMarkCS.G31" chart:data-source-has-labels="row" svg:x="1.012cm" svg:y="1.307cm" svg:width="24.193cm" svg:height="12.632cm">
          <chartooo:coordinate-region svg:x="2.831cm" svg:y="1.506cm" svg:width="22.174cm" svg:height="11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dCardMarkCS.A2:CondCardMarkCS.A31" chart:label-cell-address="CondCardMarkCS.A1:CondCardMarkCS.A1" chart:class="chart:line">
            <chart:data-point chart:repeated="30"/>
          </chart:series>
          <chart:series chart:style-name="ch7" chart:values-cell-range-address="CondCardMarkCS.B2:CondCardMarkCS.B31" chart:label-cell-address="CondCardMarkCS.B1:CondCardMarkCS.B1" chart:class="chart:line">
            <chart:data-point chart:repeated="30"/>
          </chart:series>
          <chart:series chart:style-name="ch8" chart:values-cell-range-address="CondCardMarkCS.C2:CondCardMarkCS.C31" chart:label-cell-address="CondCardMarkCS.C1:CondCardMarkCS.C1" chart:class="chart:line">
            <chart:data-point chart:repeated="30"/>
          </chart:series>
          <chart:series chart:style-name="ch9" chart:values-cell-range-address="CondCardMarkCS.D2:CondCardMarkCS.D31" chart:label-cell-address="CondCardMarkCS.D1:CondCardMarkCS.D1" chart:class="chart:line">
            <chart:data-point chart:repeated="30"/>
          </chart:series>
          <chart:series chart:style-name="ch10" chart:values-cell-range-address="CondCardMarkCS.E2:CondCardMarkCS.E31" chart:label-cell-address="CondCardMarkCS.E1:CondCardMarkCS.E1" chart:class="chart:line">
            <chart:data-point chart:repeated="30"/>
          </chart:series>
          <chart:series chart:style-name="ch11" chart:values-cell-range-address="CondCardMarkCS.F2:CondCardMarkCS.F31" chart:label-cell-address="CondCardMarkCS.F1:CondCardMarkCS.F1" chart:class="chart:line">
            <chart:data-point chart:repeated="30"/>
          </chart:series>
          <chart:series chart:style-name="ch12" chart:values-cell-range-address="CondCardMarkCS.G2:CondCardMarkCS.G31" chart:label-cell-address="CondCardMarkCS.G1:CondCardMarkCS.G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ondCardMarkCS.A1:CondCardMarkCS.A1</svg:desc>
                </draw:g>
              </table:table-cell>
              <table:table-cell office:value-type="string">
                <text:p>O2</text:p>
                <draw:g>
                  <svg:desc>CondCardMarkCS.B1:CondCardMarkCS.B1</svg:desc>
                </draw:g>
              </table:table-cell>
              <table:table-cell office:value-type="string">
                <text:p>I1</text:p>
                <draw:g>
                  <svg:desc>CondCardMarkCS.C1:CondCardMarkCS.C1</svg:desc>
                </draw:g>
              </table:table-cell>
              <table:table-cell office:value-type="string">
                <text:p>I2</text:p>
                <draw:g>
                  <svg:desc>CondCardMarkCS.D1:CondCardMarkCS.D1</svg:desc>
                </draw:g>
              </table:table-cell>
              <table:table-cell office:value-type="string">
                <text:p>I3</text:p>
                <draw:g>
                  <svg:desc>CondCardMarkCS.E1:CondCardMarkCS.E1</svg:desc>
                </draw:g>
              </table:table-cell>
              <table:table-cell office:value-type="string">
                <text:p>I4</text:p>
                <draw:g>
                  <svg:desc>CondCardMarkCS.F1:CondCardMarkCS.F1</svg:desc>
                </draw:g>
              </table:table-cell>
              <table:table-cell office:value-type="string">
                <text:p>I5</text:p>
                <draw:g>
                  <svg:desc>CondCardMarkCS.G1:CondCardMarkC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33517">
                <text:p>12133517</text:p>
                <draw:g>
                  <svg:desc>CondCardMarkCS.A2:CondCardMarkCS.A31</svg:desc>
                </draw:g>
              </table:table-cell>
              <table:table-cell office:value-type="float" office:value="14023562">
                <text:p>14023562</text:p>
                <draw:g>
                  <svg:desc>CondCardMarkCS.B2:CondCardMarkCS.B31</svg:desc>
                </draw:g>
              </table:table-cell>
              <table:table-cell office:value-type="float" office:value="10979951">
                <text:p>10979951</text:p>
                <draw:g>
                  <svg:desc>CondCardMarkCS.C2:CondCardMarkCS.C31</svg:desc>
                </draw:g>
              </table:table-cell>
              <table:table-cell office:value-type="float" office:value="10427446">
                <text:p>10427446</text:p>
                <draw:g>
                  <svg:desc>CondCardMarkCS.D2:CondCardMarkCS.D31</svg:desc>
                </draw:g>
              </table:table-cell>
              <table:table-cell office:value-type="float" office:value="12280928">
                <text:p>12280928</text:p>
                <draw:g>
                  <svg:desc>CondCardMarkCS.E2:CondCardMarkCS.E31</svg:desc>
                </draw:g>
              </table:table-cell>
              <table:table-cell office:value-type="float" office:value="12494327">
                <text:p>12494327</text:p>
                <draw:g>
                  <svg:desc>CondCardMarkCS.F2:CondCardMarkCS.F31</svg:desc>
                </draw:g>
              </table:table-cell>
              <table:table-cell office:value-type="float" office:value="16420335">
                <text:p>16420335</text:p>
                <draw:g>
                  <svg:desc>CondCardMarkCS.G2:CondCardMarkCS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79763">
                <text:p>13179763</text:p>
              </table:table-cell>
              <table:table-cell office:value-type="float" office:value="15828190">
                <text:p>15828190</text:p>
              </table:table-cell>
              <table:table-cell office:value-type="float" office:value="11583578">
                <text:p>11583578</text:p>
              </table:table-cell>
              <table:table-cell office:value-type="float" office:value="11962267">
                <text:p>11962267</text:p>
              </table:table-cell>
              <table:table-cell office:value-type="float" office:value="12459310">
                <text:p>12459310</text:p>
              </table:table-cell>
              <table:table-cell office:value-type="float" office:value="12706661">
                <text:p>12706661</text:p>
              </table:table-cell>
              <table:table-cell office:value-type="float" office:value="19430391">
                <text:p>19430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28884">
                <text:p>14828884</text:p>
              </table:table-cell>
              <table:table-cell office:value-type="float" office:value="16462980">
                <text:p>16462980</text:p>
              </table:table-cell>
              <table:table-cell office:value-type="float" office:value="12146897">
                <text:p>12146897</text:p>
              </table:table-cell>
              <table:table-cell office:value-type="float" office:value="12941254">
                <text:p>12941254</text:p>
              </table:table-cell>
              <table:table-cell office:value-type="float" office:value="13292846">
                <text:p>13292846</text:p>
              </table:table-cell>
              <table:table-cell office:value-type="float" office:value="13058359">
                <text:p>13058359</text:p>
              </table:table-cell>
              <table:table-cell office:value-type="float" office:value="19661177">
                <text:p>19661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60486">
                <text:p>14960486</text:p>
              </table:table-cell>
              <table:table-cell office:value-type="float" office:value="16853774">
                <text:p>16853774</text:p>
              </table:table-cell>
              <table:table-cell office:value-type="float" office:value="12447778">
                <text:p>12447778</text:p>
              </table:table-cell>
              <table:table-cell office:value-type="float" office:value="13171494">
                <text:p>13171494</text:p>
              </table:table-cell>
              <table:table-cell office:value-type="float" office:value="13450293">
                <text:p>13450293</text:p>
              </table:table-cell>
              <table:table-cell office:value-type="float" office:value="13480621">
                <text:p>13480621</text:p>
              </table:table-cell>
              <table:table-cell office:value-type="float" office:value="19727812">
                <text:p>19727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69243">
                <text:p>15569243</text:p>
              </table:table-cell>
              <table:table-cell office:value-type="float" office:value="17506471">
                <text:p>17506471</text:p>
              </table:table-cell>
              <table:table-cell office:value-type="float" office:value="12547440">
                <text:p>12547440</text:p>
              </table:table-cell>
              <table:table-cell office:value-type="float" office:value="13559788">
                <text:p>13559788</text:p>
              </table:table-cell>
              <table:table-cell office:value-type="float" office:value="14089200">
                <text:p>14089200</text:p>
              </table:table-cell>
              <table:table-cell office:value-type="float" office:value="13657149">
                <text:p>13657149</text:p>
              </table:table-cell>
              <table:table-cell office:value-type="float" office:value="19752406">
                <text:p>19752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70734">
                <text:p>17170734</text:p>
              </table:table-cell>
              <table:table-cell office:value-type="float" office:value="17748293">
                <text:p>17748293</text:p>
              </table:table-cell>
              <table:table-cell office:value-type="float" office:value="15012858">
                <text:p>15012858</text:p>
              </table:table-cell>
              <table:table-cell office:value-type="float" office:value="14014857">
                <text:p>14014857</text:p>
              </table:table-cell>
              <table:table-cell office:value-type="float" office:value="14523994">
                <text:p>14523994</text:p>
              </table:table-cell>
              <table:table-cell office:value-type="float" office:value="14241718">
                <text:p>14241718</text:p>
              </table:table-cell>
              <table:table-cell office:value-type="float" office:value="21223716">
                <text:p>21223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72629">
                <text:p>17372629</text:p>
              </table:table-cell>
              <table:table-cell office:value-type="float" office:value="17763997">
                <text:p>17763997</text:p>
              </table:table-cell>
              <table:table-cell office:value-type="float" office:value="17958781">
                <text:p>17958781</text:p>
              </table:table-cell>
              <table:table-cell office:value-type="float" office:value="14802798">
                <text:p>14802798</text:p>
              </table:table-cell>
              <table:table-cell office:value-type="float" office:value="14685705">
                <text:p>14685705</text:p>
              </table:table-cell>
              <table:table-cell office:value-type="float" office:value="14873318">
                <text:p>14873318</text:p>
              </table:table-cell>
              <table:table-cell office:value-type="float" office:value="21264590">
                <text:p>212645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64989">
                <text:p>17564989</text:p>
              </table:table-cell>
              <table:table-cell office:value-type="float" office:value="18105974">
                <text:p>18105974</text:p>
              </table:table-cell>
              <table:table-cell office:value-type="float" office:value="21035305">
                <text:p>21035305</text:p>
              </table:table-cell>
              <table:table-cell office:value-type="float" office:value="14904348">
                <text:p>14904348</text:p>
              </table:table-cell>
              <table:table-cell office:value-type="float" office:value="14923990">
                <text:p>14923990</text:p>
              </table:table-cell>
              <table:table-cell office:value-type="float" office:value="15128090">
                <text:p>15128090</text:p>
              </table:table-cell>
              <table:table-cell office:value-type="float" office:value="21546872">
                <text:p>21546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18844">
                <text:p>17818844</text:p>
              </table:table-cell>
              <table:table-cell office:value-type="float" office:value="18106325">
                <text:p>18106325</text:p>
              </table:table-cell>
              <table:table-cell office:value-type="float" office:value="21160177">
                <text:p>21160177</text:p>
              </table:table-cell>
              <table:table-cell office:value-type="float" office:value="16143943">
                <text:p>16143943</text:p>
              </table:table-cell>
              <table:table-cell office:value-type="float" office:value="15972022">
                <text:p>15972022</text:p>
              </table:table-cell>
              <table:table-cell office:value-type="float" office:value="15653241">
                <text:p>15653241</text:p>
              </table:table-cell>
              <table:table-cell office:value-type="float" office:value="22131866">
                <text:p>22131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17543">
                <text:p>18017543</text:p>
              </table:table-cell>
              <table:table-cell office:value-type="float" office:value="18631444">
                <text:p>18631444</text:p>
              </table:table-cell>
              <table:table-cell office:value-type="float" office:value="22393394">
                <text:p>22393394</text:p>
              </table:table-cell>
              <table:table-cell office:value-type="float" office:value="18992680">
                <text:p>18992680</text:p>
              </table:table-cell>
              <table:table-cell office:value-type="float" office:value="16205247">
                <text:p>16205247</text:p>
              </table:table-cell>
              <table:table-cell office:value-type="float" office:value="15895763">
                <text:p>15895763</text:p>
              </table:table-cell>
              <table:table-cell office:value-type="float" office:value="22267259">
                <text:p>22267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16731">
                <text:p>20816731</text:p>
              </table:table-cell>
              <table:table-cell office:value-type="float" office:value="18933979">
                <text:p>18933979</text:p>
              </table:table-cell>
              <table:table-cell office:value-type="float" office:value="22702941">
                <text:p>22702941</text:p>
              </table:table-cell>
              <table:table-cell office:value-type="float" office:value="19177843">
                <text:p>19177843</text:p>
              </table:table-cell>
              <table:table-cell office:value-type="float" office:value="16226524">
                <text:p>16226524</text:p>
              </table:table-cell>
              <table:table-cell office:value-type="float" office:value="15956930">
                <text:p>15956930</text:p>
              </table:table-cell>
              <table:table-cell office:value-type="float" office:value="22294325">
                <text:p>22294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214906">
                <text:p>21214906</text:p>
              </table:table-cell>
              <table:table-cell office:value-type="float" office:value="19009026">
                <text:p>19009026</text:p>
              </table:table-cell>
              <table:table-cell office:value-type="float" office:value="22799726">
                <text:p>22799726</text:p>
              </table:table-cell>
              <table:table-cell office:value-type="float" office:value="19181433">
                <text:p>19181433</text:p>
              </table:table-cell>
              <table:table-cell office:value-type="float" office:value="16472453">
                <text:p>16472453</text:p>
              </table:table-cell>
              <table:table-cell office:value-type="float" office:value="16063596">
                <text:p>16063596</text:p>
              </table:table-cell>
              <table:table-cell office:value-type="float" office:value="22343835">
                <text:p>223438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392103">
                <text:p>24392103</text:p>
              </table:table-cell>
              <table:table-cell office:value-type="float" office:value="19293074">
                <text:p>19293074</text:p>
              </table:table-cell>
              <table:table-cell office:value-type="float" office:value="22800763">
                <text:p>22800763</text:p>
              </table:table-cell>
              <table:table-cell office:value-type="float" office:value="19682218">
                <text:p>19682218</text:p>
              </table:table-cell>
              <table:table-cell office:value-type="float" office:value="16864122">
                <text:p>16864122</text:p>
              </table:table-cell>
              <table:table-cell office:value-type="float" office:value="16539715">
                <text:p>16539715</text:p>
              </table:table-cell>
              <table:table-cell office:value-type="float" office:value="22471168">
                <text:p>22471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79164">
                <text:p>24579164</text:p>
              </table:table-cell>
              <table:table-cell office:value-type="float" office:value="20017291">
                <text:p>20017291</text:p>
              </table:table-cell>
              <table:table-cell office:value-type="float" office:value="23153779">
                <text:p>23153779</text:p>
              </table:table-cell>
              <table:table-cell office:value-type="float" office:value="20192656">
                <text:p>20192656</text:p>
              </table:table-cell>
              <table:table-cell office:value-type="float" office:value="16935667">
                <text:p>16935667</text:p>
              </table:table-cell>
              <table:table-cell office:value-type="float" office:value="16893909">
                <text:p>16893909</text:p>
              </table:table-cell>
              <table:table-cell office:value-type="float" office:value="22881896">
                <text:p>22881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950790">
                <text:p>24950790</text:p>
              </table:table-cell>
              <table:table-cell office:value-type="float" office:value="20328521">
                <text:p>20328521</text:p>
              </table:table-cell>
              <table:table-cell office:value-type="float" office:value="23422686">
                <text:p>23422686</text:p>
              </table:table-cell>
              <table:table-cell office:value-type="float" office:value="20479048">
                <text:p>20479048</text:p>
              </table:table-cell>
              <table:table-cell office:value-type="float" office:value="17154180">
                <text:p>17154180</text:p>
              </table:table-cell>
              <table:table-cell office:value-type="float" office:value="17315907">
                <text:p>17315907</text:p>
              </table:table-cell>
              <table:table-cell office:value-type="float" office:value="23444329">
                <text:p>23444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27588">
                <text:p>25227588</text:p>
              </table:table-cell>
              <table:table-cell office:value-type="float" office:value="20409688">
                <text:p>20409688</text:p>
              </table:table-cell>
              <table:table-cell office:value-type="float" office:value="23465205">
                <text:p>23465205</text:p>
              </table:table-cell>
              <table:table-cell office:value-type="float" office:value="21327838">
                <text:p>21327838</text:p>
              </table:table-cell>
              <table:table-cell office:value-type="float" office:value="17171852">
                <text:p>17171852</text:p>
              </table:table-cell>
              <table:table-cell office:value-type="float" office:value="17759003">
                <text:p>17759003</text:p>
              </table:table-cell>
              <table:table-cell office:value-type="float" office:value="24173714">
                <text:p>24173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436891">
                <text:p>26436891</text:p>
              </table:table-cell>
              <table:table-cell office:value-type="float" office:value="20525668">
                <text:p>20525668</text:p>
              </table:table-cell>
              <table:table-cell office:value-type="float" office:value="23626683">
                <text:p>23626683</text:p>
              </table:table-cell>
              <table:table-cell office:value-type="float" office:value="21342627">
                <text:p>21342627</text:p>
              </table:table-cell>
              <table:table-cell office:value-type="float" office:value="17381190">
                <text:p>17381190</text:p>
              </table:table-cell>
              <table:table-cell office:value-type="float" office:value="19138745">
                <text:p>19138745</text:p>
              </table:table-cell>
              <table:table-cell office:value-type="float" office:value="24436840">
                <text:p>244368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43595">
                <text:p>27043595</text:p>
              </table:table-cell>
              <table:table-cell office:value-type="float" office:value="20624224">
                <text:p>20624224</text:p>
              </table:table-cell>
              <table:table-cell office:value-type="float" office:value="23801905">
                <text:p>23801905</text:p>
              </table:table-cell>
              <table:table-cell office:value-type="float" office:value="21563853">
                <text:p>21563853</text:p>
              </table:table-cell>
              <table:table-cell office:value-type="float" office:value="18366266">
                <text:p>18366266</text:p>
              </table:table-cell>
              <table:table-cell office:value-type="float" office:value="20063722">
                <text:p>20063722</text:p>
              </table:table-cell>
              <table:table-cell office:value-type="float" office:value="24604629">
                <text:p>24604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764567">
                <text:p>29764567</text:p>
              </table:table-cell>
              <table:table-cell office:value-type="float" office:value="21013830">
                <text:p>21013830</text:p>
              </table:table-cell>
              <table:table-cell office:value-type="float" office:value="23888320">
                <text:p>23888320</text:p>
              </table:table-cell>
              <table:table-cell office:value-type="float" office:value="22043587">
                <text:p>22043587</text:p>
              </table:table-cell>
              <table:table-cell office:value-type="float" office:value="18611615">
                <text:p>18611615</text:p>
              </table:table-cell>
              <table:table-cell office:value-type="float" office:value="21157045">
                <text:p>21157045</text:p>
              </table:table-cell>
              <table:table-cell office:value-type="float" office:value="24865279">
                <text:p>24865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82389">
                <text:p>30282389</text:p>
              </table:table-cell>
              <table:table-cell office:value-type="float" office:value="21900689">
                <text:p>21900689</text:p>
              </table:table-cell>
              <table:table-cell office:value-type="float" office:value="24168911">
                <text:p>24168911</text:p>
              </table:table-cell>
              <table:table-cell office:value-type="float" office:value="22266032">
                <text:p>22266032</text:p>
              </table:table-cell>
              <table:table-cell office:value-type="float" office:value="19898167">
                <text:p>19898167</text:p>
              </table:table-cell>
              <table:table-cell office:value-type="float" office:value="21846882">
                <text:p>21846882</text:p>
              </table:table-cell>
              <table:table-cell office:value-type="float" office:value="25224638">
                <text:p>25224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748918">
                <text:p>31748918</text:p>
              </table:table-cell>
              <table:table-cell office:value-type="float" office:value="22352132">
                <text:p>22352132</text:p>
              </table:table-cell>
              <table:table-cell office:value-type="float" office:value="25019828">
                <text:p>25019828</text:p>
              </table:table-cell>
              <table:table-cell office:value-type="float" office:value="22351637">
                <text:p>22351637</text:p>
              </table:table-cell>
              <table:table-cell office:value-type="float" office:value="20367902">
                <text:p>20367902</text:p>
              </table:table-cell>
              <table:table-cell office:value-type="float" office:value="23934881">
                <text:p>23934881</text:p>
              </table:table-cell>
              <table:table-cell office:value-type="float" office:value="25710375">
                <text:p>25710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875292">
                <text:p>31875292</text:p>
              </table:table-cell>
              <table:table-cell office:value-type="float" office:value="22510365">
                <text:p>22510365</text:p>
              </table:table-cell>
              <table:table-cell office:value-type="float" office:value="26953239">
                <text:p>26953239</text:p>
              </table:table-cell>
              <table:table-cell office:value-type="float" office:value="22521824">
                <text:p>22521824</text:p>
              </table:table-cell>
              <table:table-cell office:value-type="float" office:value="20404243">
                <text:p>20404243</text:p>
              </table:table-cell>
              <table:table-cell office:value-type="float" office:value="24571974">
                <text:p>24571974</text:p>
              </table:table-cell>
              <table:table-cell office:value-type="float" office:value="27473024">
                <text:p>274730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60429">
                <text:p>36960429</text:p>
              </table:table-cell>
              <table:table-cell office:value-type="float" office:value="22583844">
                <text:p>22583844</text:p>
              </table:table-cell>
              <table:table-cell office:value-type="float" office:value="27946758">
                <text:p>27946758</text:p>
              </table:table-cell>
              <table:table-cell office:value-type="float" office:value="22576538">
                <text:p>22576538</text:p>
              </table:table-cell>
              <table:table-cell office:value-type="float" office:value="22275739">
                <text:p>22275739</text:p>
              </table:table-cell>
              <table:table-cell office:value-type="float" office:value="25262128">
                <text:p>25262128</text:p>
              </table:table-cell>
              <table:table-cell office:value-type="float" office:value="27738711">
                <text:p>27738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104432">
                <text:p>37104432</text:p>
              </table:table-cell>
              <table:table-cell office:value-type="float" office:value="24939513">
                <text:p>24939513</text:p>
              </table:table-cell>
              <table:table-cell office:value-type="float" office:value="28052013">
                <text:p>28052013</text:p>
              </table:table-cell>
              <table:table-cell office:value-type="float" office:value="22876354">
                <text:p>22876354</text:p>
              </table:table-cell>
              <table:table-cell office:value-type="float" office:value="22855582">
                <text:p>22855582</text:p>
              </table:table-cell>
              <table:table-cell office:value-type="float" office:value="25406871">
                <text:p>25406871</text:p>
              </table:table-cell>
              <table:table-cell office:value-type="float" office:value="27810494">
                <text:p>27810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280079">
                <text:p>38280079</text:p>
              </table:table-cell>
              <table:table-cell office:value-type="float" office:value="25501029">
                <text:p>25501029</text:p>
              </table:table-cell>
              <table:table-cell office:value-type="float" office:value="29022831">
                <text:p>29022831</text:p>
              </table:table-cell>
              <table:table-cell office:value-type="float" office:value="23033383">
                <text:p>23033383</text:p>
              </table:table-cell>
              <table:table-cell office:value-type="float" office:value="23048858">
                <text:p>23048858</text:p>
              </table:table-cell>
              <table:table-cell office:value-type="float" office:value="27897820">
                <text:p>27897820</text:p>
              </table:table-cell>
              <table:table-cell office:value-type="float" office:value="28326026">
                <text:p>28326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806911">
                <text:p>38806911</text:p>
              </table:table-cell>
              <table:table-cell office:value-type="float" office:value="26128780">
                <text:p>26128780</text:p>
              </table:table-cell>
              <table:table-cell office:value-type="float" office:value="29389432">
                <text:p>29389432</text:p>
              </table:table-cell>
              <table:table-cell office:value-type="float" office:value="23784283">
                <text:p>23784283</text:p>
              </table:table-cell>
              <table:table-cell office:value-type="float" office:value="23362553">
                <text:p>23362553</text:p>
              </table:table-cell>
              <table:table-cell office:value-type="float" office:value="29056290">
                <text:p>29056290</text:p>
              </table:table-cell>
              <table:table-cell office:value-type="float" office:value="28900566">
                <text:p>28900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708497">
                <text:p>39708497</text:p>
              </table:table-cell>
              <table:table-cell office:value-type="float" office:value="27147169">
                <text:p>27147169</text:p>
              </table:table-cell>
              <table:table-cell office:value-type="float" office:value="29867272">
                <text:p>29867272</text:p>
              </table:table-cell>
              <table:table-cell office:value-type="float" office:value="24476689">
                <text:p>24476689</text:p>
              </table:table-cell>
              <table:table-cell office:value-type="float" office:value="23792686">
                <text:p>23792686</text:p>
              </table:table-cell>
              <table:table-cell office:value-type="float" office:value="29656095">
                <text:p>29656095</text:p>
              </table:table-cell>
              <table:table-cell office:value-type="float" office:value="29307372">
                <text:p>29307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010418">
                <text:p>40010418</text:p>
              </table:table-cell>
              <table:table-cell office:value-type="float" office:value="27777511">
                <text:p>27777511</text:p>
              </table:table-cell>
              <table:table-cell office:value-type="float" office:value="30693875">
                <text:p>30693875</text:p>
              </table:table-cell>
              <table:table-cell office:value-type="float" office:value="25211957">
                <text:p>25211957</text:p>
              </table:table-cell>
              <table:table-cell office:value-type="float" office:value="24902337">
                <text:p>24902337</text:p>
              </table:table-cell>
              <table:table-cell office:value-type="float" office:value="29732102">
                <text:p>29732102</text:p>
              </table:table-cell>
              <table:table-cell office:value-type="float" office:value="29657132">
                <text:p>29657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196683">
                <text:p>43196683</text:p>
              </table:table-cell>
              <table:table-cell office:value-type="float" office:value="33309896">
                <text:p>33309896</text:p>
              </table:table-cell>
              <table:table-cell office:value-type="float" office:value="32837689">
                <text:p>32837689</text:p>
              </table:table-cell>
              <table:table-cell office:value-type="float" office:value="25240747">
                <text:p>25240747</text:p>
              </table:table-cell>
              <table:table-cell office:value-type="float" office:value="26578239">
                <text:p>26578239</text:p>
              </table:table-cell>
              <table:table-cell office:value-type="float" office:value="32048225">
                <text:p>32048225</text:p>
              </table:table-cell>
              <table:table-cell office:value-type="float" office:value="31006380">
                <text:p>310063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629034">
                <text:p>48629034</text:p>
              </table:table-cell>
              <table:table-cell office:value-type="float" office:value="39441339">
                <text:p>39441339</text:p>
              </table:table-cell>
              <table:table-cell office:value-type="float" office:value="43050667">
                <text:p>43050667</text:p>
              </table:table-cell>
              <table:table-cell office:value-type="float" office:value="26521662">
                <text:p>26521662</text:p>
              </table:table-cell>
              <table:table-cell office:value-type="float" office:value="28268942">
                <text:p>28268942</text:p>
              </table:table-cell>
              <table:table-cell office:value-type="float" office:value="32413011">
                <text:p>32413011</text:p>
              </table:table-cell>
              <table:table-cell office:value-type="float" office:value="31816402">
                <text:p>31816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5000000" chart:maximum="185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36cm" svg:height="7.685cm" xlink:href=".." xlink:type="simple" chart:class="chart:line" chart:style-name="ch1">
        <chart:legend chart:legend-position="end" svg:x="26.316cm" svg:y="2.298cm" style:legend-expansion="high" chart:style-name="ch2"/>
        <chart:plot-area chart:style-name="ch3" table:cell-range-address="CondCardMarkCC.A1:CondCardMarkCC.F31" chart:data-source-has-labels="row" svg:x="1.012cm" svg:y="0.747cm" svg:width="24.18cm" svg:height="6.365cm">
          <chartooo:coordinate-region svg:x="3.029cm" svg:y="0.747cm" svg:width="21.963cm" svg:height="5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dCardMarkCC.A2:CondCardMarkCC.A31" chart:label-cell-address="CondCardMarkCC.A1:CondCardMarkCC.A1" chart:class="chart:line">
            <chart:data-point chart:repeated="30"/>
          </chart:series>
          <chart:series chart:style-name="ch8" chart:values-cell-range-address="CondCardMarkCC.B2:CondCardMarkCC.B31" chart:label-cell-address="CondCardMarkCC.B1:CondCardMarkCC.B1" chart:class="chart:line">
            <chart:data-point chart:repeated="30"/>
          </chart:series>
          <chart:series chart:style-name="ch9" chart:values-cell-range-address="CondCardMarkCC.C2:CondCardMarkCC.C31" chart:label-cell-address="CondCardMarkCC.C1:CondCardMarkCC.C1" chart:class="chart:line">
            <chart:data-point chart:repeated="30"/>
          </chart:series>
          <chart:series chart:style-name="ch10" chart:values-cell-range-address="CondCardMarkCC.D2:CondCardMarkCC.D31" chart:label-cell-address="CondCardMarkCC.D1:CondCardMarkCC.D1" chart:class="chart:line">
            <chart:data-point chart:repeated="30"/>
          </chart:series>
          <chart:series chart:style-name="ch11" chart:values-cell-range-address="CondCardMarkCC.E2:CondCardMarkCC.E31" chart:label-cell-address="CondCardMarkCC.E1:CondCardMarkCC.E1" chart:class="chart:line">
            <chart:data-point chart:repeated="30"/>
          </chart:series>
          <chart:series chart:style-name="ch12" chart:values-cell-range-address="CondCardMarkCC.F2:CondCardMarkCC.F31" chart:label-cell-address="CondCardMarkCC.F1:CondCardMarkCC.F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ondCardMarkCC.A1:CondCardMarkCC.A1</svg:desc>
                </draw:g>
              </table:table-cell>
              <table:table-cell office:value-type="string">
                <text:p>O2</text:p>
                <draw:g>
                  <svg:desc>CondCardMarkCC.B1:CondCardMarkCC.B1</svg:desc>
                </draw:g>
              </table:table-cell>
              <table:table-cell office:value-type="string">
                <text:p>I1</text:p>
                <draw:g>
                  <svg:desc>CondCardMarkCC.C1:CondCardMarkCC.C1</svg:desc>
                </draw:g>
              </table:table-cell>
              <table:table-cell office:value-type="string">
                <text:p>I2</text:p>
                <draw:g>
                  <svg:desc>CondCardMarkCC.D1:CondCardMarkCC.D1</svg:desc>
                </draw:g>
              </table:table-cell>
              <table:table-cell office:value-type="string">
                <text:p>I3</text:p>
                <draw:g>
                  <svg:desc>CondCardMarkCC.E1:CondCardMarkCC.E1</svg:desc>
                </draw:g>
              </table:table-cell>
              <table:table-cell office:value-type="string">
                <text:p>I4</text:p>
                <draw:g>
                  <svg:desc>CondCardMarkCC.F1:CondCardMarkC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642920">
                <text:p>55642920</text:p>
                <draw:g>
                  <svg:desc>CondCardMarkCC.A2:CondCardMarkCC.A31</svg:desc>
                </draw:g>
              </table:table-cell>
              <table:table-cell office:value-type="float" office:value="57789756">
                <text:p>57789756</text:p>
                <draw:g>
                  <svg:desc>CondCardMarkCC.B2:CondCardMarkCC.B31</svg:desc>
                </draw:g>
              </table:table-cell>
              <table:table-cell office:value-type="float" office:value="61791018">
                <text:p>61791018</text:p>
                <draw:g>
                  <svg:desc>CondCardMarkCC.C2:CondCardMarkCC.C31</svg:desc>
                </draw:g>
              </table:table-cell>
              <table:table-cell office:value-type="float" office:value="69038565">
                <text:p>69038565</text:p>
                <draw:g>
                  <svg:desc>CondCardMarkCC.D2:CondCardMarkCC.D31</svg:desc>
                </draw:g>
              </table:table-cell>
              <table:table-cell office:value-type="float" office:value="92254365">
                <text:p>92254365</text:p>
                <draw:g>
                  <svg:desc>CondCardMarkCC.E2:CondCardMarkCC.E31</svg:desc>
                </draw:g>
              </table:table-cell>
              <table:table-cell office:value-type="float" office:value="99641508">
                <text:p>99641508</text:p>
                <draw:g>
                  <svg:desc>CondCardMarkCC.F2:CondCardMarkCC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382255">
                <text:p>60382255</text:p>
              </table:table-cell>
              <table:table-cell office:value-type="float" office:value="58856325">
                <text:p>58856325</text:p>
              </table:table-cell>
              <table:table-cell office:value-type="float" office:value="80961525">
                <text:p>80961525</text:p>
              </table:table-cell>
              <table:table-cell office:value-type="float" office:value="88361524">
                <text:p>88361524</text:p>
              </table:table-cell>
              <table:table-cell office:value-type="float" office:value="92683705">
                <text:p>92683705</text:p>
              </table:table-cell>
              <table:table-cell office:value-type="float" office:value="101903289">
                <text:p>101903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834387">
                <text:p>64834387</text:p>
              </table:table-cell>
              <table:table-cell office:value-type="float" office:value="59285402">
                <text:p>59285402</text:p>
              </table:table-cell>
              <table:table-cell office:value-type="float" office:value="110819434">
                <text:p>110819434</text:p>
              </table:table-cell>
              <table:table-cell office:value-type="float" office:value="93593212">
                <text:p>93593212</text:p>
              </table:table-cell>
              <table:table-cell office:value-type="float" office:value="94639455">
                <text:p>94639455</text:p>
              </table:table-cell>
              <table:table-cell office:value-type="float" office:value="103179696">
                <text:p>103179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664210">
                <text:p>104664210</text:p>
              </table:table-cell>
              <table:table-cell office:value-type="float" office:value="86156685">
                <text:p>86156685</text:p>
              </table:table-cell>
              <table:table-cell office:value-type="float" office:value="112772878">
                <text:p>112772878</text:p>
              </table:table-cell>
              <table:table-cell office:value-type="float" office:value="93959859">
                <text:p>93959859</text:p>
              </table:table-cell>
              <table:table-cell office:value-type="float" office:value="95280505">
                <text:p>95280505</text:p>
              </table:table-cell>
              <table:table-cell office:value-type="float" office:value="103986006">
                <text:p>103986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807217">
                <text:p>107807217</text:p>
              </table:table-cell>
              <table:table-cell office:value-type="float" office:value="118746080">
                <text:p>118746080</text:p>
              </table:table-cell>
              <table:table-cell office:value-type="float" office:value="115373831">
                <text:p>115373831</text:p>
              </table:table-cell>
              <table:table-cell office:value-type="float" office:value="94213294">
                <text:p>94213294</text:p>
              </table:table-cell>
              <table:table-cell office:value-type="float" office:value="95593981">
                <text:p>95593981</text:p>
              </table:table-cell>
              <table:table-cell office:value-type="float" office:value="105417940">
                <text:p>1054179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733574">
                <text:p>108733574</text:p>
              </table:table-cell>
              <table:table-cell office:value-type="float" office:value="124010363">
                <text:p>124010363</text:p>
              </table:table-cell>
              <table:table-cell office:value-type="float" office:value="115732074">
                <text:p>115732074</text:p>
              </table:table-cell>
              <table:table-cell office:value-type="float" office:value="95654569">
                <text:p>95654569</text:p>
              </table:table-cell>
              <table:table-cell office:value-type="float" office:value="96570816">
                <text:p>96570816</text:p>
              </table:table-cell>
              <table:table-cell office:value-type="float" office:value="106067475">
                <text:p>106067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244270">
                <text:p>110244270</text:p>
              </table:table-cell>
              <table:table-cell office:value-type="float" office:value="124261604">
                <text:p>124261604</text:p>
              </table:table-cell>
              <table:table-cell office:value-type="float" office:value="117593960">
                <text:p>117593960</text:p>
              </table:table-cell>
              <table:table-cell office:value-type="float" office:value="96645702">
                <text:p>96645702</text:p>
              </table:table-cell>
              <table:table-cell office:value-type="float" office:value="102248538">
                <text:p>102248538</text:p>
              </table:table-cell>
              <table:table-cell office:value-type="float" office:value="106764082">
                <text:p>106764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670362">
                <text:p>110670362</text:p>
              </table:table-cell>
              <table:table-cell office:value-type="float" office:value="125064416">
                <text:p>125064416</text:p>
              </table:table-cell>
              <table:table-cell office:value-type="float" office:value="117620888">
                <text:p>117620888</text:p>
              </table:table-cell>
              <table:table-cell office:value-type="float" office:value="99127179">
                <text:p>99127179</text:p>
              </table:table-cell>
              <table:table-cell office:value-type="float" office:value="102938333">
                <text:p>102938333</text:p>
              </table:table-cell>
              <table:table-cell office:value-type="float" office:value="106906444">
                <text:p>106906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388691">
                <text:p>117388691</text:p>
              </table:table-cell>
              <table:table-cell office:value-type="float" office:value="125605748">
                <text:p>125605748</text:p>
              </table:table-cell>
              <table:table-cell office:value-type="float" office:value="120744764">
                <text:p>120744764</text:p>
              </table:table-cell>
              <table:table-cell office:value-type="float" office:value="101396547">
                <text:p>101396547</text:p>
              </table:table-cell>
              <table:table-cell office:value-type="float" office:value="103214990">
                <text:p>103214990</text:p>
              </table:table-cell>
              <table:table-cell office:value-type="float" office:value="107583591">
                <text:p>107583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830900">
                <text:p>118830900</text:p>
              </table:table-cell>
              <table:table-cell office:value-type="float" office:value="126866658">
                <text:p>126866658</text:p>
              </table:table-cell>
              <table:table-cell office:value-type="float" office:value="120751685">
                <text:p>120751685</text:p>
              </table:table-cell>
              <table:table-cell office:value-type="float" office:value="104919169">
                <text:p>104919169</text:p>
              </table:table-cell>
              <table:table-cell office:value-type="float" office:value="103586245">
                <text:p>103586245</text:p>
              </table:table-cell>
              <table:table-cell office:value-type="float" office:value="109960855">
                <text:p>109960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446148">
                <text:p>119446148</text:p>
              </table:table-cell>
              <table:table-cell office:value-type="float" office:value="128475002">
                <text:p>128475002</text:p>
              </table:table-cell>
              <table:table-cell office:value-type="float" office:value="120952087">
                <text:p>120952087</text:p>
              </table:table-cell>
              <table:table-cell office:value-type="float" office:value="109418055">
                <text:p>109418055</text:p>
              </table:table-cell>
              <table:table-cell office:value-type="float" office:value="105049413">
                <text:p>105049413</text:p>
              </table:table-cell>
              <table:table-cell office:value-type="float" office:value="110242756">
                <text:p>110242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903133">
                <text:p>120903133</text:p>
              </table:table-cell>
              <table:table-cell office:value-type="float" office:value="129752419">
                <text:p>129752419</text:p>
              </table:table-cell>
              <table:table-cell office:value-type="float" office:value="121745603">
                <text:p>121745603</text:p>
              </table:table-cell>
              <table:table-cell office:value-type="float" office:value="117427385">
                <text:p>117427385</text:p>
              </table:table-cell>
              <table:table-cell office:value-type="float" office:value="105167065">
                <text:p>105167065</text:p>
              </table:table-cell>
              <table:table-cell office:value-type="float" office:value="110273283">
                <text:p>110273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010017">
                <text:p>123010017</text:p>
              </table:table-cell>
              <table:table-cell office:value-type="float" office:value="131143297">
                <text:p>131143297</text:p>
              </table:table-cell>
              <table:table-cell office:value-type="float" office:value="122292719">
                <text:p>122292719</text:p>
              </table:table-cell>
              <table:table-cell office:value-type="float" office:value="123448873">
                <text:p>123448873</text:p>
              </table:table-cell>
              <table:table-cell office:value-type="float" office:value="106100888">
                <text:p>106100888</text:p>
              </table:table-cell>
              <table:table-cell office:value-type="float" office:value="111115481">
                <text:p>111115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150598">
                <text:p>123150598</text:p>
              </table:table-cell>
              <table:table-cell office:value-type="float" office:value="131178418">
                <text:p>131178418</text:p>
              </table:table-cell>
              <table:table-cell office:value-type="float" office:value="122321044">
                <text:p>122321044</text:p>
              </table:table-cell>
              <table:table-cell office:value-type="float" office:value="123879289">
                <text:p>123879289</text:p>
              </table:table-cell>
              <table:table-cell office:value-type="float" office:value="106203248">
                <text:p>106203248</text:p>
              </table:table-cell>
              <table:table-cell office:value-type="float" office:value="111404418">
                <text:p>1114044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417117">
                <text:p>123417117</text:p>
              </table:table-cell>
              <table:table-cell office:value-type="float" office:value="131285697">
                <text:p>131285697</text:p>
              </table:table-cell>
              <table:table-cell office:value-type="float" office:value="122328930">
                <text:p>122328930</text:p>
              </table:table-cell>
              <table:table-cell office:value-type="float" office:value="125436681">
                <text:p>125436681</text:p>
              </table:table-cell>
              <table:table-cell office:value-type="float" office:value="117276936">
                <text:p>117276936</text:p>
              </table:table-cell>
              <table:table-cell office:value-type="float" office:value="112641853">
                <text:p>1126418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672487">
                <text:p>123672487</text:p>
              </table:table-cell>
              <table:table-cell office:value-type="float" office:value="131306975">
                <text:p>131306975</text:p>
              </table:table-cell>
              <table:table-cell office:value-type="float" office:value="122368360">
                <text:p>122368360</text:p>
              </table:table-cell>
              <table:table-cell office:value-type="float" office:value="126090394">
                <text:p>126090394</text:p>
              </table:table-cell>
              <table:table-cell office:value-type="float" office:value="117530831">
                <text:p>117530831</text:p>
              </table:table-cell>
              <table:table-cell office:value-type="float" office:value="118686483">
                <text:p>1186864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260491">
                <text:p>124260491</text:p>
              </table:table-cell>
              <table:table-cell office:value-type="float" office:value="133211710">
                <text:p>133211710</text:p>
              </table:table-cell>
              <table:table-cell office:value-type="float" office:value="123305714">
                <text:p>123305714</text:p>
              </table:table-cell>
              <table:table-cell office:value-type="float" office:value="128530246">
                <text:p>128530246</text:p>
              </table:table-cell>
              <table:table-cell office:value-type="float" office:value="121377325">
                <text:p>121377325</text:p>
              </table:table-cell>
              <table:table-cell office:value-type="float" office:value="137257151">
                <text:p>137257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6776471">
                <text:p>126776471</text:p>
              </table:table-cell>
              <table:table-cell office:value-type="float" office:value="134319900">
                <text:p>134319900</text:p>
              </table:table-cell>
              <table:table-cell office:value-type="float" office:value="123987379">
                <text:p>123987379</text:p>
              </table:table-cell>
              <table:table-cell office:value-type="float" office:value="128553962">
                <text:p>128553962</text:p>
              </table:table-cell>
              <table:table-cell office:value-type="float" office:value="122237698">
                <text:p>122237698</text:p>
              </table:table-cell>
              <table:table-cell office:value-type="float" office:value="138060134">
                <text:p>138060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113124">
                <text:p>127113124</text:p>
              </table:table-cell>
              <table:table-cell office:value-type="float" office:value="135977353">
                <text:p>135977353</text:p>
              </table:table-cell>
              <table:table-cell office:value-type="float" office:value="124137104">
                <text:p>124137104</text:p>
              </table:table-cell>
              <table:table-cell office:value-type="float" office:value="128779511">
                <text:p>128779511</text:p>
              </table:table-cell>
              <table:table-cell office:value-type="float" office:value="122249198">
                <text:p>122249198</text:p>
              </table:table-cell>
              <table:table-cell office:value-type="float" office:value="139226922">
                <text:p>139226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194362">
                <text:p>127194362</text:p>
              </table:table-cell>
              <table:table-cell office:value-type="float" office:value="136072814">
                <text:p>136072814</text:p>
              </table:table-cell>
              <table:table-cell office:value-type="float" office:value="124629517">
                <text:p>124629517</text:p>
              </table:table-cell>
              <table:table-cell office:value-type="float" office:value="128918458">
                <text:p>128918458</text:p>
              </table:table-cell>
              <table:table-cell office:value-type="float" office:value="122772583">
                <text:p>122772583</text:p>
              </table:table-cell>
              <table:table-cell office:value-type="float" office:value="140898962">
                <text:p>140898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540061">
                <text:p>131540061</text:p>
              </table:table-cell>
              <table:table-cell office:value-type="float" office:value="138125739">
                <text:p>138125739</text:p>
              </table:table-cell>
              <table:table-cell office:value-type="float" office:value="124958224">
                <text:p>124958224</text:p>
              </table:table-cell>
              <table:table-cell office:value-type="float" office:value="130988085">
                <text:p>130988085</text:p>
              </table:table-cell>
              <table:table-cell office:value-type="float" office:value="123262170">
                <text:p>123262170</text:p>
              </table:table-cell>
              <table:table-cell office:value-type="float" office:value="141669487">
                <text:p>141669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046775">
                <text:p>137046775</text:p>
              </table:table-cell>
              <table:table-cell office:value-type="float" office:value="138166290">
                <text:p>138166290</text:p>
              </table:table-cell>
              <table:table-cell office:value-type="float" office:value="142284800">
                <text:p>142284800</text:p>
              </table:table-cell>
              <table:table-cell office:value-type="float" office:value="131700945">
                <text:p>131700945</text:p>
              </table:table-cell>
              <table:table-cell office:value-type="float" office:value="123337699">
                <text:p>123337699</text:p>
              </table:table-cell>
              <table:table-cell office:value-type="float" office:value="142725325">
                <text:p>142725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341572">
                <text:p>144341572</text:p>
              </table:table-cell>
              <table:table-cell office:value-type="float" office:value="141552646">
                <text:p>141552646</text:p>
              </table:table-cell>
              <table:table-cell office:value-type="float" office:value="145640970">
                <text:p>145640970</text:p>
              </table:table-cell>
              <table:table-cell office:value-type="float" office:value="134577666">
                <text:p>134577666</text:p>
              </table:table-cell>
              <table:table-cell office:value-type="float" office:value="123478103">
                <text:p>123478103</text:p>
              </table:table-cell>
              <table:table-cell office:value-type="float" office:value="143945724">
                <text:p>1439457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524692">
                <text:p>146524692</text:p>
              </table:table-cell>
              <table:table-cell office:value-type="float" office:value="143680866">
                <text:p>143680866</text:p>
              </table:table-cell>
              <table:table-cell office:value-type="float" office:value="145703668">
                <text:p>145703668</text:p>
              </table:table-cell>
              <table:table-cell office:value-type="float" office:value="136436481">
                <text:p>136436481</text:p>
              </table:table-cell>
              <table:table-cell office:value-type="float" office:value="124275921">
                <text:p>124275921</text:p>
              </table:table-cell>
              <table:table-cell office:value-type="float" office:value="145258832">
                <text:p>145258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501841">
                <text:p>149501841</text:p>
              </table:table-cell>
              <table:table-cell office:value-type="float" office:value="143930254">
                <text:p>143930254</text:p>
              </table:table-cell>
              <table:table-cell office:value-type="float" office:value="174549634">
                <text:p>174549634</text:p>
              </table:table-cell>
              <table:table-cell office:value-type="float" office:value="136988256">
                <text:p>136988256</text:p>
              </table:table-cell>
              <table:table-cell office:value-type="float" office:value="125469716">
                <text:p>125469716</text:p>
              </table:table-cell>
              <table:table-cell office:value-type="float" office:value="145331335">
                <text:p>145331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142118">
                <text:p>150142118</text:p>
              </table:table-cell>
              <table:table-cell office:value-type="float" office:value="157451468">
                <text:p>157451468</text:p>
              </table:table-cell>
              <table:table-cell office:value-type="float" office:value="178669894">
                <text:p>178669894</text:p>
              </table:table-cell>
              <table:table-cell office:value-type="float" office:value="138534296">
                <text:p>138534296</text:p>
              </table:table-cell>
              <table:table-cell office:value-type="float" office:value="125868239">
                <text:p>125868239</text:p>
              </table:table-cell>
              <table:table-cell office:value-type="float" office:value="146118526">
                <text:p>1461185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817291">
                <text:p>150817291</text:p>
              </table:table-cell>
              <table:table-cell office:value-type="float" office:value="157691910">
                <text:p>157691910</text:p>
              </table:table-cell>
              <table:table-cell office:value-type="float" office:value="180477489">
                <text:p>180477489</text:p>
              </table:table-cell>
              <table:table-cell office:value-type="float" office:value="147349619">
                <text:p>147349619</text:p>
              </table:table-cell>
              <table:table-cell office:value-type="float" office:value="126031255">
                <text:p>126031255</text:p>
              </table:table-cell>
              <table:table-cell office:value-type="float" office:value="146876307">
                <text:p>146876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201472">
                <text:p>152201472</text:p>
              </table:table-cell>
              <table:table-cell office:value-type="float" office:value="158164048">
                <text:p>158164048</text:p>
              </table:table-cell>
              <table:table-cell office:value-type="float" office:value="181975728">
                <text:p>181975728</text:p>
              </table:table-cell>
              <table:table-cell office:value-type="float" office:value="147907047">
                <text:p>147907047</text:p>
              </table:table-cell>
              <table:table-cell office:value-type="float" office:value="126976961">
                <text:p>126976961</text:p>
              </table:table-cell>
              <table:table-cell office:value-type="float" office:value="147460154">
                <text:p>147460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645148">
                <text:p>152645148</text:p>
              </table:table-cell>
              <table:table-cell office:value-type="float" office:value="158375969">
                <text:p>158375969</text:p>
              </table:table-cell>
              <table:table-cell office:value-type="float" office:value="182474565">
                <text:p>182474565</text:p>
              </table:table-cell>
              <table:table-cell office:value-type="float" office:value="150480472">
                <text:p>150480472</text:p>
              </table:table-cell>
              <table:table-cell office:value-type="float" office:value="127052443">
                <text:p>127052443</text:p>
              </table:table-cell>
              <table:table-cell office:value-type="float" office:value="149902487">
                <text:p>1499024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3766403">
                <text:p>153766403</text:p>
              </table:table-cell>
              <table:table-cell office:value-type="float" office:value="160678764">
                <text:p>160678764</text:p>
              </table:table-cell>
              <table:table-cell office:value-type="float" office:value="182624784">
                <text:p>182624784</text:p>
              </table:table-cell>
              <table:table-cell office:value-type="float" office:value="158308513">
                <text:p>158308513</text:p>
              </table:table-cell>
              <table:table-cell office:value-type="float" office:value="129149478">
                <text:p>129149478</text:p>
              </table:table-cell>
              <table:table-cell office:value-type="float" office:value="151680378">
                <text:p>1516803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000" chart:maximum="12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49cm" svg:height="7.773cm" xlink:href=".." xlink:type="simple" chart:class="chart:line" chart:style-name="ch1">
        <chart:legend chart:legend-position="end" svg:x="26.329cm" svg:y="2.342cm" style:legend-expansion="high" chart:style-name="ch2"/>
        <chart:plot-area chart:style-name="ch3" table:cell-range-address="CondCardMarkSC.A1:CondCardMarkSC.F31" chart:data-source-has-labels="row" svg:x="1.012cm" svg:y="0.755cm" svg:width="24.193cm" svg:height="6.443cm">
          <chartooo:coordinate-region svg:x="3.029cm" svg:y="0.954cm" svg:width="21.976cm" svg:height="5.5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dCardMarkSC.A2:CondCardMarkSC.A31" chart:label-cell-address="CondCardMarkSC.A1:CondCardMarkSC.A1" chart:class="chart:line">
            <chart:data-point chart:repeated="30"/>
          </chart:series>
          <chart:series chart:style-name="ch8" chart:values-cell-range-address="CondCardMarkSC.B2:CondCardMarkSC.B31" chart:label-cell-address="CondCardMarkSC.B1:CondCardMarkSC.B1" chart:class="chart:line">
            <chart:data-point chart:repeated="30"/>
          </chart:series>
          <chart:series chart:style-name="ch9" chart:values-cell-range-address="CondCardMarkSC.C2:CondCardMarkSC.C31" chart:label-cell-address="CondCardMarkSC.C1:CondCardMarkSC.C1" chart:class="chart:line">
            <chart:data-point chart:repeated="30"/>
          </chart:series>
          <chart:series chart:style-name="ch10" chart:values-cell-range-address="CondCardMarkSC.D2:CondCardMarkSC.D31" chart:label-cell-address="CondCardMarkSC.D1:CondCardMarkSC.D1" chart:class="chart:line">
            <chart:data-point chart:repeated="30"/>
          </chart:series>
          <chart:series chart:style-name="ch11" chart:values-cell-range-address="CondCardMarkSC.E2:CondCardMarkSC.E31" chart:label-cell-address="CondCardMarkSC.E1:CondCardMarkSC.E1" chart:class="chart:line">
            <chart:data-point chart:repeated="30"/>
          </chart:series>
          <chart:series chart:style-name="ch12" chart:values-cell-range-address="CondCardMarkSC.F2:CondCardMarkSC.F31" chart:label-cell-address="CondCardMarkSC.F1:CondCardMarkSC.F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CondCardMarkSC.A1:CondCardMarkSC.A1</svg:desc>
                </draw:g>
              </table:table-cell>
              <table:table-cell office:value-type="string">
                <text:p>O2</text:p>
                <draw:g>
                  <svg:desc>CondCardMarkSC.B1:CondCardMarkSC.B1</svg:desc>
                </draw:g>
              </table:table-cell>
              <table:table-cell office:value-type="string">
                <text:p>I1</text:p>
                <draw:g>
                  <svg:desc>CondCardMarkSC.C1:CondCardMarkSC.C1</svg:desc>
                </draw:g>
              </table:table-cell>
              <table:table-cell office:value-type="string">
                <text:p>I2</text:p>
                <draw:g>
                  <svg:desc>CondCardMarkSC.D1:CondCardMarkSC.D1</svg:desc>
                </draw:g>
              </table:table-cell>
              <table:table-cell office:value-type="string">
                <text:p>I3</text:p>
                <draw:g>
                  <svg:desc>CondCardMarkSC.E1:CondCardMarkSC.E1</svg:desc>
                </draw:g>
              </table:table-cell>
              <table:table-cell office:value-type="string">
                <text:p>I4</text:p>
                <draw:g>
                  <svg:desc>CondCardMarkSC.F1:CondCardMarkS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777211">
                <text:p>97777211</text:p>
                <draw:g>
                  <svg:desc>CondCardMarkSC.A2:CondCardMarkSC.A31</svg:desc>
                </draw:g>
              </table:table-cell>
              <table:table-cell office:value-type="float" office:value="87363969">
                <text:p>87363969</text:p>
                <draw:g>
                  <svg:desc>CondCardMarkSC.B2:CondCardMarkSC.B31</svg:desc>
                </draw:g>
              </table:table-cell>
              <table:table-cell office:value-type="float" office:value="106038303">
                <text:p>106038303</text:p>
                <draw:g>
                  <svg:desc>CondCardMarkSC.C2:CondCardMarkSC.C31</svg:desc>
                </draw:g>
              </table:table-cell>
              <table:table-cell office:value-type="float" office:value="89930561">
                <text:p>89930561</text:p>
                <draw:g>
                  <svg:desc>CondCardMarkSC.D2:CondCardMarkSC.D31</svg:desc>
                </draw:g>
              </table:table-cell>
              <table:table-cell office:value-type="float" office:value="97420384">
                <text:p>97420384</text:p>
                <draw:g>
                  <svg:desc>CondCardMarkSC.E2:CondCardMarkSC.E31</svg:desc>
                </draw:g>
              </table:table-cell>
              <table:table-cell office:value-type="float" office:value="103562736">
                <text:p>103562736</text:p>
                <draw:g>
                  <svg:desc>CondCardMarkSC.F2:CondCardMarkSC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878750">
                <text:p>99878750</text:p>
              </table:table-cell>
              <table:table-cell office:value-type="float" office:value="87659350">
                <text:p>87659350</text:p>
              </table:table-cell>
              <table:table-cell office:value-type="float" office:value="106391429">
                <text:p>106391429</text:p>
              </table:table-cell>
              <table:table-cell office:value-type="float" office:value="90461921">
                <text:p>90461921</text:p>
              </table:table-cell>
              <table:table-cell office:value-type="float" office:value="97485647">
                <text:p>97485647</text:p>
              </table:table-cell>
              <table:table-cell office:value-type="float" office:value="103650822">
                <text:p>103650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440152">
                <text:p>100440152</text:p>
              </table:table-cell>
              <table:table-cell office:value-type="float" office:value="88984907">
                <text:p>88984907</text:p>
              </table:table-cell>
              <table:table-cell office:value-type="float" office:value="107497692">
                <text:p>107497692</text:p>
              </table:table-cell>
              <table:table-cell office:value-type="float" office:value="90472922">
                <text:p>90472922</text:p>
              </table:table-cell>
              <table:table-cell office:value-type="float" office:value="97584709">
                <text:p>97584709</text:p>
              </table:table-cell>
              <table:table-cell office:value-type="float" office:value="103758630">
                <text:p>1037586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010060">
                <text:p>102010060</text:p>
              </table:table-cell>
              <table:table-cell office:value-type="float" office:value="89056869">
                <text:p>89056869</text:p>
              </table:table-cell>
              <table:table-cell office:value-type="float" office:value="107550574">
                <text:p>107550574</text:p>
              </table:table-cell>
              <table:table-cell office:value-type="float" office:value="90787417">
                <text:p>90787417</text:p>
              </table:table-cell>
              <table:table-cell office:value-type="float" office:value="97595748">
                <text:p>97595748</text:p>
              </table:table-cell>
              <table:table-cell office:value-type="float" office:value="103794589">
                <text:p>103794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129295">
                <text:p>102129295</text:p>
              </table:table-cell>
              <table:table-cell office:value-type="float" office:value="89130697">
                <text:p>89130697</text:p>
              </table:table-cell>
              <table:table-cell office:value-type="float" office:value="110957867">
                <text:p>110957867</text:p>
              </table:table-cell>
              <table:table-cell office:value-type="float" office:value="91013738">
                <text:p>91013738</text:p>
              </table:table-cell>
              <table:table-cell office:value-type="float" office:value="97597666">
                <text:p>97597666</text:p>
              </table:table-cell>
              <table:table-cell office:value-type="float" office:value="103911242">
                <text:p>103911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134775">
                <text:p>102134775</text:p>
              </table:table-cell>
              <table:table-cell office:value-type="float" office:value="89165659">
                <text:p>89165659</text:p>
              </table:table-cell>
              <table:table-cell office:value-type="float" office:value="111113850">
                <text:p>111113850</text:p>
              </table:table-cell>
              <table:table-cell office:value-type="float" office:value="91014973">
                <text:p>91014973</text:p>
              </table:table-cell>
              <table:table-cell office:value-type="float" office:value="97768131">
                <text:p>97768131</text:p>
              </table:table-cell>
              <table:table-cell office:value-type="float" office:value="103933171">
                <text:p>103933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203995">
                <text:p>102203995</text:p>
              </table:table-cell>
              <table:table-cell office:value-type="float" office:value="89202652">
                <text:p>89202652</text:p>
              </table:table-cell>
              <table:table-cell office:value-type="float" office:value="111314754">
                <text:p>111314754</text:p>
              </table:table-cell>
              <table:table-cell office:value-type="float" office:value="91016014">
                <text:p>91016014</text:p>
              </table:table-cell>
              <table:table-cell office:value-type="float" office:value="97782571">
                <text:p>97782571</text:p>
              </table:table-cell>
              <table:table-cell office:value-type="float" office:value="103936354">
                <text:p>103936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253598">
                <text:p>102253598</text:p>
              </table:table-cell>
              <table:table-cell office:value-type="float" office:value="89213814">
                <text:p>89213814</text:p>
              </table:table-cell>
              <table:table-cell office:value-type="float" office:value="111323651">
                <text:p>111323651</text:p>
              </table:table-cell>
              <table:table-cell office:value-type="float" office:value="91038397">
                <text:p>91038397</text:p>
              </table:table-cell>
              <table:table-cell office:value-type="float" office:value="97822952">
                <text:p>97822952</text:p>
              </table:table-cell>
              <table:table-cell office:value-type="float" office:value="103963767">
                <text:p>103963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00183">
                <text:p>102400183</text:p>
              </table:table-cell>
              <table:table-cell office:value-type="float" office:value="89220902">
                <text:p>89220902</text:p>
              </table:table-cell>
              <table:table-cell office:value-type="float" office:value="111343984">
                <text:p>111343984</text:p>
              </table:table-cell>
              <table:table-cell office:value-type="float" office:value="91046789">
                <text:p>91046789</text:p>
              </table:table-cell>
              <table:table-cell office:value-type="float" office:value="97824340">
                <text:p>97824340</text:p>
              </table:table-cell>
              <table:table-cell office:value-type="float" office:value="104003971">
                <text:p>104003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46459">
                <text:p>102446459</text:p>
              </table:table-cell>
              <table:table-cell office:value-type="float" office:value="89289383">
                <text:p>89289383</text:p>
              </table:table-cell>
              <table:table-cell office:value-type="float" office:value="111363174">
                <text:p>111363174</text:p>
              </table:table-cell>
              <table:table-cell office:value-type="float" office:value="91056587">
                <text:p>91056587</text:p>
              </table:table-cell>
              <table:table-cell office:value-type="float" office:value="97873627">
                <text:p>97873627</text:p>
              </table:table-cell>
              <table:table-cell office:value-type="float" office:value="104289554">
                <text:p>104289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48736">
                <text:p>102448736</text:p>
              </table:table-cell>
              <table:table-cell office:value-type="float" office:value="89298053">
                <text:p>89298053</text:p>
              </table:table-cell>
              <table:table-cell office:value-type="float" office:value="111370045">
                <text:p>111370045</text:p>
              </table:table-cell>
              <table:table-cell office:value-type="float" office:value="91057160">
                <text:p>91057160</text:p>
              </table:table-cell>
              <table:table-cell office:value-type="float" office:value="97892522">
                <text:p>97892522</text:p>
              </table:table-cell>
              <table:table-cell office:value-type="float" office:value="104335260">
                <text:p>1043352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52876">
                <text:p>102452876</text:p>
              </table:table-cell>
              <table:table-cell office:value-type="float" office:value="89310369">
                <text:p>89310369</text:p>
              </table:table-cell>
              <table:table-cell office:value-type="float" office:value="111382370">
                <text:p>111382370</text:p>
              </table:table-cell>
              <table:table-cell office:value-type="float" office:value="91093191">
                <text:p>91093191</text:p>
              </table:table-cell>
              <table:table-cell office:value-type="float" office:value="97917452">
                <text:p>97917452</text:p>
              </table:table-cell>
              <table:table-cell office:value-type="float" office:value="104448762">
                <text:p>104448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72848">
                <text:p>102472848</text:p>
              </table:table-cell>
              <table:table-cell office:value-type="float" office:value="89338665">
                <text:p>89338665</text:p>
              </table:table-cell>
              <table:table-cell office:value-type="float" office:value="111383663">
                <text:p>111383663</text:p>
              </table:table-cell>
              <table:table-cell office:value-type="float" office:value="91110301">
                <text:p>91110301</text:p>
              </table:table-cell>
              <table:table-cell office:value-type="float" office:value="97970516">
                <text:p>97970516</text:p>
              </table:table-cell>
              <table:table-cell office:value-type="float" office:value="105426287">
                <text:p>105426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83118">
                <text:p>102483118</text:p>
              </table:table-cell>
              <table:table-cell office:value-type="float" office:value="89357420">
                <text:p>89357420</text:p>
              </table:table-cell>
              <table:table-cell office:value-type="float" office:value="111397823">
                <text:p>111397823</text:p>
              </table:table-cell>
              <table:table-cell office:value-type="float" office:value="91478433">
                <text:p>91478433</text:p>
              </table:table-cell>
              <table:table-cell office:value-type="float" office:value="98007261">
                <text:p>98007261</text:p>
              </table:table-cell>
              <table:table-cell office:value-type="float" office:value="105575592">
                <text:p>105575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503382">
                <text:p>102503382</text:p>
              </table:table-cell>
              <table:table-cell office:value-type="float" office:value="89484242">
                <text:p>89484242</text:p>
              </table:table-cell>
              <table:table-cell office:value-type="float" office:value="111398213">
                <text:p>111398213</text:p>
              </table:table-cell>
              <table:table-cell office:value-type="float" office:value="91487102">
                <text:p>91487102</text:p>
              </table:table-cell>
              <table:table-cell office:value-type="float" office:value="98015059">
                <text:p>98015059</text:p>
              </table:table-cell>
              <table:table-cell office:value-type="float" office:value="105674873">
                <text:p>105674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542792">
                <text:p>102542792</text:p>
              </table:table-cell>
              <table:table-cell office:value-type="float" office:value="89548168">
                <text:p>89548168</text:p>
              </table:table-cell>
              <table:table-cell office:value-type="float" office:value="113208075">
                <text:p>113208075</text:p>
              </table:table-cell>
              <table:table-cell office:value-type="float" office:value="91524951">
                <text:p>91524951</text:p>
              </table:table-cell>
              <table:table-cell office:value-type="float" office:value="98017750">
                <text:p>98017750</text:p>
              </table:table-cell>
              <table:table-cell office:value-type="float" office:value="105831632">
                <text:p>105831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575959">
                <text:p>102575959</text:p>
              </table:table-cell>
              <table:table-cell office:value-type="float" office:value="89605139">
                <text:p>89605139</text:p>
              </table:table-cell>
              <table:table-cell office:value-type="float" office:value="113246500">
                <text:p>113246500</text:p>
              </table:table-cell>
              <table:table-cell office:value-type="float" office:value="91527581">
                <text:p>91527581</text:p>
              </table:table-cell>
              <table:table-cell office:value-type="float" office:value="98180784">
                <text:p>98180784</text:p>
              </table:table-cell>
              <table:table-cell office:value-type="float" office:value="105886074">
                <text:p>105886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650904">
                <text:p>102650904</text:p>
              </table:table-cell>
              <table:table-cell office:value-type="float" office:value="89638869">
                <text:p>89638869</text:p>
              </table:table-cell>
              <table:table-cell office:value-type="float" office:value="113276791">
                <text:p>113276791</text:p>
              </table:table-cell>
              <table:table-cell office:value-type="float" office:value="91543356">
                <text:p>91543356</text:p>
              </table:table-cell>
              <table:table-cell office:value-type="float" office:value="98187874">
                <text:p>98187874</text:p>
              </table:table-cell>
              <table:table-cell office:value-type="float" office:value="105904679">
                <text:p>105904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666721">
                <text:p>102666721</text:p>
              </table:table-cell>
              <table:table-cell office:value-type="float" office:value="89774403">
                <text:p>89774403</text:p>
              </table:table-cell>
              <table:table-cell office:value-type="float" office:value="113306487">
                <text:p>113306487</text:p>
              </table:table-cell>
              <table:table-cell office:value-type="float" office:value="91547920">
                <text:p>91547920</text:p>
              </table:table-cell>
              <table:table-cell office:value-type="float" office:value="98205350">
                <text:p>98205350</text:p>
              </table:table-cell>
              <table:table-cell office:value-type="float" office:value="106061059">
                <text:p>106061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707907">
                <text:p>102707907</text:p>
              </table:table-cell>
              <table:table-cell office:value-type="float" office:value="89789892">
                <text:p>89789892</text:p>
              </table:table-cell>
              <table:table-cell office:value-type="float" office:value="113322911">
                <text:p>113322911</text:p>
              </table:table-cell>
              <table:table-cell office:value-type="float" office:value="91566958">
                <text:p>91566958</text:p>
              </table:table-cell>
              <table:table-cell office:value-type="float" office:value="98206058">
                <text:p>98206058</text:p>
              </table:table-cell>
              <table:table-cell office:value-type="float" office:value="106084682">
                <text:p>106084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723756">
                <text:p>102723756</text:p>
              </table:table-cell>
              <table:table-cell office:value-type="float" office:value="89817518">
                <text:p>89817518</text:p>
              </table:table-cell>
              <table:table-cell office:value-type="float" office:value="113725106">
                <text:p>113725106</text:p>
              </table:table-cell>
              <table:table-cell office:value-type="float" office:value="91622560">
                <text:p>91622560</text:p>
              </table:table-cell>
              <table:table-cell office:value-type="float" office:value="98329929">
                <text:p>98329929</text:p>
              </table:table-cell>
              <table:table-cell office:value-type="float" office:value="106110218">
                <text:p>106110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813148">
                <text:p>102813148</text:p>
              </table:table-cell>
              <table:table-cell office:value-type="float" office:value="89826383">
                <text:p>89826383</text:p>
              </table:table-cell>
              <table:table-cell office:value-type="float" office:value="113873409">
                <text:p>113873409</text:p>
              </table:table-cell>
              <table:table-cell office:value-type="float" office:value="91642999">
                <text:p>91642999</text:p>
              </table:table-cell>
              <table:table-cell office:value-type="float" office:value="98384187">
                <text:p>98384187</text:p>
              </table:table-cell>
              <table:table-cell office:value-type="float" office:value="106436023">
                <text:p>106436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031420">
                <text:p>103031420</text:p>
              </table:table-cell>
              <table:table-cell office:value-type="float" office:value="89855182">
                <text:p>89855182</text:p>
              </table:table-cell>
              <table:table-cell office:value-type="float" office:value="113924583">
                <text:p>113924583</text:p>
              </table:table-cell>
              <table:table-cell office:value-type="float" office:value="91657313">
                <text:p>91657313</text:p>
              </table:table-cell>
              <table:table-cell office:value-type="float" office:value="98464067">
                <text:p>98464067</text:p>
              </table:table-cell>
              <table:table-cell office:value-type="float" office:value="106499029">
                <text:p>106499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173775">
                <text:p>103173775</text:p>
              </table:table-cell>
              <table:table-cell office:value-type="float" office:value="90111464">
                <text:p>90111464</text:p>
              </table:table-cell>
              <table:table-cell office:value-type="float" office:value="113929660">
                <text:p>113929660</text:p>
              </table:table-cell>
              <table:table-cell office:value-type="float" office:value="92302119">
                <text:p>92302119</text:p>
              </table:table-cell>
              <table:table-cell office:value-type="float" office:value="98707062">
                <text:p>98707062</text:p>
              </table:table-cell>
              <table:table-cell office:value-type="float" office:value="106501320">
                <text:p>1065013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385223">
                <text:p>103385223</text:p>
              </table:table-cell>
              <table:table-cell office:value-type="float" office:value="90447238">
                <text:p>90447238</text:p>
              </table:table-cell>
              <table:table-cell office:value-type="float" office:value="113935060">
                <text:p>113935060</text:p>
              </table:table-cell>
              <table:table-cell office:value-type="float" office:value="92746701">
                <text:p>92746701</text:p>
              </table:table-cell>
              <table:table-cell office:value-type="float" office:value="99599450">
                <text:p>99599450</text:p>
              </table:table-cell>
              <table:table-cell office:value-type="float" office:value="106503451">
                <text:p>106503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411886">
                <text:p>103411886</text:p>
              </table:table-cell>
              <table:table-cell office:value-type="float" office:value="90458364">
                <text:p>90458364</text:p>
              </table:table-cell>
              <table:table-cell office:value-type="float" office:value="113943685">
                <text:p>113943685</text:p>
              </table:table-cell>
              <table:table-cell office:value-type="float" office:value="92788456">
                <text:p>92788456</text:p>
              </table:table-cell>
              <table:table-cell office:value-type="float" office:value="99938440">
                <text:p>99938440</text:p>
              </table:table-cell>
              <table:table-cell office:value-type="float" office:value="106517376">
                <text:p>106517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433717">
                <text:p>103433717</text:p>
              </table:table-cell>
              <table:table-cell office:value-type="float" office:value="90491403">
                <text:p>90491403</text:p>
              </table:table-cell>
              <table:table-cell office:value-type="float" office:value="114436215">
                <text:p>114436215</text:p>
              </table:table-cell>
              <table:table-cell office:value-type="float" office:value="92811267">
                <text:p>92811267</text:p>
              </table:table-cell>
              <table:table-cell office:value-type="float" office:value="100052025">
                <text:p>100052025</text:p>
              </table:table-cell>
              <table:table-cell office:value-type="float" office:value="106544764">
                <text:p>1065447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568040">
                <text:p>103568040</text:p>
              </table:table-cell>
              <table:table-cell office:value-type="float" office:value="90503216">
                <text:p>90503216</text:p>
              </table:table-cell>
              <table:table-cell office:value-type="float" office:value="114570286">
                <text:p>114570286</text:p>
              </table:table-cell>
              <table:table-cell office:value-type="float" office:value="92993798">
                <text:p>92993798</text:p>
              </table:table-cell>
              <table:table-cell office:value-type="float" office:value="100140904">
                <text:p>100140904</text:p>
              </table:table-cell>
              <table:table-cell office:value-type="float" office:value="106580175">
                <text:p>106580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586055">
                <text:p>103586055</text:p>
              </table:table-cell>
              <table:table-cell office:value-type="float" office:value="90573325">
                <text:p>90573325</text:p>
              </table:table-cell>
              <table:table-cell office:value-type="float" office:value="114679215">
                <text:p>114679215</text:p>
              </table:table-cell>
              <table:table-cell office:value-type="float" office:value="93146433">
                <text:p>93146433</text:p>
              </table:table-cell>
              <table:table-cell office:value-type="float" office:value="100192998">
                <text:p>100192998</text:p>
              </table:table-cell>
              <table:table-cell office:value-type="float" office:value="106691378">
                <text:p>106691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6339455">
                <text:p>106339455</text:p>
              </table:table-cell>
              <table:table-cell office:value-type="float" office:value="90596187">
                <text:p>90596187</text:p>
              </table:table-cell>
              <table:table-cell office:value-type="float" office:value="115047229">
                <text:p>115047229</text:p>
              </table:table-cell>
              <table:table-cell office:value-type="float" office:value="93885074">
                <text:p>93885074</text:p>
              </table:table-cell>
              <table:table-cell office:value-type="float" office:value="105325840">
                <text:p>105325840</text:p>
              </table:table-cell>
              <table:table-cell office:value-type="float" office:value="106994407">
                <text:p>106994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